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0.587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4.78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3.724cm"/>
    </style:style>
    <style:style style:name="co11" style:family="table-column">
      <style:table-column-properties fo:break-before="auto" style:column-width="1.24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988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5.456cm"/>
    </style:style>
    <style:style style:name="co16" style:family="table-column">
      <style:table-column-properties fo:break-before="auto" style:column-width="3.309cm"/>
    </style:style>
    <style:style style:name="co17" style:family="table-column">
      <style:table-column-properties fo:break-before="auto" style:column-width="3.235cm"/>
    </style:style>
    <style:style style:name="co18" style:family="table-column">
      <style:table-column-properties fo:break-before="auto" style:column-width="2.865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962cm"/>
    </style:style>
    <style:style style:name="co21" style:family="table-column">
      <style:table-column-properties fo:break-before="auto" style:column-width="2.672cm"/>
    </style:style>
    <style:style style:name="co22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38"/>
    </style:style>
    <style:style style:name="ce39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74pt solid #000000" fo:background-color="#ffff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 style:data-style-name="N127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29"/>
    <style:style style:name="ce27" style:family="table-cell" style:parent-style-name="Default" style:data-style-name="N125">
      <style:table-cell-properties fo:background-color="#ffffd7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25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74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 style:data-style-name="N2">
      <style:table-cell-properties fo:background-color="#ffd8ce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76" style:family="table-cell" style:parent-style-name="Default" style:data-style-name="N11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77" style:family="table-cell" style:parent-style-name="Default"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9" style:family="table-cell" style:parent-style-name="Default" style:data-style-name="N4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1" style:family="table-cell" style:parent-style-name="Default" style:data-style-name="N4"/>
    <style:style style:name="ce82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0.06pt solid #000000" fo:background-color="#e6e905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99" style:family="table-cell" style:parent-style-name="Default">
      <style:table-cell-properties fo:border-bottom="0.06pt solid #000000" fo:background-color="#ffff00" style:text-align-source="fix" style:repeat-content="false" fo:border-left="0.74pt solid #000000" fo:border-right="0.06pt solid #000000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10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103" style:family="table-cell" style:parent-style-name="Default" style:data-style-name="N4">
      <style:table-cell-properties fo:border-bottom="0.74pt soli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size="14pt" style:font-size-asian="14pt" style:font-size-complex="14pt"/>
    </style:style>
    <style:style style:name="ce125" style:family="table-cell" style:parent-style-name="Default">
      <style:table-cell-properties fo:border="none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28" style:family="table-cell" style:parent-style-name="Default" style:data-style-name="N124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29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31" style:family="table-cell" style:parent-style-name="Default" style:data-style-name="N2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14pt" style:font-size-asian="14pt" style:font-size-complex="14pt"/>
    </style:style>
    <style:style style:name="ce1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ribuição de frequências" table:style-name="ta1">
        <table:shapes>
          <draw:frame draw:z-index="0" draw:style-name="gr1" draw:text-style-name="P1" svg:width="23.004cm" svg:height="14.821cm" svg:x="45.641cm" svg:y="0.512cm">
            <draw:object draw:notify-on-update-of-ranges="'Distribuição de frequências'.P12:'Distribuição de frequências'.P25 'Distribuição de frequências'.Q10:'Distribuição de frequências'.Q10 'Distribuição de frequências'.Q12:'Distribuição de frequências'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92cm" svg:height="14.52cm" svg:x="68.95cm" svg:y="0.602cm">
            <draw:object draw:notify-on-update-of-ranges="'Distribuição de frequências'.P12:'Distribuição de frequências'.P25 'Distribuição de frequências'.P12:'Distribuição de frequências'.P25 'Distribuição de frequências'.R10:'Distribuição de frequências'.R10 'Distribuição de frequências'.R12:'Distribuição de frequências'.R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042cm" svg:height="14.446cm" svg:x="90.935cm" svg:y="0.78cm">
            <draw:object draw:notify-on-update-of-ranges="'Distribuição de frequências'.O11:'Distribuição de frequências'.O25 'Distribuição de frequências'.S11:'Distribuição de frequências'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821cm" svg:height="14.886cm" svg:x="45.742cm" svg:y="16.416cm">
            <draw:object draw:notify-on-update-of-ranges="'Distribuição de frequências'.P48:'Distribuição de frequências'.P61 'Distribuição de frequências'.Q28:'Distribuição de frequências'.Q28 'Distribuição de frequências'.Q48:'Distribuição de frequências'.Q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644cm" svg:height="14.639cm" svg:x="68.813cm" svg:y="16.529cm">
            <draw:object draw:notify-on-update-of-ranges="'Distribuição de frequências'.P48:'Distribuição de frequências'.P61 'Distribuição de frequências'.P48:'Distribuição de frequências'.P61 'Distribuição de frequências'.R48:'Distribuição de frequências'.R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.193cm" svg:height="14.667cm" svg:x="90.863cm" svg:y="16.585cm">
            <draw:object draw:notify-on-update-of-ranges="'Distribuição de frequências'.O47:'Distribuição de frequências'.O61 'Distribuição de frequências'.O47:'Distribuição de frequências'.O61 'Distribuição de frequências'.S47:'Distribuição de frequências'.S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30"/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ados</text:p>
          </table:table-cell>
          <table:covered-table-cell table:style-name="ce6"/>
          <table:table-cell table:number-columns-repeated="2"/>
          <table:table-cell table:style-name="ce7" office:value-type="string" calcext:value-type="string" table:number-columns-spanned="15" table:number-rows-spanned="1">
            <text:p>fread/f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3" table:style-name="Default"/>
          <table:covered-table-cell/>
          <table:covered-table-cell table:number-columns-repeated="4" table:style-name="Default"/>
        </table:table-row>
        <table:table-row table:style-name="ro1">
          <table:table-cell/>
          <table:table-cell table:style-name="ce3" office:value-type="string" calcext:value-type="string">
            <text:p>Metodo</text:p>
          </table:table-cell>
          <table:table-cell table:style-name="ce3" office:value-type="string" calcext:value-type="string">
            <text:p>TempoGasto</text:p>
          </table:table-cell>
          <table:table-cell table:number-columns-repeated="2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5"/>
          <table:table-cell/>
          <table:table-cell table:style-name="ce19" table:number-columns-repeated="3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fread/fwrite</text:p>
          </table:table-cell>
          <table:table-cell table:style-name="ce4" office:value-type="string" calcext:value-type="string">
            <text:p>read/write</text:p>
          </table:table-cell>
          <table:table-cell table:number-columns-repeated="3"/>
          <table:table-cell office:value-type="float" office:value="427.626" calcext:value-type="float">
            <text:p>427,63</text:p>
          </table:table-cell>
          <table:table-cell table:formula="of:=[.G4]/[.$G$34]" office:value-type="float" office:value="0.0350731401929086" calcext:value-type="float">
            <text:p>0,0351</text:p>
          </table:table-cell>
          <table:table-cell table:formula="of:=[.G4]" office:value-type="float" office:value="427.626" calcext:value-type="float">
            <text:p>427,63</text:p>
          </table:table-cell>
          <table:table-cell table:formula="of:=[.H4]" office:value-type="float" office:value="0.0350731401929086" calcext:value-type="float">
            <text:p>0,0351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B5:.B34])" office:value-type="float" office:value="727.043" calcext:value-type="float">
            <text:p>727,043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427.626" calcext:value-type="float">
            <text:p>427,63</text:p>
          </table:table-cell>
          <table:table-cell table:style-name="ce5" office:value-type="float" office:value="469.539" calcext:value-type="float">
            <text:p>469,54</text:p>
          </table:table-cell>
          <table:table-cell table:number-columns-repeated="3"/>
          <table:table-cell office:value-type="float" office:value="463.197" calcext:value-type="float">
            <text:p>463,20</text:p>
          </table:table-cell>
          <table:table-cell table:formula="of:=[.G5]/[.$G$34]" office:value-type="float" office:value="0.0379906116979199" calcext:value-type="float">
            <text:p>0,0380</text:p>
          </table:table-cell>
          <table:table-cell table:formula="of:=[.G5]+[.I4]" office:value-type="float" office:value="890.823" calcext:value-type="float">
            <text:p>890,82</text:p>
          </table:table-cell>
          <table:table-cell table:formula="of:=[.H5]+[.J4]" office:value-type="float" office:value="0.0730637518908285" calcext:value-type="float">
            <text:p>0,0731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B5:.B34])" office:value-type="float" office:value="349.475" calcext:value-type="float">
            <text:p>349,475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463.197" calcext:value-type="float">
            <text:p>463,20</text:p>
          </table:table-cell>
          <table:table-cell table:style-name="ce5" office:value-type="float" office:value="469.063" calcext:value-type="float">
            <text:p>469,06</text:p>
          </table:table-cell>
          <table:table-cell table:number-columns-repeated="3"/>
          <table:table-cell office:value-type="float" office:value="481.013" calcext:value-type="float">
            <text:p>481,01</text:p>
          </table:table-cell>
          <table:table-cell table:formula="of:=[.G6]/[.$G$34]" office:value-type="float" office:value="0.0394518490073371" calcext:value-type="float">
            <text:p>0,0395</text:p>
          </table:table-cell>
          <table:table-cell table:formula="of:=[.G6]+[.I5]" office:value-type="float" office:value="1371.836" calcext:value-type="float">
            <text:p>1.371,84</text:p>
          </table:table-cell>
          <table:table-cell table:formula="of:=[.H6]+[.J5]" office:value-type="float" office:value="0.112515600898166" calcext:value-type="float">
            <text:p>0,1125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4]-[.N5]" office:value-type="float" office:value="377.568" calcext:value-type="float">
            <text:p>377,568</text:p>
          </table:table-cell>
          <table:table-cell table:style-name="Default"/>
          <table:table-cell/>
          <table:table-cell table:style-name="ce60"/>
          <table:table-cell table:style-name="Default" table:number-columns-repeated="2"/>
          <table:table-cell table:style-name="ce29"/>
        </table:table-row>
        <table:table-row table:style-name="ro1">
          <table:table-cell/>
          <table:table-cell table:style-name="ce5" office:value-type="float" office:value="481.013" calcext:value-type="float">
            <text:p>481,01</text:p>
          </table:table-cell>
          <table:table-cell table:style-name="ce5" office:value-type="float" office:value="493.14" calcext:value-type="float">
            <text:p>493,14</text:p>
          </table:table-cell>
          <table:table-cell table:number-columns-repeated="3"/>
          <table:table-cell office:value-type="float" office:value="727.043" calcext:value-type="float">
            <text:p>727,04</text:p>
          </table:table-cell>
          <table:table-cell table:formula="of:=[.G7]/[.$G$34]" office:value-type="float" office:value="0.0596308013667851" calcext:value-type="float">
            <text:p>0,0596</text:p>
          </table:table-cell>
          <table:table-cell table:formula="of:=[.G7]+[.I6]" office:value-type="float" office:value="2098.879" calcext:value-type="float">
            <text:p>2.098,88</text:p>
          </table:table-cell>
          <table:table-cell table:formula="of:=[.H7]+[.J6]" office:value-type="float" office:value="0.172146402264951" calcext:value-type="float">
            <text:p>0,1721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34]))" office:value-type="float" office:value="14" calcext:value-type="float">
            <text:p>14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727.043" calcext:value-type="float">
            <text:p>727,04</text:p>
          </table:table-cell>
          <table:table-cell table:style-name="ce5" office:value-type="float" office:value="461.354" calcext:value-type="float">
            <text:p>461,35</text:p>
          </table:table-cell>
          <table:table-cell table:number-columns-repeated="3"/>
          <table:table-cell office:value-type="float" office:value="517.853" calcext:value-type="float">
            <text:p>517,85</text:p>
          </table:table-cell>
          <table:table-cell table:formula="of:=[.G8]/[.$G$34]" office:value-type="float" office:value="0.0424734016835232" calcext:value-type="float">
            <text:p>0,0425</text:p>
          </table:table-cell>
          <table:table-cell table:formula="of:=[.G8]+[.I7]" office:value-type="float" office:value="2616.732" calcext:value-type="float">
            <text:p>2.616,73</text:p>
          </table:table-cell>
          <table:table-cell table:formula="of:=[.H8]+[.J7]" office:value-type="float" office:value="0.214619803948474" calcext:value-type="float">
            <text:p>0,2146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6]/([.N7]-1)" office:value-type="float" office:value="29.0436923076923" calcext:value-type="float">
            <text:p>29,04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517.853" calcext:value-type="float">
            <text:p>517,85</text:p>
          </table:table-cell>
          <table:table-cell table:style-name="ce5" office:value-type="float" office:value="499.829" calcext:value-type="float">
            <text:p>499,83</text:p>
          </table:table-cell>
          <table:table-cell table:number-columns-repeated="3"/>
          <table:table-cell office:value-type="float" office:value="499.933" calcext:value-type="float">
            <text:p>499,93</text:p>
          </table:table-cell>
          <table:table-cell table:formula="of:=[.G9]/[.$G$34]" office:value-type="float" office:value="0.0410036344751287" calcext:value-type="float">
            <text:p>0,0410</text:p>
          </table:table-cell>
          <table:table-cell table:formula="of:=[.G9]+[.I8]" office:value-type="float" office:value="3116.665" calcext:value-type="float">
            <text:p>3.116,67</text:p>
          </table:table-cell>
          <table:table-cell table:formula="of:=[.H9]+[.J8]" office:value-type="float" office:value="0.255623438423603" calcext:value-type="float">
            <text:p>0,2556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5]-([.N8]/2)" office:value-type="float" office:value="334.953153846154" calcext:value-type="float">
            <text:p>334,95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499.933" calcext:value-type="float">
            <text:p>499,93</text:p>
          </table:table-cell>
          <table:table-cell table:style-name="ce5" office:value-type="float" office:value="508.222" calcext:value-type="float">
            <text:p>508,22</text:p>
          </table:table-cell>
          <table:table-cell table:number-columns-repeated="3"/>
          <table:table-cell office:value-type="float" office:value="484.764" calcext:value-type="float">
            <text:p>484,76</text:p>
          </table:table-cell>
          <table:table-cell table:formula="of:=[.G10]/[.$G$34]" office:value-type="float" office:value="0.0397594994983353" calcext:value-type="float">
            <text:p>0,0398</text:p>
          </table:table-cell>
          <table:table-cell table:formula="of:=[.G10]+[.I9]" office:value-type="float" office:value="3601.429" calcext:value-type="float">
            <text:p>3.601,43</text:p>
          </table:table-cell>
          <table:table-cell table:formula="of:=[.H10]+[.J9]" office:value-type="float" office:value="0.295382937921938" calcext:value-type="float">
            <text:p>0,2954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fread/f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/>
          <table:table-cell table:style-name="ce5" office:value-type="float" office:value="484.764" calcext:value-type="float">
            <text:p>484,76</text:p>
          </table:table-cell>
          <table:table-cell table:style-name="ce5" office:value-type="float" office:value="384.514" calcext:value-type="float">
            <text:p>384,51</text:p>
          </table:table-cell>
          <table:table-cell table:number-columns-repeated="3"/>
          <table:table-cell office:value-type="float" office:value="370.96" calcext:value-type="float">
            <text:p>370,96</text:p>
          </table:table-cell>
          <table:table-cell table:formula="of:=[.G11]/[.$G$34]" office:value-type="float" office:value="0.0304254935059172" calcext:value-type="float">
            <text:p>0,0304</text:p>
          </table:table-cell>
          <table:table-cell table:formula="of:=[.G11]+[.I10]" office:value-type="float" office:value="3972.389" calcext:value-type="float">
            <text:p>3.972,39</text:p>
          </table:table-cell>
          <table:table-cell table:formula="of:=[.H11]+[.J10]" office:value-type="float" office:value="0.325808431427855" calcext:value-type="float">
            <text:p>0,3258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string" calcext:value-type="string">
            <text:p>--|</text:p>
          </table:table-cell>
          <table:table-cell office:value-type="float" office:value="300" calcext:value-type="float">
            <text:p>300,00</text:p>
          </table:table-cell>
          <table:table-cell table:style-name="ce2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/>
          <table:table-cell table:style-name="ce5" office:value-type="float" office:value="370.96" calcext:value-type="float">
            <text:p>370,96</text:p>
          </table:table-cell>
          <table:table-cell table:style-name="ce5" office:value-type="float" office:value="407.587" calcext:value-type="float">
            <text:p>407,59</text:p>
          </table:table-cell>
          <table:table-cell table:number-columns-repeated="3"/>
          <table:table-cell office:value-type="float" office:value="397.022" calcext:value-type="float">
            <text:p>397,02</text:p>
          </table:table-cell>
          <table:table-cell table:formula="of:=[.G12]/[.$G$34]" office:value-type="float" office:value="0.0325630533823223" calcext:value-type="float">
            <text:p>0,0326</text:p>
          </table:table-cell>
          <table:table-cell table:formula="of:=[.G12]+[.I11]" office:value-type="float" office:value="4369.411" calcext:value-type="float">
            <text:p>4.369,41</text:p>
          </table:table-cell>
          <table:table-cell table:formula="of:=[.H12]+[.J11]" office:value-type="float" office:value="0.358371484810177" calcext:value-type="float">
            <text:p>0,3584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formula="of:=[.N9]" office:value-type="float" office:value="334.953153846154" calcext:value-type="float">
            <text:p>334,95</text:p>
          </table:table-cell>
          <table:table-cell office:value-type="string" calcext:value-type="string">
            <text:p>--|</text:p>
          </table:table-cell>
          <table:table-cell table:formula="of:=[.N9]+[.$N$8]" office:value-type="float" office:value="363.996846153846" calcext:value-type="float">
            <text:p>364,00</text:p>
          </table:table-cell>
          <table:table-cell table:style-name="ce26" table:formula="of:=([.M12]+[.O12])/2" office:value-type="float" office:value="349.475" calcext:value-type="float">
            <text:p>349,48</text:p>
          </table:table-cell>
          <table:table-cell table:number-matrix-columns-spanned="1" table:number-matrix-rows-spanned="14" table:formula="of:=FREQUENCY([.B5:.B34];[.O12:.O24])" office:value-type="float" office:value="15" calcext:value-type="float">
            <text:p>15</text:p>
          </table:table-cell>
          <table:table-cell table:formula="of:=[.Q12]/[.$Q$26]" office:value-type="float" office:value="0.5" calcext:value-type="float">
            <text:p>0,5000</text:p>
          </table:table-cell>
          <table:table-cell table:formula="of:=[.Q12]" office:value-type="float" office:value="15" calcext:value-type="float">
            <text:p>15</text:p>
          </table:table-cell>
          <table:table-cell table:formula="of:=[.R12]" office:value-type="float" office:value="0.5" calcext:value-type="float">
            <text:p>0,5000</text:p>
          </table:table-cell>
        </table:table-row>
        <table:table-row table:style-name="ro1">
          <table:table-cell/>
          <table:table-cell table:style-name="ce5" office:value-type="float" office:value="397.022" calcext:value-type="float">
            <text:p>397,02</text:p>
          </table:table-cell>
          <table:table-cell table:style-name="ce5" office:value-type="float" office:value="439.315" calcext:value-type="float">
            <text:p>439,32</text:p>
          </table:table-cell>
          <table:table-cell table:number-columns-repeated="3"/>
          <table:table-cell office:value-type="float" office:value="499.645" calcext:value-type="float">
            <text:p>499,65</text:p>
          </table:table-cell>
          <table:table-cell table:formula="of:=[.G13]/[.$G$34]" office:value-type="float" office:value="0.0409800132164223" calcext:value-type="float">
            <text:p>0,0410</text:p>
          </table:table-cell>
          <table:table-cell table:formula="of:=[.G13]+[.I12]" office:value-type="float" office:value="4869.056" calcext:value-type="float">
            <text:p>4.869,06</text:p>
          </table:table-cell>
          <table:table-cell table:formula="of:=[.H13]+[.J12]" office:value-type="float" office:value="0.3993514980266" calcext:value-type="float">
            <text:p>0,3994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formula="of:=[.O12]" office:value-type="float" office:value="363.996846153846" calcext:value-type="float">
            <text:p>364,00</text:p>
          </table:table-cell>
          <table:table-cell office:value-type="string" calcext:value-type="string">
            <text:p>--|</text:p>
          </table:table-cell>
          <table:table-cell table:formula="of:=[.O12]+[.$N$8]" office:value-type="float" office:value="393.040538461539" calcext:value-type="float">
            <text:p>393,04</text:p>
          </table:table-cell>
          <table:table-cell table:style-name="ce26" table:formula="of:=([.M13]+[.O13])/2" office:value-type="float" office:value="378.518692307692" calcext:value-type="float">
            <text:p>378,52</text:p>
          </table:table-cell>
          <table:table-cell office:value-type="float" office:value="5" calcext:value-type="float">
            <text:p>5</text:p>
          </table:table-cell>
          <table:table-cell table:formula="of:=[.Q13]/[.$Q$26]" office:value-type="float" office:value="0.166666666666667" calcext:value-type="float">
            <text:p>0,1667</text:p>
          </table:table-cell>
          <table:table-cell table:formula="of:=[.Q13]+[.S12]" office:value-type="float" office:value="20" calcext:value-type="float">
            <text:p>20</text:p>
          </table:table-cell>
          <table:table-cell table:formula="of:=[.R13]+[.T12]" office:value-type="float" office:value="0.666666666666667" calcext:value-type="float">
            <text:p>0,6667</text:p>
          </table:table-cell>
        </table:table-row>
        <table:table-row table:style-name="ro1">
          <table:table-cell/>
          <table:table-cell table:style-name="ce5" office:value-type="float" office:value="499.645" calcext:value-type="float">
            <text:p>499,65</text:p>
          </table:table-cell>
          <table:table-cell table:style-name="ce5" office:value-type="float" office:value="630.51" calcext:value-type="float">
            <text:p>630,51</text:p>
          </table:table-cell>
          <table:table-cell table:number-columns-repeated="3"/>
          <table:table-cell office:value-type="float" office:value="391.028" calcext:value-type="float">
            <text:p>391,03</text:p>
          </table:table-cell>
          <table:table-cell table:formula="of:=[.G14]/[.$G$34]" office:value-type="float" office:value="0.0320714359354966" calcext:value-type="float">
            <text:p>0,0321</text:p>
          </table:table-cell>
          <table:table-cell table:formula="of:=[.G14]+[.I13]" office:value-type="float" office:value="5260.084" calcext:value-type="float">
            <text:p>5.260,08</text:p>
          </table:table-cell>
          <table:table-cell table:formula="of:=[.H14]+[.J13]" office:value-type="float" office:value="0.431422933962096" calcext:value-type="float">
            <text:p>0,4314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formula="of:=[.O13]" office:value-type="float" office:value="393.040538461539" calcext:value-type="float">
            <text:p>393,04</text:p>
          </table:table-cell>
          <table:table-cell office:value-type="string" calcext:value-type="string">
            <text:p>--|</text:p>
          </table:table-cell>
          <table:table-cell table:formula="of:=[.O13]+[.$N$8]" office:value-type="float" office:value="422.084230769231" calcext:value-type="float">
            <text:p>422,08</text:p>
          </table:table-cell>
          <table:table-cell table:style-name="ce26" table:formula="of:=([.M14]+[.O14])/2" office:value-type="float" office:value="407.562384615385" calcext:value-type="float">
            <text:p>407,56</text:p>
          </table:table-cell>
          <table:table-cell office:value-type="float" office:value="1" calcext:value-type="float">
            <text:p>1</text:p>
          </table:table-cell>
          <table:table-cell table:formula="of:=[.Q14]/[.$Q$26]" office:value-type="float" office:value="0.0333333333333333" calcext:value-type="float">
            <text:p>0,0333</text:p>
          </table:table-cell>
          <table:table-cell table:formula="of:=[.Q14]+[.S13]" office:value-type="float" office:value="21" calcext:value-type="float">
            <text:p>21</text:p>
          </table:table-cell>
          <table:table-cell table:formula="of:=[.R14]+[.T13]" office:value-type="float" office:value="0.7" calcext:value-type="float">
            <text:p>0,7000</text:p>
          </table:table-cell>
        </table:table-row>
        <table:table-row table:style-name="ro1">
          <table:table-cell/>
          <table:table-cell table:style-name="ce5" office:value-type="float" office:value="391.028" calcext:value-type="float">
            <text:p>391,03</text:p>
          </table:table-cell>
          <table:table-cell table:style-name="ce5" office:value-type="float" office:value="366.064" calcext:value-type="float">
            <text:p>366,06</text:p>
          </table:table-cell>
          <table:table-cell table:number-columns-repeated="3"/>
          <table:table-cell office:value-type="float" office:value="356.788" calcext:value-type="float">
            <text:p>356,79</text:p>
          </table:table-cell>
          <table:table-cell table:formula="of:=[.G15]/[.$G$34]" office:value-type="float" office:value="0.0292631307337427" calcext:value-type="float">
            <text:p>0,0293</text:p>
          </table:table-cell>
          <table:table-cell table:formula="of:=[.G15]+[.I14]" office:value-type="float" office:value="5616.872" calcext:value-type="float">
            <text:p>5.616,87</text:p>
          </table:table-cell>
          <table:table-cell table:formula="of:=[.H15]+[.J14]" office:value-type="float" office:value="0.460686064695839" calcext:value-type="float">
            <text:p>0,4607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formula="of:=[.O14]" office:value-type="float" office:value="422.084230769231" calcext:value-type="float">
            <text:p>422,08</text:p>
          </table:table-cell>
          <table:table-cell office:value-type="string" calcext:value-type="string">
            <text:p>--|</text:p>
          </table:table-cell>
          <table:table-cell table:formula="of:=[.O14]+[.$N$8]" office:value-type="float" office:value="451.127923076923" calcext:value-type="float">
            <text:p>451,13</text:p>
          </table:table-cell>
          <table:table-cell table:style-name="ce26" table:formula="of:=([.M15]+[.O15])/2" office:value-type="float" office:value="436.606076923077" calcext:value-type="float">
            <text:p>436,61</text:p>
          </table:table-cell>
          <table:table-cell office:value-type="float" office:value="1" calcext:value-type="float">
            <text:p>1</text:p>
          </table:table-cell>
          <table:table-cell table:formula="of:=[.Q15]/[.$Q$26]" office:value-type="float" office:value="0.0333333333333333" calcext:value-type="float">
            <text:p>0,0333</text:p>
          </table:table-cell>
          <table:table-cell table:formula="of:=[.Q15]+[.S14]" office:value-type="float" office:value="22" calcext:value-type="float">
            <text:p>22</text:p>
          </table:table-cell>
          <table:table-cell table:formula="of:=[.R15]+[.T14]" office:value-type="float" office:value="0.733333333333333" calcext:value-type="float">
            <text:p>0,7333</text:p>
          </table:table-cell>
        </table:table-row>
        <table:table-row table:style-name="ro1">
          <table:table-cell/>
          <table:table-cell table:style-name="ce5" office:value-type="float" office:value="356.788" calcext:value-type="float">
            <text:p>356,79</text:p>
          </table:table-cell>
          <table:table-cell table:style-name="ce5" office:value-type="float" office:value="371.895" calcext:value-type="float">
            <text:p>371,90</text:p>
          </table:table-cell>
          <table:table-cell table:number-columns-repeated="3"/>
          <table:table-cell office:value-type="float" office:value="375.19" calcext:value-type="float">
            <text:p>375,19</text:p>
          </table:table-cell>
          <table:table-cell table:formula="of:=[.G16]/[.$G$34]" office:value-type="float" office:value="0.0307724307431666" calcext:value-type="float">
            <text:p>0,0308</text:p>
          </table:table-cell>
          <table:table-cell table:formula="of:=[.G16]+[.I15]" office:value-type="float" office:value="5992.062" calcext:value-type="float">
            <text:p>5.992,06</text:p>
          </table:table-cell>
          <table:table-cell table:formula="of:=[.H16]+[.J15]" office:value-type="float" office:value="0.491458495439006" calcext:value-type="float">
            <text:p>0,4915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formula="of:=[.O15]" office:value-type="float" office:value="451.127923076923" calcext:value-type="float">
            <text:p>451,13</text:p>
          </table:table-cell>
          <table:table-cell office:value-type="string" calcext:value-type="string">
            <text:p>--|</text:p>
          </table:table-cell>
          <table:table-cell table:formula="of:=[.O15]+[.$N$8]" office:value-type="float" office:value="480.171615384615" calcext:value-type="float">
            <text:p>480,17</text:p>
          </table:table-cell>
          <table:table-cell table:style-name="ce26" table:formula="of:=([.M16]+[.O16])/2" office:value-type="float" office:value="465.649769230769" calcext:value-type="float">
            <text:p>465,65</text:p>
          </table:table-cell>
          <table:table-cell office:value-type="float" office:value="1" calcext:value-type="float">
            <text:p>1</text:p>
          </table:table-cell>
          <table:table-cell table:formula="of:=[.Q16]/[.$Q$26]" office:value-type="float" office:value="0.0333333333333333" calcext:value-type="float">
            <text:p>0,0333</text:p>
          </table:table-cell>
          <table:table-cell table:formula="of:=[.Q16]+[.S15]" office:value-type="float" office:value="23" calcext:value-type="float">
            <text:p>23</text:p>
          </table:table-cell>
          <table:table-cell table:formula="of:=[.R16]+[.T15]" office:value-type="float" office:value="0.766666666666667" calcext:value-type="float">
            <text:p>0,7667</text:p>
          </table:table-cell>
        </table:table-row>
        <table:table-row table:style-name="ro1">
          <table:table-cell/>
          <table:table-cell table:style-name="ce5" office:value-type="float" office:value="375.19" calcext:value-type="float">
            <text:p>375,19</text:p>
          </table:table-cell>
          <table:table-cell table:style-name="ce5" office:value-type="float" office:value="389.018" calcext:value-type="float">
            <text:p>389,02</text:p>
          </table:table-cell>
          <table:table-cell table:number-columns-repeated="3"/>
          <table:table-cell office:value-type="float" office:value="384.635" calcext:value-type="float">
            <text:p>384,64</text:p>
          </table:table-cell>
          <table:table-cell table:formula="of:=[.G17]/[.$G$34]" office:value-type="float" office:value="0.0315470932031715" calcext:value-type="float">
            <text:p>0,0315</text:p>
          </table:table-cell>
          <table:table-cell table:formula="of:=[.G17]+[.I16]" office:value-type="float" office:value="6376.697" calcext:value-type="float">
            <text:p>6.376,70</text:p>
          </table:table-cell>
          <table:table-cell table:formula="of:=[.H17]+[.J16]" office:value-type="float" office:value="0.523005588642177" calcext:value-type="float">
            <text:p>0,5230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formula="of:=[.O16]" office:value-type="float" office:value="480.171615384615" calcext:value-type="float">
            <text:p>480,17</text:p>
          </table:table-cell>
          <table:table-cell office:value-type="string" calcext:value-type="string">
            <text:p>--|</text:p>
          </table:table-cell>
          <table:table-cell table:formula="of:=[.O16]+[.$N$8]" office:value-type="float" office:value="509.215307692308" calcext:value-type="float">
            <text:p>509,22</text:p>
          </table:table-cell>
          <table:table-cell table:style-name="ce26" table:formula="of:=([.M17]+[.O17])/2" office:value-type="float" office:value="494.693461538462" calcext:value-type="float">
            <text:p>494,69</text:p>
          </table:table-cell>
          <table:table-cell office:value-type="float" office:value="4" calcext:value-type="float">
            <text:p>4</text:p>
          </table:table-cell>
          <table:table-cell table:formula="of:=[.Q17]/[.$Q$26]" office:value-type="float" office:value="0.133333333333333" calcext:value-type="float">
            <text:p>0,1333</text:p>
          </table:table-cell>
          <table:table-cell table:formula="of:=[.Q17]+[.S16]" office:value-type="float" office:value="27" calcext:value-type="float">
            <text:p>27</text:p>
          </table:table-cell>
          <table:table-cell table:formula="of:=[.R17]+[.T16]" office:value-type="float" office:value="0.9" calcext:value-type="float">
            <text:p>0,9000</text:p>
          </table:table-cell>
        </table:table-row>
        <table:table-row table:style-name="ro1">
          <table:table-cell/>
          <table:table-cell table:style-name="ce5" office:value-type="float" office:value="384.635" calcext:value-type="float">
            <text:p>384,64</text:p>
          </table:table-cell>
          <table:table-cell table:style-name="ce5" office:value-type="float" office:value="382.082" calcext:value-type="float">
            <text:p>382,08</text:p>
          </table:table-cell>
          <table:table-cell table:number-columns-repeated="3"/>
          <table:table-cell office:value-type="float" office:value="378.236" calcext:value-type="float">
            <text:p>378,24</text:p>
          </table:table-cell>
          <table:table-cell table:formula="of:=[.G18]/[.$G$34]" office:value-type="float" office:value="0.0310222583612899" calcext:value-type="float">
            <text:p>0,0310</text:p>
          </table:table-cell>
          <table:table-cell table:formula="of:=[.G18]+[.I17]" office:value-type="float" office:value="6754.933" calcext:value-type="float">
            <text:p>6.754,93</text:p>
          </table:table-cell>
          <table:table-cell table:formula="of:=[.H18]+[.J17]" office:value-type="float" office:value="0.554027847003467" calcext:value-type="float">
            <text:p>0,5540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formula="of:=[.O17]" office:value-type="float" office:value="509.215307692308" calcext:value-type="float">
            <text:p>509,22</text:p>
          </table:table-cell>
          <table:table-cell office:value-type="string" calcext:value-type="string">
            <text:p>--|</text:p>
          </table:table-cell>
          <table:table-cell table:formula="of:=[.O17]+[.$N$8]" office:value-type="float" office:value="538.259" calcext:value-type="float">
            <text:p>538,26</text:p>
          </table:table-cell>
          <table:table-cell table:style-name="ce26" table:formula="of:=([.M18]+[.O18])/2" office:value-type="float" office:value="523.737153846154" calcext:value-type="float">
            <text:p>523,74</text:p>
          </table:table-cell>
          <table:table-cell office:value-type="float" office:value="2" calcext:value-type="float">
            <text:p>2</text:p>
          </table:table-cell>
          <table:table-cell table:formula="of:=[.Q18]/[.$Q$26]" office:value-type="float" office:value="0.0666666666666667" calcext:value-type="float">
            <text:p>0,0667</text:p>
          </table:table-cell>
          <table:table-cell table:formula="of:=[.Q18]+[.S17]" office:value-type="float" office:value="29" calcext:value-type="float">
            <text:p>29</text:p>
          </table:table-cell>
          <table:table-cell table:formula="of:=[.R18]+[.T17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78.236" calcext:value-type="float">
            <text:p>378,24</text:p>
          </table:table-cell>
          <table:table-cell table:style-name="ce5" office:value-type="float" office:value="438.252" calcext:value-type="float">
            <text:p>438,25</text:p>
          </table:table-cell>
          <table:table-cell table:number-columns-repeated="3"/>
          <table:table-cell office:value-type="float" office:value="515.179" calcext:value-type="float">
            <text:p>515,18</text:p>
          </table:table-cell>
          <table:table-cell table:formula="of:=[.G19]/[.$G$34]" office:value-type="float" office:value="0.0422540848578956" calcext:value-type="float">
            <text:p>0,0423</text:p>
          </table:table-cell>
          <table:table-cell table:formula="of:=[.G19]+[.I18]" office:value-type="float" office:value="7270.112" calcext:value-type="float">
            <text:p>7.270,11</text:p>
          </table:table-cell>
          <table:table-cell table:formula="of:=[.H19]+[.J18]" office:value-type="float" office:value="0.596281931861363" calcext:value-type="float">
            <text:p>0,5963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formula="of:=[.O18]" office:value-type="float" office:value="538.259" calcext:value-type="float">
            <text:p>538,26</text:p>
          </table:table-cell>
          <table:table-cell office:value-type="string" calcext:value-type="string">
            <text:p>--|</text:p>
          </table:table-cell>
          <table:table-cell table:formula="of:=[.O18]+[.$N$8]" office:value-type="float" office:value="567.302692307692" calcext:value-type="float">
            <text:p>567,30</text:p>
          </table:table-cell>
          <table:table-cell table:style-name="ce26" table:formula="of:=([.M19]+[.O19])/2" office:value-type="float" office:value="552.780846153846" calcext:value-type="float">
            <text:p>552,78</text:p>
          </table:table-cell>
          <table:table-cell office:value-type="float" office:value="0" calcext:value-type="float">
            <text:p>0</text:p>
          </table:table-cell>
          <table:table-cell table:formula="of:=[.Q19]/[.$Q$26]" office:value-type="float" office:value="0" calcext:value-type="float">
            <text:p>0,0000</text:p>
          </table:table-cell>
          <table:table-cell table:formula="of:=[.Q19]+[.S18]" office:value-type="float" office:value="29" calcext:value-type="float">
            <text:p>29</text:p>
          </table:table-cell>
          <table:table-cell table:formula="of:=[.R19]+[.T18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515.179" calcext:value-type="float">
            <text:p>515,18</text:p>
          </table:table-cell>
          <table:table-cell table:style-name="ce5" office:value-type="float" office:value="396.261" calcext:value-type="float">
            <text:p>396,26</text:p>
          </table:table-cell>
          <table:table-cell table:number-columns-repeated="3"/>
          <table:table-cell office:value-type="float" office:value="349.959" calcext:value-type="float">
            <text:p>349,96</text:p>
          </table:table-cell>
          <table:table-cell table:formula="of:=[.G20]/[.$G$34]" office:value-type="float" office:value="0.0287030280403205" calcext:value-type="float">
            <text:p>0,0287</text:p>
          </table:table-cell>
          <table:table-cell table:formula="of:=[.G20]+[.I19]" office:value-type="float" office:value="7620.071" calcext:value-type="float">
            <text:p>7.620,07</text:p>
          </table:table-cell>
          <table:table-cell table:formula="of:=[.H20]+[.J19]" office:value-type="float" office:value="0.624984959901683" calcext:value-type="float">
            <text:p>0,6250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formula="of:=[.O19]" office:value-type="float" office:value="567.302692307692" calcext:value-type="float">
            <text:p>567,30</text:p>
          </table:table-cell>
          <table:table-cell office:value-type="string" calcext:value-type="string">
            <text:p>--|</text:p>
          </table:table-cell>
          <table:table-cell table:formula="of:=[.O19]+[.$N$8]" office:value-type="float" office:value="596.346384615385" calcext:value-type="float">
            <text:p>596,35</text:p>
          </table:table-cell>
          <table:table-cell table:style-name="ce26" table:formula="of:=([.M20]+[.O20])/2" office:value-type="float" office:value="581.824538461538" calcext:value-type="float">
            <text:p>581,82</text:p>
          </table:table-cell>
          <table:table-cell office:value-type="float" office:value="0" calcext:value-type="float">
            <text:p>0</text:p>
          </table:table-cell>
          <table:table-cell table:formula="of:=[.Q20]/[.$Q$26]" office:value-type="float" office:value="0" calcext:value-type="float">
            <text:p>0,0000</text:p>
          </table:table-cell>
          <table:table-cell table:formula="of:=[.Q20]+[.S19]" office:value-type="float" office:value="29" calcext:value-type="float">
            <text:p>29</text:p>
          </table:table-cell>
          <table:table-cell table:formula="of:=[.R20]+[.T19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49.959" calcext:value-type="float">
            <text:p>349,96</text:p>
          </table:table-cell>
          <table:table-cell table:style-name="ce5" office:value-type="float" office:value="353.701" calcext:value-type="float">
            <text:p>353,70</text:p>
          </table:table-cell>
          <table:table-cell table:number-columns-repeated="3"/>
          <table:table-cell office:value-type="float" office:value="349.475" calcext:value-type="float">
            <text:p>349,48</text:p>
          </table:table-cell>
          <table:table-cell table:formula="of:=[.G21]/[.$G$34]" office:value-type="float" office:value="0.0286633312027724" calcext:value-type="float">
            <text:p>0,0287</text:p>
          </table:table-cell>
          <table:table-cell table:formula="of:=[.G21]+[.I20]" office:value-type="float" office:value="7969.546" calcext:value-type="float">
            <text:p>7.969,55</text:p>
          </table:table-cell>
          <table:table-cell table:formula="of:=[.H21]+[.J20]" office:value-type="float" office:value="0.653648291104455" calcext:value-type="float">
            <text:p>0,6536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formula="of:=[.O20]" office:value-type="float" office:value="596.346384615385" calcext:value-type="float">
            <text:p>596,35</text:p>
          </table:table-cell>
          <table:table-cell office:value-type="string" calcext:value-type="string">
            <text:p>--|</text:p>
          </table:table-cell>
          <table:table-cell table:formula="of:=[.O20]+[.$N$8]" office:value-type="float" office:value="625.390076923077" calcext:value-type="float">
            <text:p>625,39</text:p>
          </table:table-cell>
          <table:table-cell table:style-name="ce26" table:formula="of:=([.M21]+[.O21])/2" office:value-type="float" office:value="610.868230769231" calcext:value-type="float">
            <text:p>610,87</text:p>
          </table:table-cell>
          <table:table-cell office:value-type="float" office:value="0" calcext:value-type="float">
            <text:p>0</text:p>
          </table:table-cell>
          <table:table-cell table:formula="of:=[.Q21]/[.$Q$26]" office:value-type="float" office:value="0" calcext:value-type="float">
            <text:p>0,0000</text:p>
          </table:table-cell>
          <table:table-cell table:formula="of:=[.Q21]+[.S20]" office:value-type="float" office:value="29" calcext:value-type="float">
            <text:p>29</text:p>
          </table:table-cell>
          <table:table-cell table:formula="of:=[.R21]+[.T20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49.475" calcext:value-type="float">
            <text:p>349,48</text:p>
          </table:table-cell>
          <table:table-cell table:style-name="ce5" office:value-type="float" office:value="356.248" calcext:value-type="float">
            <text:p>356,25</text:p>
          </table:table-cell>
          <table:table-cell table:number-columns-repeated="3"/>
          <table:table-cell office:value-type="float" office:value="350.129" calcext:value-type="float">
            <text:p>350,13</text:p>
          </table:table-cell>
          <table:table-cell table:formula="of:=[.G22]/[.$G$34]" office:value-type="float" office:value="0.028716971144418" calcext:value-type="float">
            <text:p>0,0287</text:p>
          </table:table-cell>
          <table:table-cell table:formula="of:=[.G22]+[.I21]" office:value-type="float" office:value="8319.675" calcext:value-type="float">
            <text:p>8.319,68</text:p>
          </table:table-cell>
          <table:table-cell table:formula="of:=[.H22]+[.J21]" office:value-type="float" office:value="0.682365262248873" calcext:value-type="float">
            <text:p>0,6824</text:p>
          </table:table-cell>
          <table:table-cell table:style-name="ce20"/>
          <table:table-cell table:style-name="ce22" office:value-type="float" office:value="11" calcext:value-type="float">
            <text:p>11</text:p>
          </table:table-cell>
          <table:table-cell table:formula="of:=[.O21]" office:value-type="float" office:value="625.390076923077" calcext:value-type="float">
            <text:p>625,39</text:p>
          </table:table-cell>
          <table:table-cell office:value-type="string" calcext:value-type="string">
            <text:p>--|</text:p>
          </table:table-cell>
          <table:table-cell table:formula="of:=[.O21]+[.$N$8]" office:value-type="float" office:value="654.433769230769" calcext:value-type="float">
            <text:p>654,43</text:p>
          </table:table-cell>
          <table:table-cell table:style-name="ce26" table:formula="of:=([.M22]+[.O22])/2" office:value-type="float" office:value="639.911923076923" calcext:value-type="float">
            <text:p>639,91</text:p>
          </table:table-cell>
          <table:table-cell office:value-type="float" office:value="0" calcext:value-type="float">
            <text:p>0</text:p>
          </table:table-cell>
          <table:table-cell table:formula="of:=[.Q22]/[.$Q$26]" office:value-type="float" office:value="0" calcext:value-type="float">
            <text:p>0,0000</text:p>
          </table:table-cell>
          <table:table-cell table:formula="of:=[.Q22]+[.S21]" office:value-type="float" office:value="29" calcext:value-type="float">
            <text:p>29</text:p>
          </table:table-cell>
          <table:table-cell table:formula="of:=[.R22]+[.T21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0.129" calcext:value-type="float">
            <text:p>350,13</text:p>
          </table:table-cell>
          <table:table-cell table:style-name="ce5" office:value-type="float" office:value="356.34" calcext:value-type="float">
            <text:p>356,34</text:p>
          </table:table-cell>
          <table:table-cell table:number-columns-repeated="3"/>
          <table:table-cell office:value-type="float" office:value="350.166" calcext:value-type="float">
            <text:p>350,17</text:p>
          </table:table-cell>
          <table:table-cell table:formula="of:=[.G23]/[.$G$34]" office:value-type="float" office:value="0.0287200058200157" calcext:value-type="float">
            <text:p>0,0287</text:p>
          </table:table-cell>
          <table:table-cell table:formula="of:=[.G23]+[.I22]" office:value-type="float" office:value="8669.841" calcext:value-type="float">
            <text:p>8.669,84</text:p>
          </table:table-cell>
          <table:table-cell table:formula="of:=[.H23]+[.J22]" office:value-type="float" office:value="0.711085268068889" calcext:value-type="float">
            <text:p>0,7111</text:p>
          </table:table-cell>
          <table:table-cell table:style-name="ce20"/>
          <table:table-cell table:style-name="ce22" office:value-type="float" office:value="12" calcext:value-type="float">
            <text:p>12</text:p>
          </table:table-cell>
          <table:table-cell table:formula="of:=[.O22]" office:value-type="float" office:value="654.433769230769" calcext:value-type="float">
            <text:p>654,43</text:p>
          </table:table-cell>
          <table:table-cell office:value-type="string" calcext:value-type="string">
            <text:p>--|</text:p>
          </table:table-cell>
          <table:table-cell table:formula="of:=[.O22]+[.$N$8]" office:value-type="float" office:value="683.477461538461" calcext:value-type="float">
            <text:p>683,48</text:p>
          </table:table-cell>
          <table:table-cell table:style-name="ce26" table:formula="of:=([.M23]+[.O23])/2" office:value-type="float" office:value="668.955615384615" calcext:value-type="float">
            <text:p>668,96</text:p>
          </table:table-cell>
          <table:table-cell office:value-type="float" office:value="0" calcext:value-type="float">
            <text:p>0</text:p>
          </table:table-cell>
          <table:table-cell table:formula="of:=[.Q23]/[.$Q$26]" office:value-type="float" office:value="0" calcext:value-type="float">
            <text:p>0,0000</text:p>
          </table:table-cell>
          <table:table-cell table:formula="of:=[.Q23]+[.S22]" office:value-type="float" office:value="29" calcext:value-type="float">
            <text:p>29</text:p>
          </table:table-cell>
          <table:table-cell table:formula="of:=[.R23]+[.T22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0.166" calcext:value-type="float">
            <text:p>350,17</text:p>
          </table:table-cell>
          <table:table-cell table:style-name="ce5" office:value-type="float" office:value="367.382" calcext:value-type="float">
            <text:p>367,38</text:p>
          </table:table-cell>
          <table:table-cell table:number-columns-repeated="3"/>
          <table:table-cell office:value-type="float" office:value="354.716" calcext:value-type="float">
            <text:p>354,72</text:p>
          </table:table-cell>
          <table:table-cell table:formula="of:=[.G24]/[.$G$34]" office:value-type="float" office:value="0.0290931889002721" calcext:value-type="float">
            <text:p>0,0291</text:p>
          </table:table-cell>
          <table:table-cell table:formula="of:=[.G24]+[.I23]" office:value-type="float" office:value="9024.557" calcext:value-type="float">
            <text:p>9.024,56</text:p>
          </table:table-cell>
          <table:table-cell table:formula="of:=[.H24]+[.J23]" office:value-type="float" office:value="0.740178456969161" calcext:value-type="float">
            <text:p>0,7402</text:p>
          </table:table-cell>
          <table:table-cell table:style-name="ce20"/>
          <table:table-cell table:style-name="ce22" office:value-type="float" office:value="13" calcext:value-type="float">
            <text:p>13</text:p>
          </table:table-cell>
          <table:table-cell table:formula="of:=[.O23]" office:value-type="float" office:value="683.477461538461" calcext:value-type="float">
            <text:p>683,48</text:p>
          </table:table-cell>
          <table:table-cell office:value-type="string" calcext:value-type="string">
            <text:p>--|</text:p>
          </table:table-cell>
          <table:table-cell table:formula="of:=[.O23]+[.$N$8]" office:value-type="float" office:value="712.521153846154" calcext:value-type="float">
            <text:p>712,52</text:p>
          </table:table-cell>
          <table:table-cell table:style-name="ce26" table:formula="of:=([.M24]+[.O24])/2" office:value-type="float" office:value="697.999307692307" calcext:value-type="float">
            <text:p>698,00</text:p>
          </table:table-cell>
          <table:table-cell office:value-type="float" office:value="0" calcext:value-type="float">
            <text:p>0</text:p>
          </table:table-cell>
          <table:table-cell table:formula="of:=[.Q24]/[.$Q$26]" office:value-type="float" office:value="0" calcext:value-type="float">
            <text:p>0,0000</text:p>
          </table:table-cell>
          <table:table-cell table:formula="of:=[.Q24]+[.S23]" office:value-type="float" office:value="29" calcext:value-type="float">
            <text:p>29</text:p>
          </table:table-cell>
          <table:table-cell table:formula="of:=[.R24]+[.T23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4.716" calcext:value-type="float">
            <text:p>354,72</text:p>
          </table:table-cell>
          <table:table-cell table:style-name="ce5" office:value-type="float" office:value="356.191" calcext:value-type="float">
            <text:p>356,19</text:p>
          </table:table-cell>
          <table:table-cell table:number-columns-repeated="3"/>
          <table:table-cell office:value-type="float" office:value="354.768" calcext:value-type="float">
            <text:p>354,77</text:p>
          </table:table-cell>
          <table:table-cell table:formula="of:=[.G25]/[.$G$34]" office:value-type="float" office:value="0.0290974538497608" calcext:value-type="float">
            <text:p>0,0291</text:p>
          </table:table-cell>
          <table:table-cell table:formula="of:=[.G25]+[.I24]" office:value-type="float" office:value="9379.325" calcext:value-type="float">
            <text:p>9.379,33</text:p>
          </table:table-cell>
          <table:table-cell table:formula="of:=[.H25]+[.J24]" office:value-type="float" office:value="0.769275910818922" calcext:value-type="float">
            <text:p>0,7693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table:formula="of:=[.O24]" office:value-type="float" office:value="712.521153846154" calcext:value-type="float">
            <text:p>712,52</text:p>
          </table:table-cell>
          <table:table-cell office:value-type="string" calcext:value-type="string">
            <text:p>--|</text:p>
          </table:table-cell>
          <table:table-cell table:formula="of:=[.O24]+[.$N$8]" office:value-type="float" office:value="741.564846153846" calcext:value-type="float">
            <text:p>741,56</text:p>
          </table:table-cell>
          <table:table-cell table:style-name="ce26" table:formula="of:=([.M25]+[.O25])/2" office:value-type="float" office:value="727.043" calcext:value-type="float">
            <text:p>727,04</text:p>
          </table:table-cell>
          <table:table-cell office:value-type="float" office:value="1" calcext:value-type="float">
            <text:p>1</text:p>
          </table:table-cell>
          <table:table-cell table:formula="of:=[.Q25]/[.$Q$26]" office:value-type="float" office:value="0.0333333333333333" calcext:value-type="float">
            <text:p>0,0333</text:p>
          </table:table-cell>
          <table:table-cell table:formula="of:=[.Q25]+[.S24]" office:value-type="float" office:value="30" calcext:value-type="float">
            <text:p>30</text:p>
          </table:table-cell>
          <table:table-cell table:style-name="ce31" table:formula="of:=[.R25]+[.T2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354.768" calcext:value-type="float">
            <text:p>354,77</text:p>
          </table:table-cell>
          <table:table-cell table:style-name="ce5" office:value-type="float" office:value="357.152" calcext:value-type="float">
            <text:p>357,15</text:p>
          </table:table-cell>
          <table:table-cell table:number-columns-repeated="3"/>
          <table:table-cell office:value-type="float" office:value="350.351" calcext:value-type="float">
            <text:p>350,35</text:p>
          </table:table-cell>
          <table:table-cell table:formula="of:=[.G26]/[.$G$34]" office:value-type="float" office:value="0.0287351791980041" calcext:value-type="float">
            <text:p>0,0287</text:p>
          </table:table-cell>
          <table:table-cell table:formula="of:=[.G26]+[.I25]" office:value-type="float" office:value="9729.676" calcext:value-type="float">
            <text:p>9.729,68</text:p>
          </table:table-cell>
          <table:table-cell table:formula="of:=[.H26]+[.J25]" office:value-type="float" office:value="0.798011090016926" calcext:value-type="float">
            <text:p>0,798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12:.Q25])" office:value-type="float" office:value="30" calcext:value-type="float">
            <text:p>30</text:p>
          </table:table-cell>
          <table:table-cell table:style-name="ce13" table:formula="of:=SUM([.R12:.R25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5" office:value-type="float" office:value="350.351" calcext:value-type="float">
            <text:p>350,35</text:p>
          </table:table-cell>
          <table:table-cell table:style-name="ce5" office:value-type="float" office:value="359.267" calcext:value-type="float">
            <text:p>359,27</text:p>
          </table:table-cell>
          <table:table-cell table:number-columns-repeated="3"/>
          <table:table-cell office:value-type="float" office:value="353.006" calcext:value-type="float">
            <text:p>353,01</text:p>
          </table:table-cell>
          <table:table-cell table:formula="of:=[.G27]/[.$G$34]" office:value-type="float" office:value="0.0289529376767032" calcext:value-type="float">
            <text:p>0,0290</text:p>
          </table:table-cell>
          <table:table-cell table:formula="of:=[.G27]+[.I26]" office:value-type="float" office:value="10082.682" calcext:value-type="float">
            <text:p>10.082,68</text:p>
          </table:table-cell>
          <table:table-cell table:formula="of:=[.H27]+[.J26]" office:value-type="float" office:value="0.826964027693629" calcext:value-type="float">
            <text:p>0,827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3.006" calcext:value-type="float">
            <text:p>353,01</text:p>
          </table:table-cell>
          <table:table-cell table:style-name="ce5" office:value-type="float" office:value="359.18" calcext:value-type="float">
            <text:p>359,18</text:p>
          </table:table-cell>
          <table:table-cell table:number-columns-repeated="3"/>
          <table:table-cell office:value-type="float" office:value="354.617" calcext:value-type="float">
            <text:p>354,62</text:p>
          </table:table-cell>
          <table:table-cell table:formula="of:=[.G28]/[.$G$34]" office:value-type="float" office:value="0.0290850690925918" calcext:value-type="float">
            <text:p>0,0291</text:p>
          </table:table-cell>
          <table:table-cell table:formula="of:=[.G28]+[.I27]" office:value-type="float" office:value="10437.299" calcext:value-type="float">
            <text:p>10.437,30</text:p>
          </table:table-cell>
          <table:table-cell table:formula="of:=[.H28]+[.J27]" office:value-type="float" office:value="0.856049096786221" calcext:value-type="float">
            <text:p>0,856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4.617" calcext:value-type="float">
            <text:p>354,62</text:p>
          </table:table-cell>
          <table:table-cell table:style-name="ce5" office:value-type="float" office:value="358.185" calcext:value-type="float">
            <text:p>358,19</text:p>
          </table:table-cell>
          <table:table-cell table:number-columns-repeated="3"/>
          <table:table-cell office:value-type="float" office:value="352.828" calcext:value-type="float">
            <text:p>352,83</text:p>
          </table:table-cell>
          <table:table-cell table:formula="of:=[.G29]/[.$G$34]" office:value-type="float" office:value="0.0289383384265305" calcext:value-type="float">
            <text:p>0,0289</text:p>
          </table:table-cell>
          <table:table-cell table:formula="of:=[.G29]+[.I28]" office:value-type="float" office:value="10790.127" calcext:value-type="float">
            <text:p>10.790,13</text:p>
          </table:table-cell>
          <table:table-cell table:formula="of:=[.H29]+[.J28]" office:value-type="float" office:value="0.884987435212752" calcext:value-type="float">
            <text:p>0,885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2.828" calcext:value-type="float">
            <text:p>352,83</text:p>
          </table:table-cell>
          <table:table-cell table:style-name="ce5" office:value-type="float" office:value="357.628" calcext:value-type="float">
            <text:p>357,63</text:p>
          </table:table-cell>
          <table:table-cell table:number-columns-repeated="3"/>
          <table:table-cell office:value-type="float" office:value="351.101" calcext:value-type="float">
            <text:p>351,10</text:p>
          </table:table-cell>
          <table:table-cell table:formula="of:=[.G30]/[.$G$34]" office:value-type="float" office:value="0.0287966928925519" calcext:value-type="float">
            <text:p>0,0288</text:p>
          </table:table-cell>
          <table:table-cell table:formula="of:=[.G30]+[.I29]" office:value-type="float" office:value="11141.228" calcext:value-type="float">
            <text:p>11.141,23</text:p>
          </table:table-cell>
          <table:table-cell table:formula="of:=[.H30]+[.J29]" office:value-type="float" office:value="0.913784128105304" calcext:value-type="float">
            <text:p>0,913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1.101" calcext:value-type="float">
            <text:p>351,10</text:p>
          </table:table-cell>
          <table:table-cell table:style-name="ce5" office:value-type="float" office:value="357.849" calcext:value-type="float">
            <text:p>357,85</text:p>
          </table:table-cell>
          <table:table-cell table:number-columns-repeated="3"/>
          <table:table-cell office:value-type="float" office:value="351.07" calcext:value-type="float">
            <text:p>351,07</text:p>
          </table:table-cell>
          <table:table-cell table:formula="of:=[.G31]/[.$G$34]" office:value-type="float" office:value="0.0287941503265106" calcext:value-type="float">
            <text:p>0,0288</text:p>
          </table:table-cell>
          <table:table-cell table:formula="of:=[.G31]+[.I30]" office:value-type="float" office:value="11492.298" calcext:value-type="float">
            <text:p>11.492,30</text:p>
          </table:table-cell>
          <table:table-cell table:formula="of:=[.H31]+[.J30]" office:value-type="float" office:value="0.942578278431814" calcext:value-type="float">
            <text:p>0,942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1.07" calcext:value-type="float">
            <text:p>351,07</text:p>
          </table:table-cell>
          <table:table-cell table:style-name="ce5" office:value-type="float" office:value="358.153" calcext:value-type="float">
            <text:p>358,15</text:p>
          </table:table-cell>
          <table:table-cell table:number-columns-repeated="3"/>
          <table:table-cell office:value-type="float" office:value="350.182" calcext:value-type="float">
            <text:p>350,18</text:p>
          </table:table-cell>
          <table:table-cell table:formula="of:=[.G32]/[.$G$34]" office:value-type="float" office:value="0.028721318112166" calcext:value-type="float">
            <text:p>0,0287</text:p>
          </table:table-cell>
          <table:table-cell table:formula="of:=[.G32]+[.I31]" office:value-type="float" office:value="11842.48" calcext:value-type="float">
            <text:p>11.842,48</text:p>
          </table:table-cell>
          <table:table-cell table:formula="of:=[.H32]+[.J31]" office:value-type="float" office:value="0.97129959654398" calcext:value-type="float">
            <text:p>0,97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50.182" calcext:value-type="float">
            <text:p>350,18</text:p>
          </table:table-cell>
          <table:table-cell table:style-name="ce5" office:value-type="float" office:value="355.68" calcext:value-type="float">
            <text:p>355,68</text:p>
          </table:table-cell>
          <table:table-cell table:number-columns-repeated="3"/>
          <table:table-cell office:value-type="float" office:value="349.927" calcext:value-type="float">
            <text:p>349,93</text:p>
          </table:table-cell>
          <table:table-cell table:formula="of:=[.G33]/[.$G$34]" office:value-type="float" office:value="0.0287004034560198" calcext:value-type="float">
            <text:p>0,0287</text:p>
          </table:table-cell>
          <table:table-cell table:formula="of:=[.G33]+[.I32]" office:value-type="float" office:value="12192.407" calcext:value-type="float">
            <text:p>12.192,41</text:p>
          </table:table-cell>
          <table:table-cell table:style-name="ce17" table:formula="of:=[.H33]+[.J32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/>
          <table:table-cell table:style-name="ce5" office:value-type="float" office:value="349.927" calcext:value-type="float">
            <text:p>349,93</text:p>
          </table:table-cell>
          <table:table-cell table:style-name="ce5" office:value-type="float" office:value="354.067" calcext:value-type="float">
            <text:p>354,07</text:p>
          </table:table-cell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2" table:formula="of:=SUM([.G4:.G33])" office:value-type="float" office:value="12192.407" calcext:value-type="float">
            <text:p>12192,41</text:p>
          </table:table-cell>
          <table:table-cell table:style-name="ce15" table:formula="of:=SUM([.H4:.H33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 table:number-columns-spanned="15" table:number-rows-spanned="1">
            <text:p>read/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3" table:style-name="Default"/>
          <table:covered-table-cell/>
          <table:covered-table-cell table:number-columns-repeated="4" table:style-name="Default"/>
        </table:table-row>
        <table:table-row table:style-name="ro1">
          <table:table-cell table:number-columns-repeated="5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 table:number-columns-repeated="6"/>
          <table:table-cell office:value-type="float" office:value="469.539" calcext:value-type="float">
            <text:p>469,54</text:p>
          </table:table-cell>
          <table:table-cell table:formula="of:=[.G39]/[.$G$69]" office:value-type="float" office:value="0.0387610920160599" calcext:value-type="float">
            <text:p>0,0388</text:p>
          </table:table-cell>
          <table:table-cell table:formula="of:=[.G39]" office:value-type="float" office:value="469.539" calcext:value-type="float">
            <text:p>469,54</text:p>
          </table:table-cell>
          <table:table-cell table:formula="of:=[.H39]" office:value-type="float" office:value="0.0387610920160599" calcext:value-type="float">
            <text:p>0,0388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C5:.C34])" office:value-type="float" office:value="630.51" calcext:value-type="float">
            <text:p>630,51</text:p>
          </table:table-cell>
          <table:table-cell table:style-name="Default"/>
          <table:table-cell office:value-type="string" calcext:value-type="string">
            <text:p>Moda</text:p>
          </table:table-cell>
          <table:table-cell table:style-name="Default" table:formula="of:=MODE([.Q47:.Q61])" office:value-type="float" office:value="0" calcext:value-type="float">
            <text:p>0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69.063" calcext:value-type="float">
            <text:p>469,06</text:p>
          </table:table-cell>
          <table:table-cell table:formula="of:=[.G40]/[.$G$69]" office:value-type="float" office:value="0.0387217975595831" calcext:value-type="float">
            <text:p>0,0387</text:p>
          </table:table-cell>
          <table:table-cell table:formula="of:=[.G40]+[.I39]" office:value-type="float" office:value="938.602" calcext:value-type="float">
            <text:p>938,60</text:p>
          </table:table-cell>
          <table:table-cell table:formula="of:=[.H40]+[.J39]" office:value-type="float" office:value="0.077482889575643" calcext:value-type="float">
            <text:p>0,0775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C5:.C34])" office:value-type="float" office:value="353.701" calcext:value-type="float">
            <text:p>353,701</text:p>
          </table:table-cell>
          <table:table-cell table:style-name="Default"/>
          <table:table-cell office:value-type="string" calcext:value-type="string">
            <text:p>Mediana</text:p>
          </table:table-cell>
          <table:table-cell table:style-name="Default" table:formula="of:=MEDIAN([.Q47:.Q61])" office:value-type="float" office:value="1" calcext:value-type="float">
            <text:p>1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93.14" calcext:value-type="float">
            <text:p>493,14</text:p>
          </table:table-cell>
          <table:table-cell table:formula="of:=[.G41]/[.$G$69]" office:value-type="float" office:value="0.0407093871154468" calcext:value-type="float">
            <text:p>0,0407</text:p>
          </table:table-cell>
          <table:table-cell table:formula="of:=[.G41]+[.I40]" office:value-type="float" office:value="1431.742" calcext:value-type="float">
            <text:p>1.431,74</text:p>
          </table:table-cell>
          <table:table-cell table:formula="of:=[.H41]+[.J40]" office:value-type="float" office:value="0.11819227669109" calcext:value-type="float">
            <text:p>0,1182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39]-[.N40]" office:value-type="float" office:value="276.809" calcext:value-type="float">
            <text:p>276,809</text:p>
          </table:table-cell>
          <table:table-cell table:style-name="Default"/>
          <table:table-cell office:value-type="string" calcext:value-type="string">
            <text:p>Media</text:p>
          </table:table-cell>
          <table:table-cell table:style-name="ce60" table:formula="of:=AVERAGE([.Q48:.Q61])" office:value-type="float" office:value="2.14285714285714" calcext:value-type="float">
            <text:p>2,143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61.354" calcext:value-type="float">
            <text:p>461,35</text:p>
          </table:table-cell>
          <table:table-cell table:formula="of:=[.G42]/[.$G$69]" office:value-type="float" office:value="0.0380854089776936" calcext:value-type="float">
            <text:p>0,0381</text:p>
          </table:table-cell>
          <table:table-cell table:formula="of:=[.G42]+[.I41]" office:value-type="float" office:value="1893.096" calcext:value-type="float">
            <text:p>1.893,10</text:p>
          </table:table-cell>
          <table:table-cell table:formula="of:=[.H42]+[.J41]" office:value-type="float" office:value="0.156277685668783" calcext:value-type="float">
            <text:p>0,1563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69]))" office:value-type="float" office:value="14" calcext:value-type="float">
            <text:p>14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99.829" calcext:value-type="float">
            <text:p>499,83</text:p>
          </table:table-cell>
          <table:table-cell table:formula="of:=[.G43]/[.$G$69]" office:value-type="float" office:value="0.0412615732906003" calcext:value-type="float">
            <text:p>0,0413</text:p>
          </table:table-cell>
          <table:table-cell table:formula="of:=[.G43]+[.I42]" office:value-type="float" office:value="2392.925" calcext:value-type="float">
            <text:p>2.392,93</text:p>
          </table:table-cell>
          <table:table-cell table:formula="of:=[.H43]+[.J42]" office:value-type="float" office:value="0.197539258959384" calcext:value-type="float">
            <text:p>0,1975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41]/([.N42]-1)" office:value-type="float" office:value="21.293" calcext:value-type="float">
            <text:p>21,29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508.222" calcext:value-type="float">
            <text:p>508,22</text:p>
          </table:table-cell>
          <table:table-cell table:formula="of:=[.G44]/[.$G$69]" office:value-type="float" office:value="0.0419544270158304" calcext:value-type="float">
            <text:p>0,0420</text:p>
          </table:table-cell>
          <table:table-cell table:formula="of:=[.G44]+[.I43]" office:value-type="float" office:value="2901.147" calcext:value-type="float">
            <text:p>2.901,15</text:p>
          </table:table-cell>
          <table:table-cell table:formula="of:=[.H44]+[.J43]" office:value-type="float" office:value="0.239493685975214" calcext:value-type="float">
            <text:p>0,2395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40]-([.N43]/2)" office:value-type="float" office:value="343.0545" calcext:value-type="float">
            <text:p>343,05</text:p>
          </table:table-cell>
          <table:table-cell table:style-name="Default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384.514" calcext:value-type="float">
            <text:p>384,51</text:p>
          </table:table-cell>
          <table:table-cell table:formula="of:=[.G45]/[.$G$69]" office:value-type="float" office:value="0.031742161003587" calcext:value-type="float">
            <text:p>0,0317</text:p>
          </table:table-cell>
          <table:table-cell table:formula="of:=[.G45]+[.I44]" office:value-type="float" office:value="3285.661" calcext:value-type="float">
            <text:p>3.285,66</text:p>
          </table:table-cell>
          <table:table-cell table:formula="of:=[.H45]+[.J44]" office:value-type="float" office:value="0.271235846978801" calcext:value-type="float">
            <text:p>0,27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407.587" calcext:value-type="float">
            <text:p>407,59</text:p>
          </table:table-cell>
          <table:table-cell table:formula="of:=[.G46]/[.$G$69]" office:value-type="float" office:value="0.0336468689747812" calcext:value-type="float">
            <text:p>0,0336</text:p>
          </table:table-cell>
          <table:table-cell table:formula="of:=[.G46]+[.I45]" office:value-type="float" office:value="3693.248" calcext:value-type="float">
            <text:p>3.693,25</text:p>
          </table:table-cell>
          <table:table-cell table:formula="of:=[.H46]+[.J45]" office:value-type="float" office:value="0.304882715953582" calcext:value-type="float">
            <text:p>0,3049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read/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 table:number-columns-repeated="6"/>
          <table:table-cell office:value-type="float" office:value="439.315" calcext:value-type="float">
            <text:p>439,32</text:p>
          </table:table-cell>
          <table:table-cell table:formula="of:=[.G47]/[.$G$69]" office:value-type="float" office:value="0.0362660591325435" calcext:value-type="float">
            <text:p>0,0363</text:p>
          </table:table-cell>
          <table:table-cell table:formula="of:=[.G47]+[.I46]" office:value-type="float" office:value="4132.563" calcext:value-type="float">
            <text:p>4.132,56</text:p>
          </table:table-cell>
          <table:table-cell table:formula="of:=[.H47]+[.J46]" office:value-type="float" office:value="0.341148775086126" calcext:value-type="float">
            <text:p>0,3411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string" calcext:value-type="string">
            <text:p>--|</text:p>
          </table:table-cell>
          <table:table-cell office:value-type="float" office:value="300" calcext:value-type="float">
            <text:p>300,00</text:p>
          </table:table-cell>
          <table:table-cell table:style-name="ce2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table:number-columns-repeated="6"/>
          <table:table-cell office:value-type="float" office:value="630.51" calcext:value-type="float">
            <text:p>630,51</text:p>
          </table:table-cell>
          <table:table-cell table:formula="of:=[.G48]/[.$G$69]" office:value-type="float" office:value="0.0520494700696767" calcext:value-type="float">
            <text:p>0,0520</text:p>
          </table:table-cell>
          <table:table-cell table:formula="of:=[.G48]+[.I47]" office:value-type="float" office:value="4763.073" calcext:value-type="float">
            <text:p>4.763,07</text:p>
          </table:table-cell>
          <table:table-cell table:formula="of:=[.H48]+[.J47]" office:value-type="float" office:value="0.393198245155803" calcext:value-type="float">
            <text:p>0,3932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[.N44]" office:value-type="float" office:value="343.0545" calcext:value-type="float">
            <text:p>343,05</text:p>
          </table:table-cell>
          <table:table-cell office:value-type="string" calcext:value-type="string">
            <text:p>--|</text:p>
          </table:table-cell>
          <table:table-cell table:formula="of:=[.M48]+[.$N$43]" office:value-type="float" office:value="364.3475" calcext:value-type="float">
            <text:p>364,35</text:p>
          </table:table-cell>
          <table:table-cell table:style-name="ce26" table:formula="of:=([.M48]+[.O48])/2" office:value-type="float" office:value="353.701" calcext:value-type="float">
            <text:p>353,70</text:p>
          </table:table-cell>
          <table:table-cell table:number-matrix-columns-spanned="1" table:number-matrix-rows-spanned="14" table:formula="of:=FREQUENCY([.C5:.C34];[.O48:.O60])" office:value-type="float" office:value="13" calcext:value-type="float">
            <text:p>13</text:p>
          </table:table-cell>
          <table:table-cell table:formula="of:=[.Q48]/[.$Q$62]" office:value-type="float" office:value="0.433333333333333" calcext:value-type="float">
            <text:p>0,4333</text:p>
          </table:table-cell>
          <table:table-cell table:formula="of:=[.Q48]" office:value-type="float" office:value="13" calcext:value-type="float">
            <text:p>13</text:p>
          </table:table-cell>
          <table:table-cell table:formula="of:=[.R48]" office:value-type="float" office:value="0.433333333333333" calcext:value-type="float">
            <text:p>0,4333</text:p>
          </table:table-cell>
        </table:table-row>
        <table:table-row table:style-name="ro1">
          <table:table-cell table:number-columns-repeated="6"/>
          <table:table-cell office:value-type="float" office:value="366.064" calcext:value-type="float">
            <text:p>366,06</text:p>
          </table:table-cell>
          <table:table-cell table:formula="of:=[.G49]/[.$G$69]" office:value-type="float" office:value="0.0302190880582166" calcext:value-type="float">
            <text:p>0,0302</text:p>
          </table:table-cell>
          <table:table-cell table:formula="of:=[.G49]+[.I48]" office:value-type="float" office:value="5129.137" calcext:value-type="float">
            <text:p>5.129,14</text:p>
          </table:table-cell>
          <table:table-cell table:formula="of:=[.H49]+[.J48]" office:value-type="float" office:value="0.423417333214019" calcext:value-type="float">
            <text:p>0,42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formula="of:=[.O48]" office:value-type="float" office:value="364.3475" calcext:value-type="float">
            <text:p>364,35</text:p>
          </table:table-cell>
          <table:table-cell office:value-type="string" calcext:value-type="string">
            <text:p>--|</text:p>
          </table:table-cell>
          <table:table-cell table:formula="of:=[.M49]+[.$N$43]" office:value-type="float" office:value="385.6405" calcext:value-type="float">
            <text:p>385,64</text:p>
          </table:table-cell>
          <table:table-cell table:style-name="ce26" table:formula="of:=([.M49]+[.O49])/2" office:value-type="float" office:value="374.994" calcext:value-type="float">
            <text:p>374,99</text:p>
          </table:table-cell>
          <table:table-cell office:value-type="float" office:value="5" calcext:value-type="float">
            <text:p>5</text:p>
          </table:table-cell>
          <table:table-cell table:formula="of:=[.Q49]/[.$Q$62]" office:value-type="float" office:value="0.166666666666667" calcext:value-type="float">
            <text:p>0,1667</text:p>
          </table:table-cell>
          <table:table-cell table:formula="of:=[.Q49]+[.S48]" office:value-type="float" office:value="18" calcext:value-type="float">
            <text:p>18</text:p>
          </table:table-cell>
          <table:table-cell table:formula="of:=[.R49]+[.T48]" office:value-type="float" office:value="0.6" calcext:value-type="float">
            <text:p>0,6000</text:p>
          </table:table-cell>
        </table:table-row>
        <table:table-row table:style-name="ro1">
          <table:table-cell table:number-columns-repeated="6"/>
          <table:table-cell office:value-type="float" office:value="371.895" calcext:value-type="float">
            <text:p>371,90</text:p>
          </table:table-cell>
          <table:table-cell table:formula="of:=[.G50]/[.$G$69]" office:value-type="float" office:value="0.0307004451500569" calcext:value-type="float">
            <text:p>0,0307</text:p>
          </table:table-cell>
          <table:table-cell table:formula="of:=[.G50]+[.I49]" office:value-type="float" office:value="5501.032" calcext:value-type="float">
            <text:p>5.501,03</text:p>
          </table:table-cell>
          <table:table-cell table:formula="of:=[.H50]+[.J49]" office:value-type="float" office:value="0.454117778364076" calcext:value-type="float">
            <text:p>0,454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formula="of:=[.O49]" office:value-type="float" office:value="385.6405" calcext:value-type="float">
            <text:p>385,64</text:p>
          </table:table-cell>
          <table:table-cell office:value-type="string" calcext:value-type="string">
            <text:p>--|</text:p>
          </table:table-cell>
          <table:table-cell table:formula="of:=[.M50]+[.$N$43]" office:value-type="float" office:value="406.9335" calcext:value-type="float">
            <text:p>406,93</text:p>
          </table:table-cell>
          <table:table-cell table:style-name="ce26" table:formula="of:=([.M50]+[.O50])/2" office:value-type="float" office:value="396.287" calcext:value-type="float">
            <text:p>396,29</text:p>
          </table:table-cell>
          <table:table-cell office:value-type="float" office:value="2" calcext:value-type="float">
            <text:p>2</text:p>
          </table:table-cell>
          <table:table-cell table:formula="of:=[.Q50]/[.$Q$62]" office:value-type="float" office:value="0.0666666666666667" calcext:value-type="float">
            <text:p>0,0667</text:p>
          </table:table-cell>
          <table:table-cell table:formula="of:=[.Q50]+[.S49]" office:value-type="float" office:value="20" calcext:value-type="float">
            <text:p>20</text:p>
          </table:table-cell>
          <table:table-cell table:formula="of:=[.R50]+[.T49]" office:value-type="float" office:value="0.666666666666667" calcext:value-type="float">
            <text:p>0,6667</text:p>
          </table:table-cell>
        </table:table-row>
        <table:table-row table:style-name="ro1">
          <table:table-cell table:number-columns-repeated="6"/>
          <table:table-cell office:value-type="float" office:value="389.018" calcext:value-type="float">
            <text:p>389,02</text:p>
          </table:table-cell>
          <table:table-cell table:formula="of:=[.G51]/[.$G$69]" office:value-type="float" office:value="0.0321139724152916" calcext:value-type="float">
            <text:p>0,0321</text:p>
          </table:table-cell>
          <table:table-cell table:formula="of:=[.G51]+[.I50]" office:value-type="float" office:value="5890.05" calcext:value-type="float">
            <text:p>5.890,05</text:p>
          </table:table-cell>
          <table:table-cell table:formula="of:=[.H51]+[.J50]" office:value-type="float" office:value="0.486231750779368" calcext:value-type="float">
            <text:p>0,486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formula="of:=[.O50]" office:value-type="float" office:value="406.9335" calcext:value-type="float">
            <text:p>406,93</text:p>
          </table:table-cell>
          <table:table-cell office:value-type="string" calcext:value-type="string">
            <text:p>--|</text:p>
          </table:table-cell>
          <table:table-cell table:formula="of:=[.M51]+[.$N$43]" office:value-type="float" office:value="428.2265" calcext:value-type="float">
            <text:p>428,23</text:p>
          </table:table-cell>
          <table:table-cell table:style-name="ce26" table:formula="of:=([.M51]+[.O51])/2" office:value-type="float" office:value="417.58" calcext:value-type="float">
            <text:p>417,58</text:p>
          </table:table-cell>
          <table:table-cell office:value-type="float" office:value="1" calcext:value-type="float">
            <text:p>1</text:p>
          </table:table-cell>
          <table:table-cell table:formula="of:=[.Q51]/[.$Q$62]" office:value-type="float" office:value="0.0333333333333333" calcext:value-type="float">
            <text:p>0,0333</text:p>
          </table:table-cell>
          <table:table-cell table:formula="of:=[.Q51]+[.S50]" office:value-type="float" office:value="21" calcext:value-type="float">
            <text:p>21</text:p>
          </table:table-cell>
          <table:table-cell table:formula="of:=[.R51]+[.T50]" office:value-type="float" office:value="0.7" calcext:value-type="float">
            <text:p>0,7000</text:p>
          </table:table-cell>
        </table:table-row>
        <table:table-row table:style-name="ro1">
          <table:table-cell table:number-columns-repeated="6"/>
          <table:table-cell office:value-type="float" office:value="382.082" calcext:value-type="float">
            <text:p>382,08</text:p>
          </table:table-cell>
          <table:table-cell table:formula="of:=[.G52]/[.$G$69]" office:value-type="float" office:value="0.0315413960494872" calcext:value-type="float">
            <text:p>0,0315</text:p>
          </table:table-cell>
          <table:table-cell table:formula="of:=[.G52]+[.I51]" office:value-type="float" office:value="6272.132" calcext:value-type="float">
            <text:p>6.272,13</text:p>
          </table:table-cell>
          <table:table-cell table:formula="of:=[.H52]+[.J51]" office:value-type="float" office:value="0.517773146828855" calcext:value-type="float">
            <text:p>0,5178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formula="of:=[.O51]" office:value-type="float" office:value="428.2265" calcext:value-type="float">
            <text:p>428,23</text:p>
          </table:table-cell>
          <table:table-cell office:value-type="string" calcext:value-type="string">
            <text:p>--|</text:p>
          </table:table-cell>
          <table:table-cell table:formula="of:=[.M52]+[.$N$43]" office:value-type="float" office:value="449.5195" calcext:value-type="float">
            <text:p>449,52</text:p>
          </table:table-cell>
          <table:table-cell table:style-name="ce26" table:formula="of:=([.M52]+[.O52])/2" office:value-type="float" office:value="438.873" calcext:value-type="float">
            <text:p>438,87</text:p>
          </table:table-cell>
          <table:table-cell office:value-type="float" office:value="2" calcext:value-type="float">
            <text:p>2</text:p>
          </table:table-cell>
          <table:table-cell table:formula="of:=[.Q52]/[.$Q$62]" office:value-type="float" office:value="0.0666666666666667" calcext:value-type="float">
            <text:p>0,0667</text:p>
          </table:table-cell>
          <table:table-cell table:formula="of:=[.Q52]+[.S51]" office:value-type="float" office:value="23" calcext:value-type="float">
            <text:p>23</text:p>
          </table:table-cell>
          <table:table-cell table:formula="of:=[.R52]+[.T51]" office:value-type="float" office:value="0.766666666666667" calcext:value-type="float">
            <text:p>0,7667</text:p>
          </table:table-cell>
        </table:table-row>
        <table:table-row table:style-name="ro1">
          <table:table-cell table:number-columns-repeated="6"/>
          <table:table-cell office:value-type="float" office:value="438.252" calcext:value-type="float">
            <text:p>438,25</text:p>
          </table:table-cell>
          <table:table-cell table:formula="of:=[.G53]/[.$G$69]" office:value-type="float" office:value="0.036178307016504" calcext:value-type="float">
            <text:p>0,0362</text:p>
          </table:table-cell>
          <table:table-cell table:formula="of:=[.G53]+[.I52]" office:value-type="float" office:value="6710.384" calcext:value-type="float">
            <text:p>6.710,38</text:p>
          </table:table-cell>
          <table:table-cell table:formula="of:=[.H53]+[.J52]" office:value-type="float" office:value="0.553951453845359" calcext:value-type="float">
            <text:p>0,554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formula="of:=[.O52]" office:value-type="float" office:value="449.5195" calcext:value-type="float">
            <text:p>449,52</text:p>
          </table:table-cell>
          <table:table-cell office:value-type="string" calcext:value-type="string">
            <text:p>--|</text:p>
          </table:table-cell>
          <table:table-cell table:formula="of:=[.M53]+[.$N$43]" office:value-type="float" office:value="470.8125" calcext:value-type="float">
            <text:p>470,81</text:p>
          </table:table-cell>
          <table:table-cell table:style-name="ce26" table:formula="of:=([.M53]+[.O53])/2" office:value-type="float" office:value="460.166" calcext:value-type="float">
            <text:p>460,17</text:p>
          </table:table-cell>
          <table:table-cell office:value-type="float" office:value="3" calcext:value-type="float">
            <text:p>3</text:p>
          </table:table-cell>
          <table:table-cell table:formula="of:=[.Q53]/[.$Q$62]" office:value-type="float" office:value="0.1" calcext:value-type="float">
            <text:p>0,1000</text:p>
          </table:table-cell>
          <table:table-cell table:formula="of:=[.Q53]+[.S52]" office:value-type="float" office:value="26" calcext:value-type="float">
            <text:p>26</text:p>
          </table:table-cell>
          <table:table-cell table:formula="of:=[.R53]+[.T52]" office:value-type="float" office:value="0.866666666666667" calcext:value-type="float">
            <text:p>0,8667</text:p>
          </table:table-cell>
        </table:table-row>
        <table:table-row table:style-name="ro1">
          <table:table-cell table:number-columns-repeated="6"/>
          <table:table-cell office:value-type="float" office:value="396.261" calcext:value-type="float">
            <text:p>396,26</text:p>
          </table:table-cell>
          <table:table-cell table:formula="of:=[.G54]/[.$G$69]" office:value-type="float" office:value="0.0327118920544958" calcext:value-type="float">
            <text:p>0,0327</text:p>
          </table:table-cell>
          <table:table-cell table:formula="of:=[.G54]+[.I53]" office:value-type="float" office:value="7106.645" calcext:value-type="float">
            <text:p>7.106,65</text:p>
          </table:table-cell>
          <table:table-cell table:formula="of:=[.H54]+[.J53]" office:value-type="float" office:value="0.586663345899855" calcext:value-type="float">
            <text:p>0,5867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formula="of:=[.O53]" office:value-type="float" office:value="470.8125" calcext:value-type="float">
            <text:p>470,81</text:p>
          </table:table-cell>
          <table:table-cell office:value-type="string" calcext:value-type="string">
            <text:p>--|</text:p>
          </table:table-cell>
          <table:table-cell table:formula="of:=[.M54]+[.$N$43]" office:value-type="float" office:value="492.1055" calcext:value-type="float">
            <text:p>492,11</text:p>
          </table:table-cell>
          <table:table-cell table:style-name="ce26" table:formula="of:=([.M54]+[.O54])/2" office:value-type="float" office:value="481.459" calcext:value-type="float">
            <text:p>481,46</text:p>
          </table:table-cell>
          <table:table-cell office:value-type="float" office:value="0" calcext:value-type="float">
            <text:p>0</text:p>
          </table:table-cell>
          <table:table-cell table:formula="of:=[.Q54]/[.$Q$62]" office:value-type="float" office:value="0" calcext:value-type="float">
            <text:p>0,0000</text:p>
          </table:table-cell>
          <table:table-cell table:formula="of:=[.Q54]+[.S53]" office:value-type="float" office:value="26" calcext:value-type="float">
            <text:p>26</text:p>
          </table:table-cell>
          <table:table-cell table:formula="of:=[.R54]+[.T53]" office:value-type="float" office:value="0.866666666666667" calcext:value-type="float">
            <text:p>0,8667</text:p>
          </table:table-cell>
        </table:table-row>
        <table:table-row table:style-name="ro1">
          <table:table-cell table:number-columns-repeated="6"/>
          <table:table-cell office:value-type="float" office:value="353.701" calcext:value-type="float">
            <text:p>353,70</text:p>
          </table:table-cell>
          <table:table-cell table:formula="of:=[.G55]/[.$G$69]" office:value-type="float" office:value="0.0291985053577496" calcext:value-type="float">
            <text:p>0,0292</text:p>
          </table:table-cell>
          <table:table-cell table:formula="of:=[.G55]+[.I54]" office:value-type="float" office:value="7460.346" calcext:value-type="float">
            <text:p>7.460,35</text:p>
          </table:table-cell>
          <table:table-cell table:formula="of:=[.H55]+[.J54]" office:value-type="float" office:value="0.615861851257604" calcext:value-type="float">
            <text:p>0,6159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formula="of:=[.O54]" office:value-type="float" office:value="492.1055" calcext:value-type="float">
            <text:p>492,11</text:p>
          </table:table-cell>
          <table:table-cell office:value-type="string" calcext:value-type="string">
            <text:p>--|</text:p>
          </table:table-cell>
          <table:table-cell table:formula="of:=[.M55]+[.$N$43]" office:value-type="float" office:value="513.3985" calcext:value-type="float">
            <text:p>513,40</text:p>
          </table:table-cell>
          <table:table-cell table:style-name="ce26" table:formula="of:=([.M55]+[.O55])/2" office:value-type="float" office:value="502.752" calcext:value-type="float">
            <text:p>502,75</text:p>
          </table:table-cell>
          <table:table-cell office:value-type="float" office:value="3" calcext:value-type="float">
            <text:p>3</text:p>
          </table:table-cell>
          <table:table-cell table:formula="of:=[.Q55]/[.$Q$62]" office:value-type="float" office:value="0.1" calcext:value-type="float">
            <text:p>0,1000</text:p>
          </table:table-cell>
          <table:table-cell table:formula="of:=[.Q55]+[.S54]" office:value-type="float" office:value="29" calcext:value-type="float">
            <text:p>29</text:p>
          </table:table-cell>
          <table:table-cell table:formula="of:=[.R55]+[.T54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248" calcext:value-type="float">
            <text:p>356,25</text:p>
          </table:table-cell>
          <table:table-cell table:formula="of:=[.G56]/[.$G$69]" office:value-type="float" office:value="0.029408763720452" calcext:value-type="float">
            <text:p>0,0294</text:p>
          </table:table-cell>
          <table:table-cell table:formula="of:=[.G56]+[.I55]" office:value-type="float" office:value="7816.594" calcext:value-type="float">
            <text:p>7.816,59</text:p>
          </table:table-cell>
          <table:table-cell table:formula="of:=[.H56]+[.J55]" office:value-type="float" office:value="0.645270614978056" calcext:value-type="float">
            <text:p>0,645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formula="of:=[.O55]" office:value-type="float" office:value="513.3985" calcext:value-type="float">
            <text:p>513,40</text:p>
          </table:table-cell>
          <table:table-cell office:value-type="string" calcext:value-type="string">
            <text:p>--|</text:p>
          </table:table-cell>
          <table:table-cell table:formula="of:=[.M56]+[.$N$43]" office:value-type="float" office:value="534.6915" calcext:value-type="float">
            <text:p>534,69</text:p>
          </table:table-cell>
          <table:table-cell table:style-name="ce26" table:formula="of:=([.M56]+[.O56])/2" office:value-type="float" office:value="524.045" calcext:value-type="float">
            <text:p>524,05</text:p>
          </table:table-cell>
          <table:table-cell office:value-type="float" office:value="0" calcext:value-type="float">
            <text:p>0</text:p>
          </table:table-cell>
          <table:table-cell table:formula="of:=[.Q56]/[.$Q$62]" office:value-type="float" office:value="0" calcext:value-type="float">
            <text:p>0,0000</text:p>
          </table:table-cell>
          <table:table-cell table:formula="of:=[.Q56]+[.S55]" office:value-type="float" office:value="29" calcext:value-type="float">
            <text:p>29</text:p>
          </table:table-cell>
          <table:table-cell table:formula="of:=[.R56]+[.T55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34" calcext:value-type="float">
            <text:p>356,34</text:p>
          </table:table-cell>
          <table:table-cell table:formula="of:=[.G57]/[.$G$69]" office:value-type="float" office:value="0.029416358447334" calcext:value-type="float">
            <text:p>0,0294</text:p>
          </table:table-cell>
          <table:table-cell table:formula="of:=[.G57]+[.I56]" office:value-type="float" office:value="8172.934" calcext:value-type="float">
            <text:p>8.172,93</text:p>
          </table:table-cell>
          <table:table-cell table:formula="of:=[.H57]+[.J56]" office:value-type="float" office:value="0.67468697342539" calcext:value-type="float">
            <text:p>0,674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formula="of:=[.O56]" office:value-type="float" office:value="534.6915" calcext:value-type="float">
            <text:p>534,69</text:p>
          </table:table-cell>
          <table:table-cell office:value-type="string" calcext:value-type="string">
            <text:p>--|</text:p>
          </table:table-cell>
          <table:table-cell table:formula="of:=[.M57]+[.$N$43]" office:value-type="float" office:value="555.9845" calcext:value-type="float">
            <text:p>555,98</text:p>
          </table:table-cell>
          <table:table-cell table:style-name="ce26" table:formula="of:=([.M57]+[.O57])/2" office:value-type="float" office:value="545.338" calcext:value-type="float">
            <text:p>545,34</text:p>
          </table:table-cell>
          <table:table-cell office:value-type="float" office:value="0" calcext:value-type="float">
            <text:p>0</text:p>
          </table:table-cell>
          <table:table-cell table:formula="of:=[.Q57]/[.$Q$62]" office:value-type="float" office:value="0" calcext:value-type="float">
            <text:p>0,0000</text:p>
          </table:table-cell>
          <table:table-cell table:formula="of:=[.Q57]+[.S56]" office:value-type="float" office:value="29" calcext:value-type="float">
            <text:p>29</text:p>
          </table:table-cell>
          <table:table-cell table:formula="of:=[.R57]+[.T56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67.382" calcext:value-type="float">
            <text:p>367,38</text:p>
          </table:table-cell>
          <table:table-cell table:formula="of:=[.G58]/[.$G$69]" office:value-type="float" office:value="0.03032789077594" calcext:value-type="float">
            <text:p>0,0303</text:p>
          </table:table-cell>
          <table:table-cell table:formula="of:=[.G58]+[.I57]" office:value-type="float" office:value="8540.316" calcext:value-type="float">
            <text:p>8.540,32</text:p>
          </table:table-cell>
          <table:table-cell table:formula="of:=[.H58]+[.J57]" office:value-type="float" office:value="0.70501486420133" calcext:value-type="float">
            <text:p>0,7050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formula="of:=[.O57]" office:value-type="float" office:value="555.9845" calcext:value-type="float">
            <text:p>555,98</text:p>
          </table:table-cell>
          <table:table-cell office:value-type="string" calcext:value-type="string">
            <text:p>--|</text:p>
          </table:table-cell>
          <table:table-cell table:formula="of:=[.M58]+[.$N$43]" office:value-type="float" office:value="577.2775" calcext:value-type="float">
            <text:p>577,28</text:p>
          </table:table-cell>
          <table:table-cell table:style-name="ce26" table:formula="of:=([.M58]+[.O58])/2" office:value-type="float" office:value="566.631" calcext:value-type="float">
            <text:p>566,63</text:p>
          </table:table-cell>
          <table:table-cell office:value-type="float" office:value="0" calcext:value-type="float">
            <text:p>0</text:p>
          </table:table-cell>
          <table:table-cell table:formula="of:=[.Q58]/[.$Q$62]" office:value-type="float" office:value="0" calcext:value-type="float">
            <text:p>0,0000</text:p>
          </table:table-cell>
          <table:table-cell table:formula="of:=[.Q58]+[.S57]" office:value-type="float" office:value="29" calcext:value-type="float">
            <text:p>29</text:p>
          </table:table-cell>
          <table:table-cell table:formula="of:=[.R58]+[.T57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191" calcext:value-type="float">
            <text:p>356,19</text:p>
          </table:table-cell>
          <table:table-cell table:formula="of:=[.G59]/[.$G$69]" office:value-type="float" office:value="0.0294040582918403" calcext:value-type="float">
            <text:p>0,0294</text:p>
          </table:table-cell>
          <table:table-cell table:formula="of:=[.G59]+[.I58]" office:value-type="float" office:value="8896.507" calcext:value-type="float">
            <text:p>8.896,51</text:p>
          </table:table-cell>
          <table:table-cell table:formula="of:=[.H59]+[.J58]" office:value-type="float" office:value="0.73441892249317" calcext:value-type="float">
            <text:p>0,734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formula="of:=[.O58]" office:value-type="float" office:value="577.2775" calcext:value-type="float">
            <text:p>577,28</text:p>
          </table:table-cell>
          <table:table-cell office:value-type="string" calcext:value-type="string">
            <text:p>--|</text:p>
          </table:table-cell>
          <table:table-cell table:formula="of:=[.M59]+[.$N$43]" office:value-type="float" office:value="598.5705" calcext:value-type="float">
            <text:p>598,57</text:p>
          </table:table-cell>
          <table:table-cell table:style-name="ce26" table:formula="of:=([.M59]+[.O59])/2" office:value-type="float" office:value="587.924" calcext:value-type="float">
            <text:p>587,92</text:p>
          </table:table-cell>
          <table:table-cell office:value-type="float" office:value="0" calcext:value-type="float">
            <text:p>0</text:p>
          </table:table-cell>
          <table:table-cell table:formula="of:=[.Q59]/[.$Q$62]" office:value-type="float" office:value="0" calcext:value-type="float">
            <text:p>0,0000</text:p>
          </table:table-cell>
          <table:table-cell table:formula="of:=[.Q59]+[.S58]" office:value-type="float" office:value="29" calcext:value-type="float">
            <text:p>29</text:p>
          </table:table-cell>
          <table:table-cell table:formula="of:=[.R59]+[.T58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7.152" calcext:value-type="float">
            <text:p>357,15</text:p>
          </table:table-cell>
          <table:table-cell table:formula="of:=[.G60]/[.$G$69]" office:value-type="float" office:value="0.0294833901672062" calcext:value-type="float">
            <text:p>0,0295</text:p>
          </table:table-cell>
          <table:table-cell table:formula="of:=[.G60]+[.I59]" office:value-type="float" office:value="9253.659" calcext:value-type="float">
            <text:p>9.253,66</text:p>
          </table:table-cell>
          <table:table-cell table:formula="of:=[.H60]+[.J59]" office:value-type="float" office:value="0.763902312660377" calcext:value-type="float">
            <text:p>0,7639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formula="of:=[.O59]" office:value-type="float" office:value="598.5705" calcext:value-type="float">
            <text:p>598,57</text:p>
          </table:table-cell>
          <table:table-cell office:value-type="string" calcext:value-type="string">
            <text:p>--|</text:p>
          </table:table-cell>
          <table:table-cell table:formula="of:=[.M60]+[.$N$43]" office:value-type="float" office:value="619.8635" calcext:value-type="float">
            <text:p>619,86</text:p>
          </table:table-cell>
          <table:table-cell table:style-name="ce26" table:formula="of:=([.M60]+[.O60])/2" office:value-type="float" office:value="609.217" calcext:value-type="float">
            <text:p>609,22</text:p>
          </table:table-cell>
          <table:table-cell office:value-type="float" office:value="0" calcext:value-type="float">
            <text:p>0</text:p>
          </table:table-cell>
          <table:table-cell table:formula="of:=[.Q60]/[.$Q$62]" office:value-type="float" office:value="0" calcext:value-type="float">
            <text:p>0,0000</text:p>
          </table:table-cell>
          <table:table-cell table:formula="of:=[.Q60]+[.S59]" office:value-type="float" office:value="29" calcext:value-type="float">
            <text:p>29</text:p>
          </table:table-cell>
          <table:table-cell table:formula="of:=[.R60]+[.T59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9.267" calcext:value-type="float">
            <text:p>359,27</text:p>
          </table:table-cell>
          <table:table-cell table:formula="of:=[.G61]/[.$G$69]" office:value-type="float" office:value="0.0296579863341145" calcext:value-type="float">
            <text:p>0,0297</text:p>
          </table:table-cell>
          <table:table-cell table:formula="of:=[.G61]+[.I60]" office:value-type="float" office:value="9612.926" calcext:value-type="float">
            <text:p>9.612,93</text:p>
          </table:table-cell>
          <table:table-cell table:formula="of:=[.H61]+[.J60]" office:value-type="float" office:value="0.793560298994491" calcext:value-type="float">
            <text:p>0,7936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formula="of:=[.O60]" office:value-type="float" office:value="619.8635" calcext:value-type="float">
            <text:p>619,86</text:p>
          </table:table-cell>
          <table:table-cell office:value-type="string" calcext:value-type="string">
            <text:p>--|</text:p>
          </table:table-cell>
          <table:table-cell table:formula="of:=[.M61]+[.$N$43]" office:value-type="float" office:value="641.1565" calcext:value-type="float">
            <text:p>641,16</text:p>
          </table:table-cell>
          <table:table-cell table:style-name="ce26" table:formula="of:=([.M61]+[.O61])/2" office:value-type="float" office:value="630.51" calcext:value-type="float">
            <text:p>630,51</text:p>
          </table:table-cell>
          <table:table-cell office:value-type="float" office:value="1" calcext:value-type="float">
            <text:p>1</text:p>
          </table:table-cell>
          <table:table-cell table:formula="of:=[.Q61]/[.$Q$62]" office:value-type="float" office:value="0.0333333333333333" calcext:value-type="float">
            <text:p>0,0333</text:p>
          </table:table-cell>
          <table:table-cell table:formula="of:=[.Q61]+[.S60]" office:value-type="float" office:value="30" calcext:value-type="float">
            <text:p>30</text:p>
          </table:table-cell>
          <table:table-cell table:formula="of:=[.R61]+[.T60]" office:value-type="float" office:value="1" calcext:value-type="float">
            <text:p>1,0000</text:p>
          </table:table-cell>
        </table:table-row>
        <table:table-row table:style-name="ro1">
          <table:table-cell table:number-columns-repeated="6"/>
          <table:table-cell office:value-type="float" office:value="359.18" calcext:value-type="float">
            <text:p>359,18</text:p>
          </table:table-cell>
          <table:table-cell table:formula="of:=[.G62]/[.$G$69]" office:value-type="float" office:value="0.0296508043641282" calcext:value-type="float">
            <text:p>0,0297</text:p>
          </table:table-cell>
          <table:table-cell table:formula="of:=[.G62]+[.I61]" office:value-type="float" office:value="9972.106" calcext:value-type="float">
            <text:p>9.972,11</text:p>
          </table:table-cell>
          <table:table-cell table:formula="of:=[.H62]+[.J61]" office:value-type="float" office:value="0.823211103358619" calcext:value-type="float">
            <text:p>0,8232</text:p>
          </table:table-cell>
          <table:table-cell/>
          <table:table-cell table:style-name="ce20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47:.Q61])" office:value-type="float" office:value="30" calcext:value-type="float">
            <text:p>30</text:p>
          </table:table-cell>
          <table:table-cell table:style-name="ce13" table:formula="of:=SUM([.R47:.R61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 table:number-columns-repeated="6"/>
          <table:table-cell office:value-type="float" office:value="358.185" calcext:value-type="float">
            <text:p>358,19</text:p>
          </table:table-cell>
          <table:table-cell table:formula="of:=[.G63]/[.$G$69]" office:value-type="float" office:value="0.0295686657418711" calcext:value-type="float">
            <text:p>0,0296</text:p>
          </table:table-cell>
          <table:table-cell table:formula="of:=[.G63]+[.I62]" office:value-type="float" office:value="10330.291" calcext:value-type="float">
            <text:p>10.330,29</text:p>
          </table:table-cell>
          <table:table-cell table:formula="of:=[.H63]+[.J62]" office:value-type="float" office:value="0.85277976910049" calcext:value-type="float">
            <text:p>0,8528</text:p>
          </table:table-cell>
          <table:table-cell/>
          <table:table-cell table:style-name="ce20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float" office:value="357.628" calcext:value-type="float">
            <text:p>357,63</text:p>
          </table:table-cell>
          <table:table-cell table:formula="of:=[.G64]/[.$G$69]" office:value-type="float" office:value="0.0295226846236829" calcext:value-type="float">
            <text:p>0,0295</text:p>
          </table:table-cell>
          <table:table-cell table:formula="of:=[.G64]+[.I63]" office:value-type="float" office:value="10687.919" calcext:value-type="float">
            <text:p>10.687,92</text:p>
          </table:table-cell>
          <table:table-cell table:formula="of:=[.H64]+[.J63]" office:value-type="float" office:value="0.882302453724173" calcext:value-type="float">
            <text:p>0,882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357.849" calcext:value-type="float">
            <text:p>357,85</text:p>
          </table:table-cell>
          <table:table-cell table:formula="of:=[.G65]/[.$G$69]" office:value-type="float" office:value="0.0295409284784757" calcext:value-type="float">
            <text:p>0,0295</text:p>
          </table:table-cell>
          <table:table-cell table:formula="of:=[.G65]+[.I64]" office:value-type="float" office:value="11045.768" calcext:value-type="float">
            <text:p>11.045,77</text:p>
          </table:table-cell>
          <table:table-cell table:formula="of:=[.H65]+[.J64]" office:value-type="float" office:value="0.911843382202649" calcext:value-type="float">
            <text:p>0,91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358.153" calcext:value-type="float">
            <text:p>358,15</text:p>
          </table:table-cell>
          <table:table-cell table:formula="of:=[.G66]/[.$G$69]" office:value-type="float" office:value="0.0295660240977382" calcext:value-type="float">
            <text:p>0,0296</text:p>
          </table:table-cell>
          <table:table-cell table:formula="of:=[.G66]+[.I65]" office:value-type="float" office:value="11403.921" calcext:value-type="float">
            <text:p>11.403,92</text:p>
          </table:table-cell>
          <table:table-cell table:formula="of:=[.H66]+[.J65]" office:value-type="float" office:value="0.941409406300387" calcext:value-type="float">
            <text:p>0,94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355.68" calcext:value-type="float">
            <text:p>355,68</text:p>
          </table:table-cell>
          <table:table-cell table:formula="of:=[.G67]/[.$G$69]" office:value-type="float" office:value="0.0293618745370931" calcext:value-type="float">
            <text:p>0,0294</text:p>
          </table:table-cell>
          <table:table-cell table:formula="of:=[.G67]+[.I66]" office:value-type="float" office:value="11759.601" calcext:value-type="float">
            <text:p>11.759,60</text:p>
          </table:table-cell>
          <table:table-cell table:formula="of:=[.H67]+[.J66]" office:value-type="float" office:value="0.97077128083748" calcext:value-type="float">
            <text:p>0,970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6"/>
          <table:table-cell office:value-type="float" office:value="354.067" calcext:value-type="float">
            <text:p>354,07</text:p>
          </table:table-cell>
          <table:table-cell table:formula="of:=[.G68]/[.$G$69]" office:value-type="float" office:value="0.0292287191625196" calcext:value-type="float">
            <text:p>0,0292</text:p>
          </table:table-cell>
          <table:table-cell table:formula="of:=[.G68]+[.I67]" office:value-type="float" office:value="12113.668" calcext:value-type="float">
            <text:p>12.113,67</text:p>
          </table:table-cell>
          <table:table-cell table:style-name="ce17" table:formula="of:=[.H68]+[.J67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9"/>
        </table:table-row>
        <table:table-row table:style-name="ro1"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2" table:formula="of:=SUM([.G39:.G68])" office:value-type="float" office:value="12113.668" calcext:value-type="float">
            <text:p>12113,67</text:p>
          </table:table-cell>
          <table:table-cell table:style-name="ce15" table:formula="of:=SUM([.H39:.H68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</table:table>
      <table:table table:name="Todas as medidas descritivas" table:style-name="ta1">
        <table:table-column table:style-name="co1" table:default-cell-style-name="ce69"/>
        <table:table-column table:style-name="co5" table:default-cell-style-name="ce74"/>
        <table:table-column table:style-name="co6" table:default-cell-style-name="ce77"/>
        <table:table-column table:style-name="co7" table:default-cell-style-name="ce79"/>
        <table:table-column table:style-name="co8" table:default-cell-style-name="ce74"/>
        <table:table-column table:style-name="co1" table:default-cell-style-name="Default"/>
        <table:table-column table:style-name="co9" table:default-cell-style-name="ce99"/>
        <table:table-column table:style-name="co10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ce74"/>
        <table:table-row table:style-name="ro2">
          <table:table-cell table:style-name="ce68" office:value-type="string" calcext:value-type="string" table:number-columns-spanned="5" table:number-rows-spanned="1">
            <text:p>fread/fwrite</text:p>
          </table:table-cell>
          <table:covered-table-cell table:number-columns-repeated="3" table:style-name="ce72"/>
          <table:covered-table-cell table:style-name="ce82"/>
          <table:table-cell/>
          <table:table-cell table:style-name="ce98" office:value-type="string" calcext:value-type="string" table:number-columns-spanned="5" table:number-rows-spanned="1">
            <text:p>read/write</text:p>
          </table:table-cell>
          <table:covered-table-cell table:number-columns-repeated="3" table:style-name="ce101"/>
          <table:covered-table-cell table:style-name="ce104"/>
        </table:table-row>
        <table:table-row table:style-name="ro2">
          <table:table-cell office:value-type="string" calcext:value-type="string">
            <text:p>n</text:p>
          </table:table-cell>
          <table:table-cell table:style-name="ce73" table:formula="of:=COUNT([.D3:.D32])" office:value-type="float" office:value="30" calcext:value-type="float">
            <text:p>30</text:p>
          </table:table-cell>
          <table:table-cell/>
          <table:table-cell table:style-name="ce69" office:value-type="string" calcext:value-type="string">
            <text:p>valores (seg)</text:p>
          </table:table-cell>
          <table:table-cell table:style-name="ce69" office:value-type="string" calcext:value-type="string">
            <text:p>(x-média)^3</text:p>
          </table:table-cell>
          <table:table-cell/>
          <table:table-cell office:value-type="string" calcext:value-type="string">
            <text:p>n</text:p>
          </table:table-cell>
          <table:table-cell table:style-name="ce73" table:formula="of:=COUNT([.J3:.J32])" office:value-type="float" office:value="30" calcext:value-type="float">
            <text:p>30</text:p>
          </table:table-cell>
          <table:table-cell table:style-name="ce19"/>
          <table:table-cell table:style-name="ce102" office:value-type="string" calcext:value-type="string">
            <text:p>valores (seg)</text:p>
          </table:table-cell>
          <table:table-cell table:style-name="ce105" office:value-type="string" calcext:value-type="string">
            <text:p>(x-média)^3</text:p>
          </table:table-cell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D3:.D32])" office:value-type="float" office:value="406.413566666667" calcext:value-type="float">
            <text:p>406,41</text:p>
          </table:table-cell>
          <table:table-cell/>
          <table:table-cell table:formula="of:=[$'Distribuição de frequências'.B5]" office:value-type="float" office:value="427.626" calcext:value-type="float">
            <text:p>427,63</text:p>
          </table:table-cell>
          <table:table-cell table:formula="of:=([.D3]-[.$B$3])^3" office:value-type="float" office:value="9544.90194570467" calcext:value-type="float">
            <text:p>9544,90</text:p>
          </table:table-cell>
          <table:table-cell/>
          <table:table-cell office:value-type="string" calcext:value-type="string">
            <text:p>média</text:p>
          </table:table-cell>
          <table:table-cell table:style-name="ce74" table:formula="of:=AVERAGE([.J3:.J32])" office:value-type="float" office:value="403.788933333333" calcext:value-type="float">
            <text:p>403,79</text:p>
          </table:table-cell>
          <table:table-cell/>
          <table:table-cell table:formula="of:=[$'Distribuição de frequências'.C5]" office:value-type="float" office:value="469.539" calcext:value-type="float">
            <text:p>469,54</text:p>
          </table:table-cell>
          <table:table-cell table:formula="of:=([.J3]-[.$H$3])^3" office:value-type="float" office:value="284242.223988377" calcext:value-type="float">
            <text:p>284242,22</text:p>
          </table:table-cell>
        </table:table-row>
        <table:table-row table:style-name="ro2">
          <table:table-cell office:value-type="string" calcext:value-type="string">
            <text:p>moda</text:p>
          </table:table-cell>
          <table:table-cell table:style-name="ce75" table:formula="of:=COM.MICROSOFT.MODE.MULT([.D3:.D32])" office:value-type="string" office:string-value="" calcext:value-type="error">
            <text:p>#VALUE!</text:p>
          </table:table-cell>
          <table:table-cell/>
          <table:table-cell table:formula="of:=[$'Distribuição de frequências'.B6]" office:value-type="float" office:value="463.197" calcext:value-type="float">
            <text:p>463,20</text:p>
          </table:table-cell>
          <table:table-cell table:formula="of:=([.D4]-[.$B$3])^3" office:value-type="float" office:value="183090.134634491" calcext:value-type="float">
            <text:p>183090,13</text:p>
          </table:table-cell>
          <table:table-cell/>
          <table:table-cell office:value-type="string" calcext:value-type="string">
            <text:p>moda</text:p>
          </table:table-cell>
          <table:table-cell table:style-name="ce75" table:number-matrix-columns-spanned="1" table:number-matrix-rows-spanned="1" table:formula="of:=COM.MICROSOFT.MODE.MULT([.J3:.J32])" office:value-type="string" office:string-value="" calcext:value-type="error">
            <text:p>#VALUE!</text:p>
          </table:table-cell>
          <table:table-cell/>
          <table:table-cell table:formula="of:=[$'Distribuição de frequências'.C6]" office:value-type="float" office:value="469.063" calcext:value-type="float">
            <text:p>469,06</text:p>
          </table:table-cell>
          <table:table-cell table:formula="of:=([.J4]-[.$H$3])^3" office:value-type="float" office:value="278113.46253071" calcext:value-type="float">
            <text:p>278113,46</text:p>
          </table:table-cell>
        </table:table-row>
        <table:table-row table:style-name="ro2">
          <table:table-cell office:value-type="string" calcext:value-type="string">
            <text:p>mediana</text:p>
          </table:table-cell>
          <table:table-cell table:formula="of:=MEDIAN([.D3:.D32])" office:value-type="float" office:value="363.874" calcext:value-type="float">
            <text:p>363,87</text:p>
          </table:table-cell>
          <table:table-cell/>
          <table:table-cell table:formula="of:=[$'Distribuição de frequências'.B7]" office:value-type="float" office:value="481.013" calcext:value-type="float">
            <text:p>481,01</text:p>
          </table:table-cell>
          <table:table-cell table:formula="of:=([.D5]-[.$B$3])^3" office:value-type="float" office:value="415151.475299864" calcext:value-type="float">
            <text:p>415151,48</text:p>
          </table:table-cell>
          <table:table-cell/>
          <table:table-cell office:value-type="string" calcext:value-type="string">
            <text:p>mediana</text:p>
          </table:table-cell>
          <table:table-cell table:style-name="ce74" table:formula="of:=MEDIAN([.J3:.J32])" office:value-type="float" office:value="369.6385" calcext:value-type="float">
            <text:p>369,64</text:p>
          </table:table-cell>
          <table:table-cell/>
          <table:table-cell table:formula="of:=[$'Distribuição de frequências'.C7]" office:value-type="float" office:value="493.14" calcext:value-type="float">
            <text:p>493,14</text:p>
          </table:table-cell>
          <table:table-cell table:formula="of:=([.J5]-[.$H$3])^3" office:value-type="float" office:value="713344.347631983" calcext:value-type="float">
            <text:p>713344,35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table:formula="of:=QUARTILE([.D3:.D32];1)" office:value-type="float" office:value="351.07775" calcext:value-type="float">
            <text:p>351,08</text:p>
          </table:table-cell>
          <table:table-cell/>
          <table:table-cell table:formula="of:=[$'Distribuição de frequências'.B8]" office:value-type="float" office:value="727.043" calcext:value-type="float">
            <text:p>727,04</text:p>
          </table:table-cell>
          <table:table-cell table:formula="of:=([.D6]-[.$B$3])^3" office:value-type="float" office:value="32961742.5082411" calcext:value-type="float">
            <text:p>32961742,51</text:p>
          </table:table-cell>
          <table:table-cell/>
          <table:table-cell office:value-type="string" calcext:value-type="string">
            <text:p>Q1</text:p>
          </table:table-cell>
          <table:table-cell table:style-name="ce74" table:formula="of:=QUARTILE([.J3:.J32];1)" office:value-type="float" office:value="357.68325" calcext:value-type="float">
            <text:p>357,68</text:p>
          </table:table-cell>
          <table:table-cell/>
          <table:table-cell table:formula="of:=[$'Distribuição de frequências'.C8]" office:value-type="float" office:value="461.354" calcext:value-type="float">
            <text:p>461,35</text:p>
          </table:table-cell>
          <table:table-cell table:formula="of:=([.J6]-[.$H$3])^3" office:value-type="float" office:value="190755.485583738" calcext:value-type="float">
            <text:p>190755,49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table:formula="of:=QUARTILE([.D3:.D32];2)" office:value-type="float" office:value="363.874" calcext:value-type="float">
            <text:p>363,87</text:p>
          </table:table-cell>
          <table:table-cell/>
          <table:table-cell table:formula="of:=[$'Distribuição de frequências'.B9]" office:value-type="float" office:value="517.853" calcext:value-type="float">
            <text:p>517,85</text:p>
          </table:table-cell>
          <table:table-cell table:formula="of:=([.D7]-[.$B$3])^3" office:value-type="float" office:value="1383938.16200623" calcext:value-type="float">
            <text:p>1383938,16</text:p>
          </table:table-cell>
          <table:table-cell/>
          <table:table-cell office:value-type="string" calcext:value-type="string">
            <text:p>Q2</text:p>
          </table:table-cell>
          <table:table-cell table:style-name="ce74" table:formula="of:=QUARTILE([.J3:.J32];2)" office:value-type="float" office:value="369.6385" calcext:value-type="float">
            <text:p>369,64</text:p>
          </table:table-cell>
          <table:table-cell/>
          <table:table-cell table:formula="of:=[$'Distribuição de frequências'.C9]" office:value-type="float" office:value="499.829" calcext:value-type="float">
            <text:p>499,83</text:p>
          </table:table-cell>
          <table:table-cell table:formula="of:=([.J7]-[.$H$3])^3" office:value-type="float" office:value="885844.225601601" calcext:value-type="float">
            <text:p>885844,23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table:formula="of:=QUARTILE([.D3:.D32];3)" office:value-type="float" office:value="454.30425" calcext:value-type="float">
            <text:p>454,30</text:p>
          </table:table-cell>
          <table:table-cell/>
          <table:table-cell table:formula="of:=[$'Distribuição de frequências'.B10]" office:value-type="float" office:value="499.933" calcext:value-type="float">
            <text:p>499,93</text:p>
          </table:table-cell>
          <table:table-cell table:formula="of:=([.D8]-[.$B$3])^3" office:value-type="float" office:value="817910.154114411" calcext:value-type="float">
            <text:p>817910,15</text:p>
          </table:table-cell>
          <table:table-cell/>
          <table:table-cell office:value-type="string" calcext:value-type="string">
            <text:p>Q3</text:p>
          </table:table-cell>
          <table:table-cell table:style-name="ce74" table:formula="of:=QUARTILE([.J3:.J32];3)" office:value-type="float" office:value="439.04925" calcext:value-type="float">
            <text:p>439,05</text:p>
          </table:table-cell>
          <table:table-cell/>
          <table:table-cell table:formula="of:=[$'Distribuição de frequências'.C10]" office:value-type="float" office:value="508.222" calcext:value-type="float">
            <text:p>508,22</text:p>
          </table:table-cell>
          <table:table-cell table:formula="of:=([.J8]-[.$H$3])^3" office:value-type="float" office:value="1138974.74300243" calcext:value-type="float">
            <text:p>1138974,74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table:formula="of:=PERCENTILE([.D3:.D32];0.1)" office:value-type="float" office:value="350.112" calcext:value-type="float">
            <text:p>350,11</text:p>
          </table:table-cell>
          <table:table-cell/>
          <table:table-cell table:formula="of:=[$'Distribuição de frequências'.B11]" office:value-type="float" office:value="484.764" calcext:value-type="float">
            <text:p>484,76</text:p>
          </table:table-cell>
          <table:table-cell table:formula="of:=([.D9]-[.$B$3])^3" office:value-type="float" office:value="480976.888258387" calcext:value-type="float">
            <text:p>480976,89</text:p>
          </table:table-cell>
          <table:table-cell/>
          <table:table-cell office:value-type="string" calcext:value-type="string">
            <text:p>D1</text:p>
          </table:table-cell>
          <table:table-cell table:style-name="ce74" table:formula="of:=PERCENTILE([.J3:.J32];0.1)" office:value-type="float" office:value="356.1399" calcext:value-type="float">
            <text:p>356,14</text:p>
          </table:table-cell>
          <table:table-cell/>
          <table:table-cell table:formula="of:=[$'Distribuição de frequências'.C11]" office:value-type="float" office:value="384.514" calcext:value-type="float">
            <text:p>384,51</text:p>
          </table:table-cell>
          <table:table-cell table:formula="of:=([.J9]-[.$H$3])^3" office:value-type="float" office:value="-7161.08211700697" calcext:value-type="float">
            <text:p>-7161,08</text:p>
          </table:table-cell>
        </table:table-row>
        <table:table-row table:style-name="ro2">
          <table:table-cell office:value-type="string" calcext:value-type="string">
            <text:p>D9</text:p>
          </table:table-cell>
          <table:table-cell table:formula="of:=PERCENTILE([.D3:.D32];0.9)" office:value-type="float" office:value="501.4576" calcext:value-type="float">
            <text:p>501,46</text:p>
          </table:table-cell>
          <table:table-cell/>
          <table:table-cell table:formula="of:=[$'Distribuição de frequências'.B12]" office:value-type="float" office:value="370.96" calcext:value-type="float">
            <text:p>370,96</text:p>
          </table:table-cell>
          <table:table-cell table:formula="of:=([.D10]-[.$B$3])^3" office:value-type="float" office:value="-44563.5516946856" calcext:value-type="float">
            <text:p>-44563,55</text:p>
          </table:table-cell>
          <table:table-cell/>
          <table:table-cell office:value-type="string" calcext:value-type="string">
            <text:p>D9</text:p>
          </table:table-cell>
          <table:table-cell table:style-name="ce74" table:formula="of:=PERCENTILE([.J3:.J32];0.9)" office:value-type="float" office:value="493.8089" calcext:value-type="float">
            <text:p>493,81</text:p>
          </table:table-cell>
          <table:table-cell/>
          <table:table-cell table:formula="of:=[$'Distribuição de frequências'.C12]" office:value-type="float" office:value="407.587" calcext:value-type="float">
            <text:p>407,59</text:p>
          </table:table-cell>
          <table:table-cell table:formula="of:=([.J10]-[.$H$3])^3" office:value-type="float" office:value="54.7882906034405" calcext:value-type="float">
            <text:p>54,79</text:p>
          </table:table-cell>
        </table:table-row>
        <table:table-row table:style-name="ro2">
          <table:table-cell office:value-type="string" calcext:value-type="string">
            <text:p>P2.5</text:p>
          </table:table-cell>
          <table:table-cell table:formula="of:=PERCENTILE([.D3:.D32];0.025)" office:value-type="float" office:value="349.8027" calcext:value-type="float">
            <text:p>349,80</text:p>
          </table:table-cell>
          <table:table-cell/>
          <table:table-cell table:formula="of:=[$'Distribuição de frequências'.B13]" office:value-type="float" office:value="397.022" calcext:value-type="float">
            <text:p>397,02</text:p>
          </table:table-cell>
          <table:table-cell table:formula="of:=([.D11]-[.$B$3])^3" office:value-type="float" office:value="-828.350497015548" calcext:value-type="float">
            <text:p>-828,35</text:p>
          </table:table-cell>
          <table:table-cell/>
          <table:table-cell office:value-type="string" calcext:value-type="string">
            <text:p>P2.5</text:p>
          </table:table-cell>
          <table:table-cell table:style-name="ce74" table:formula="of:=PERCENTILE([.J3:.J32];0.025)" office:value-type="float" office:value="353.96635" calcext:value-type="float">
            <text:p>353,97</text:p>
          </table:table-cell>
          <table:table-cell/>
          <table:table-cell table:formula="of:=[$'Distribuição de frequências'.C13]" office:value-type="float" office:value="439.315" calcext:value-type="float">
            <text:p>439,32</text:p>
          </table:table-cell>
          <table:table-cell table:formula="of:=([.J11]-[.$H$3])^3" office:value-type="float" office:value="44837.4989313849" calcext:value-type="float">
            <text:p>44837,50</text:p>
          </table:table-cell>
        </table:table-row>
        <table:table-row table:style-name="ro2">
          <table:table-cell office:value-type="string" calcext:value-type="string">
            <text:p>P97.5</text:p>
          </table:table-cell>
          <table:table-cell table:formula="of:=PERCENTILE([.D3:.D32];0.975)" office:value-type="float" office:value="575.38025" calcext:value-type="float">
            <text:p>575,38</text:p>
          </table:table-cell>
          <table:table-cell/>
          <table:table-cell table:formula="of:=[$'Distribuição de frequências'.B14]" office:value-type="float" office:value="499.645" calcext:value-type="float">
            <text:p>499,65</text:p>
          </table:table-cell>
          <table:table-cell table:formula="of:=([.D12]-[.$B$3])^3" office:value-type="float" office:value="810376.95672308" calcext:value-type="float">
            <text:p>810376,96</text:p>
          </table:table-cell>
          <table:table-cell/>
          <table:table-cell office:value-type="string" calcext:value-type="string">
            <text:p>P97.5</text:p>
          </table:table-cell>
          <table:table-cell table:style-name="ce74" table:formula="of:=PERCENTILE([.D3:.D32];0.975)" office:value-type="float" office:value="575.38025" calcext:value-type="float">
            <text:p>575,38</text:p>
          </table:table-cell>
          <table:table-cell/>
          <table:table-cell table:formula="of:=[$'Distribuição de frequências'.C14]" office:value-type="float" office:value="630.51" calcext:value-type="float">
            <text:p>630,51</text:p>
          </table:table-cell>
          <table:table-cell table:formula="of:=([.J12]-[.$H$3])^3" office:value-type="float" office:value="11654016.4954888" calcext:value-type="float">
            <text:p>11654016,50</text:p>
          </table:table-cell>
        </table:table-row>
        <table:table-row table:style-name="ro2">
          <table:table-cell office:value-type="string" calcext:value-type="string">
            <text:p>DMA</text:p>
          </table:table-cell>
          <table:table-cell table:formula="of:=AVEDEV([.D3:.D32])" office:value-type="float" office:value="63.90206" calcext:value-type="float">
            <text:p>63,90</text:p>
          </table:table-cell>
          <table:table-cell/>
          <table:table-cell table:formula="of:=[$'Distribuição de frequências'.B15]" office:value-type="float" office:value="391.028" calcext:value-type="float">
            <text:p>391,03</text:p>
          </table:table-cell>
          <table:table-cell table:formula="of:=([.D13]-[.$B$3])^3" office:value-type="float" office:value="-3642.00459342855" calcext:value-type="float">
            <text:p>-3642,00</text:p>
          </table:table-cell>
          <table:table-cell/>
          <table:table-cell office:value-type="string" calcext:value-type="string">
            <text:p>DMA</text:p>
          </table:table-cell>
          <table:table-cell table:style-name="ce74" table:formula="of:=AVEDEV([.J3:.J32])" office:value-type="float" office:value="51.9281111111111" calcext:value-type="float">
            <text:p>51,93</text:p>
          </table:table-cell>
          <table:table-cell/>
          <table:table-cell table:formula="of:=[$'Distribuição de frequências'.C15]" office:value-type="float" office:value="366.064" calcext:value-type="float">
            <text:p>366,06</text:p>
          </table:table-cell>
          <table:table-cell table:formula="of:=([.J13]-[.$H$3])^3" office:value-type="float" office:value="-53689.0158185028" calcext:value-type="float">
            <text:p>-53689,02</text:p>
          </table:table-cell>
        </table:table-row>
        <table:table-row table:style-name="ro2">
          <table:table-cell office:value-type="string" calcext:value-type="string">
            <text:p>VAR</text:p>
          </table:table-cell>
          <table:table-cell table:formula="of:=VAR([.D3:.D32])" office:value-type="float" office:value="7182.11687315057" calcext:value-type="float">
            <text:p>7182,12</text:p>
          </table:table-cell>
          <table:table-cell/>
          <table:table-cell table:formula="of:=[$'Distribuição de frequências'.B16]" office:value-type="float" office:value="356.788" calcext:value-type="float">
            <text:p>356,79</text:p>
          </table:table-cell>
          <table:table-cell table:formula="of:=([.D14]-[.$B$3])^3" office:value-type="float" office:value="-122212.727552493" calcext:value-type="float">
            <text:p>-122212,73</text:p>
          </table:table-cell>
          <table:table-cell/>
          <table:table-cell office:value-type="string" calcext:value-type="string">
            <text:p>VAR</text:p>
          </table:table-cell>
          <table:table-cell table:style-name="ce74" table:formula="of:=VAR([.J3:.J32])" office:value-type="float" office:value="4392.57430178851" calcext:value-type="float">
            <text:p>4392,57</text:p>
          </table:table-cell>
          <table:table-cell/>
          <table:table-cell table:formula="of:=[$'Distribuição de frequências'.C16]" office:value-type="float" office:value="371.895" calcext:value-type="float">
            <text:p>371,90</text:p>
          </table:table-cell>
          <table:table-cell table:formula="of:=([.J14]-[.$H$3])^3" office:value-type="float" office:value="-32443.2420199621" calcext:value-type="float">
            <text:p>-32443,24</text:p>
          </table:table-cell>
        </table:table-row>
        <table:table-row table:style-name="ro2">
          <table:table-cell office:value-type="string" calcext:value-type="string">
            <text:p>DP</text:p>
          </table:table-cell>
          <table:table-cell table:formula="of:=STDEV([.D3:.D32])" office:value-type="float" office:value="84.7473708922618" calcext:value-type="float">
            <text:p>84,75</text:p>
          </table:table-cell>
          <table:table-cell/>
          <table:table-cell table:formula="of:=[$'Distribuição de frequências'.B17]" office:value-type="float" office:value="375.19" calcext:value-type="float">
            <text:p>375,19</text:p>
          </table:table-cell>
          <table:table-cell table:formula="of:=([.D15]-[.$B$3])^3" office:value-type="float" office:value="-30440.2022053847" calcext:value-type="float">
            <text:p>-30440,20</text:p>
          </table:table-cell>
          <table:table-cell/>
          <table:table-cell office:value-type="string" calcext:value-type="string">
            <text:p>DP</text:p>
          </table:table-cell>
          <table:table-cell table:style-name="ce74" table:formula="of:=STDEV([.J3:.J32])" office:value-type="float" office:value="66.2764988648956" calcext:value-type="float">
            <text:p>66,28</text:p>
          </table:table-cell>
          <table:table-cell/>
          <table:table-cell table:formula="of:=[$'Distribuição de frequências'.C17]" office:value-type="float" office:value="389.018" calcext:value-type="float">
            <text:p>389,02</text:p>
          </table:table-cell>
          <table:table-cell table:formula="of:=([.J15]-[.$H$3])^3" office:value-type="float" office:value="-3222.72919971976" calcext:value-type="float">
            <text:p>-3222,73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style-name="ce76" table:formula="of:=[.B15]/[.B3]" office:value-type="percentage" office:value="0.208524955471701" calcext:value-type="percentage">
            <text:p>20,85%</text:p>
          </table:table-cell>
          <table:table-cell/>
          <table:table-cell table:formula="of:=[$'Distribuição de frequências'.B18]" office:value-type="float" office:value="384.635" calcext:value-type="float">
            <text:p>384,64</text:p>
          </table:table-cell>
          <table:table-cell table:formula="of:=([.D16]-[.$B$3])^3" office:value-type="float" office:value="-10329.7041021145" calcext:value-type="float">
            <text:p>-10329,70</text:p>
          </table:table-cell>
          <table:table-cell/>
          <table:table-cell office:value-type="string" calcext:value-type="string">
            <text:p>CV</text:p>
          </table:table-cell>
          <table:table-cell table:style-name="ce76" table:formula="of:=[.H15]/[.H3]" office:value-type="percentage" office:value="0.164136491601625" calcext:value-type="percentage">
            <text:p>16,41%</text:p>
          </table:table-cell>
          <table:table-cell/>
          <table:table-cell table:formula="of:=[$'Distribuição de frequências'.C18]" office:value-type="float" office:value="382.082" calcext:value-type="float">
            <text:p>382,08</text:p>
          </table:table-cell>
          <table:table-cell table:formula="of:=([.J16]-[.$H$3])^3" office:value-type="float" office:value="-10228.1106417626" calcext:value-type="float">
            <text:p>-10228,11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formula="of:=([.E33]/[.B15]^3)*([.B2]/(([.B2]-1)*([.B2]-2)))" office:value-type="float" office:value="2.1730595882288" calcext:value-type="float">
            <text:p>2,17</text:p>
          </table:table-cell>
          <table:table-cell/>
          <table:table-cell table:formula="of:=[$'Distribuição de frequências'.B19]" office:value-type="float" office:value="378.236" calcext:value-type="float">
            <text:p>378,24</text:p>
          </table:table-cell>
          <table:table-cell table:formula="of:=([.D17]-[.$B$3])^3" office:value-type="float" office:value="-22372.2909120364" calcext:value-type="float">
            <text:p>-22372,29</text:p>
          </table:table-cell>
          <table:table-cell/>
          <table:table-cell office:value-type="string" calcext:value-type="string">
            <text:p>As</text:p>
          </table:table-cell>
          <table:table-cell table:style-name="ce74" table:formula="of:=([.K33]/[.H15]^3)*([.H2]/(([.H2]-1)*([.H2]-2)))" office:value-type="float" office:value="1.7424348878356" calcext:value-type="float">
            <text:p>1,74</text:p>
          </table:table-cell>
          <table:table-cell/>
          <table:table-cell table:formula="of:=[$'Distribuição de frequências'.C19]" office:value-type="float" office:value="438.252" calcext:value-type="float">
            <text:p>438,25</text:p>
          </table:table-cell>
          <table:table-cell table:formula="of:=([.J17]-[.$H$3])^3" office:value-type="float" office:value="40931.8864309804" calcext:value-type="float">
            <text:p>40931,89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formula="of:=KURT([.D3:.D32])" office:value-type="float" office:value="5.89841014313347" calcext:value-type="float">
            <text:p>5,90</text:p>
          </table:table-cell>
          <table:table-cell/>
          <table:table-cell table:formula="of:=[$'Distribuição de frequências'.B20]" office:value-type="float" office:value="515.179" calcext:value-type="float">
            <text:p>515,18</text:p>
          </table:table-cell>
          <table:table-cell table:formula="of:=([.D18]-[.$B$3])^3" office:value-type="float" office:value="1286686.31943119" calcext:value-type="float">
            <text:p>1286686,32</text:p>
          </table:table-cell>
          <table:table-cell/>
          <table:table-cell office:value-type="string" calcext:value-type="string">
            <text:p>C</text:p>
          </table:table-cell>
          <table:table-cell table:style-name="ce74" table:formula="of:=KURT([.J3:.J32])" office:value-type="float" office:value="3.32275995239831" calcext:value-type="float">
            <text:p>3,32</text:p>
          </table:table-cell>
          <table:table-cell/>
          <table:table-cell table:formula="of:=[$'Distribuição de frequências'.C20]" office:value-type="float" office:value="396.261" calcext:value-type="float">
            <text:p>396,26</text:p>
          </table:table-cell>
          <table:table-cell table:formula="of:=([.J18]-[.$H$3])^3" office:value-type="float" office:value="-426.606327895566" calcext:value-type="float">
            <text:p>-426,61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1]" office:value-type="float" office:value="349.959" calcext:value-type="float">
            <text:p>349,96</text:p>
          </table:table-cell>
          <table:table-cell table:formula="of:=([.D19]-[.$B$3])^3" office:value-type="float" office:value="-179927.371111045" calcext:value-type="float">
            <text:p>-179927,37</text:p>
          </table:table-cell>
          <table:table-cell/>
          <table:table-cell table:style-name="ce9"/>
          <table:table-cell table:number-columns-repeated="2"/>
          <table:table-cell table:formula="of:=[$'Distribuição de frequências'.C21]" office:value-type="float" office:value="353.701" calcext:value-type="float">
            <text:p>353,70</text:p>
          </table:table-cell>
          <table:table-cell table:formula="of:=([.J19]-[.$H$3])^3" office:value-type="float" office:value="-125660.660520591" calcext:value-type="float">
            <text:p>-125660,66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2]" office:value-type="float" office:value="349.475" calcext:value-type="float">
            <text:p>349,48</text:p>
          </table:table-cell>
          <table:table-cell table:formula="of:=([.D20]-[.$B$3])^3" office:value-type="float" office:value="-184594.854431457" calcext:value-type="float">
            <text:p>-184594,85</text:p>
          </table:table-cell>
          <table:table-cell/>
          <table:table-cell table:style-name="ce9"/>
          <table:table-cell table:number-columns-repeated="2"/>
          <table:table-cell table:formula="of:=[$'Distribuição de frequências'.C22]" office:value-type="float" office:value="356.248" calcext:value-type="float">
            <text:p>356,25</text:p>
          </table:table-cell>
          <table:table-cell table:formula="of:=([.J20]-[.$H$3])^3" office:value-type="float" office:value="-107449.181332719" calcext:value-type="float">
            <text:p>-107449,18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3]" office:value-type="float" office:value="350.129" calcext:value-type="float">
            <text:p>350,13</text:p>
          </table:table-cell>
          <table:table-cell table:formula="of:=([.D21]-[.$B$3])^3" office:value-type="float" office:value="-178306.830579239" calcext:value-type="float">
            <text:p>-178306,83</text:p>
          </table:table-cell>
          <table:table-cell/>
          <table:table-cell table:style-name="ce9"/>
          <table:table-cell table:number-columns-repeated="2"/>
          <table:table-cell table:formula="of:=[$'Distribuição de frequências'.C23]" office:value-type="float" office:value="356.34" calcext:value-type="float">
            <text:p>356,34</text:p>
          </table:table-cell>
          <table:table-cell table:formula="of:=([.J21]-[.$H$3])^3" office:value-type="float" office:value="-106826.588978962" calcext:value-type="float">
            <text:p>-106826,5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4]" office:value-type="float" office:value="350.166" calcext:value-type="float">
            <text:p>350,17</text:p>
          </table:table-cell>
          <table:table-cell table:formula="of:=([.D22]-[.$B$3])^3" office:value-type="float" office:value="-177955.418967923" calcext:value-type="float">
            <text:p>-177955,42</text:p>
          </table:table-cell>
          <table:table-cell/>
          <table:table-cell table:style-name="ce9"/>
          <table:table-cell table:number-columns-repeated="2"/>
          <table:table-cell table:formula="of:=[$'Distribuição de frequências'.C24]" office:value-type="float" office:value="367.382" calcext:value-type="float">
            <text:p>367,38</text:p>
          </table:table-cell>
          <table:table-cell table:formula="of:=([.J22]-[.$H$3])^3" office:value-type="float" office:value="-48256.1084176985" calcext:value-type="float">
            <text:p>-48256,11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5]" office:value-type="float" office:value="354.716" calcext:value-type="float">
            <text:p>354,72</text:p>
          </table:table-cell>
          <table:table-cell table:formula="of:=([.D23]-[.$B$3])^3" office:value-type="float" office:value="-138168.90182135" calcext:value-type="float">
            <text:p>-138168,90</text:p>
          </table:table-cell>
          <table:table-cell/>
          <table:table-cell table:style-name="ce9"/>
          <table:table-cell table:number-columns-repeated="2"/>
          <table:table-cell table:formula="of:=[$'Distribuição de frequências'.C25]" office:value-type="float" office:value="356.191" calcext:value-type="float">
            <text:p>356,19</text:p>
          </table:table-cell>
          <table:table-cell table:formula="of:=([.J23]-[.$H$3])^3" office:value-type="float" office:value="-107836.128897906" calcext:value-type="float">
            <text:p>-107836,13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6]" office:value-type="float" office:value="354.768" calcext:value-type="float">
            <text:p>354,77</text:p>
          </table:table-cell>
          <table:table-cell table:formula="of:=([.D24]-[.$B$3])^3" office:value-type="float" office:value="-137752.389461119" calcext:value-type="float">
            <text:p>-137752,39</text:p>
          </table:table-cell>
          <table:table-cell/>
          <table:table-cell table:style-name="ce9"/>
          <table:table-cell table:number-columns-repeated="2"/>
          <table:table-cell table:formula="of:=[$'Distribuição de frequências'.C26]" office:value-type="float" office:value="357.152" calcext:value-type="float">
            <text:p>357,15</text:p>
          </table:table-cell>
          <table:table-cell table:formula="of:=([.J24]-[.$H$3])^3" office:value-type="float" office:value="-101435.495595521" calcext:value-type="float">
            <text:p>-101435,50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7]" office:value-type="float" office:value="350.351" calcext:value-type="float">
            <text:p>350,35</text:p>
          </table:table-cell>
          <table:table-cell table:formula="of:=([.D25]-[.$B$3])^3" office:value-type="float" office:value="-176205.285095669" calcext:value-type="float">
            <text:p>-176205,29</text:p>
          </table:table-cell>
          <table:table-cell/>
          <table:table-cell table:style-name="ce9"/>
          <table:table-cell table:number-columns-repeated="2"/>
          <table:table-cell table:formula="of:=[$'Distribuição de frequências'.C27]" office:value-type="float" office:value="359.267" calcext:value-type="float">
            <text:p>359,27</text:p>
          </table:table-cell>
          <table:table-cell table:formula="of:=([.J25]-[.$H$3])^3" office:value-type="float" office:value="-88251.4896835448" calcext:value-type="float">
            <text:p>-88251,4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8]" office:value-type="float" office:value="353.006" calcext:value-type="float">
            <text:p>353,01</text:p>
          </table:table-cell>
          <table:table-cell table:formula="of:=([.D26]-[.$B$3])^3" office:value-type="float" office:value="-152338.043584595" calcext:value-type="float">
            <text:p>-152338,04</text:p>
          </table:table-cell>
          <table:table-cell/>
          <table:table-cell table:style-name="ce9"/>
          <table:table-cell table:number-columns-repeated="2"/>
          <table:table-cell table:formula="of:=[$'Distribuição de frequências'.C28]" office:value-type="float" office:value="359.18" calcext:value-type="float">
            <text:p>359,18</text:p>
          </table:table-cell>
          <table:table-cell table:formula="of:=([.J26]-[.$H$3])^3" office:value-type="float" office:value="-88769.8561665475" calcext:value-type="float">
            <text:p>-88769,86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29]" office:value-type="float" office:value="354.617" calcext:value-type="float">
            <text:p>354,62</text:p>
          </table:table-cell>
          <table:table-cell table:formula="of:=([.D27]-[.$B$3])^3" office:value-type="float" office:value="-138964.19645978" calcext:value-type="float">
            <text:p>-138964,20</text:p>
          </table:table-cell>
          <table:table-cell/>
          <table:table-cell table:style-name="ce9"/>
          <table:table-cell table:number-columns-repeated="2"/>
          <table:table-cell table:formula="of:=[$'Distribuição de frequências'.C29]" office:value-type="float" office:value="358.185" calcext:value-type="float">
            <text:p>358,19</text:p>
          </table:table-cell>
          <table:table-cell table:formula="of:=([.J27]-[.$H$3])^3" office:value-type="float" office:value="-94843.3545645087" calcext:value-type="float">
            <text:p>-94843,35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0]" office:value-type="float" office:value="352.828" calcext:value-type="float">
            <text:p>352,83</text:p>
          </table:table-cell>
          <table:table-cell table:formula="of:=([.D28]-[.$B$3])^3" office:value-type="float" office:value="-153866.290327028" calcext:value-type="float">
            <text:p>-153866,29</text:p>
          </table:table-cell>
          <table:table-cell/>
          <table:table-cell table:style-name="ce9"/>
          <table:table-cell table:number-columns-repeated="2"/>
          <table:table-cell table:formula="of:=[$'Distribuição de frequências'.C30]" office:value-type="float" office:value="357.628" calcext:value-type="float">
            <text:p>357,63</text:p>
          </table:table-cell>
          <table:table-cell table:formula="of:=([.J28]-[.$H$3])^3" office:value-type="float" office:value="-98361.1831043123" calcext:value-type="float">
            <text:p>-98361,18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1]" office:value-type="float" office:value="351.101" calcext:value-type="float">
            <text:p>351,10</text:p>
          </table:table-cell>
          <table:table-cell table:formula="of:=([.D29]-[.$B$3])^3" office:value-type="float" office:value="-169227.693194097" calcext:value-type="float">
            <text:p>-169227,69</text:p>
          </table:table-cell>
          <table:table-cell/>
          <table:table-cell table:style-name="ce9"/>
          <table:table-cell table:number-columns-repeated="2"/>
          <table:table-cell table:formula="of:=[$'Distribuição de frequências'.C31]" office:value-type="float" office:value="357.849" calcext:value-type="float">
            <text:p>357,85</text:p>
          </table:table-cell>
          <table:table-cell table:formula="of:=([.J29]-[.$H$3])^3" office:value-type="float" office:value="-96955.1944878925" calcext:value-type="float">
            <text:p>-96955,19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2]" office:value-type="float" office:value="351.07" calcext:value-type="float">
            <text:p>351,07</text:p>
          </table:table-cell>
          <table:table-cell table:formula="of:=([.D30]-[.$B$3])^3" office:value-type="float" office:value="-169512.384332924" calcext:value-type="float">
            <text:p>-169512,38</text:p>
          </table:table-cell>
          <table:table-cell/>
          <table:table-cell table:style-name="ce9"/>
          <table:table-cell table:number-columns-repeated="2"/>
          <table:table-cell table:formula="of:=[$'Distribuição de frequências'.C32]" office:value-type="float" office:value="358.153" calcext:value-type="float">
            <text:p>358,15</text:p>
          </table:table-cell>
          <table:table-cell table:formula="of:=([.J30]-[.$H$3])^3" office:value-type="float" office:value="-95043.1476911651" calcext:value-type="float">
            <text:p>-95043,15</text:p>
          </table:table-cell>
        </table:table-row>
        <table:table-row table:style-name="ro2">
          <table:table-cell table:style-name="ce70"/>
          <table:table-cell table:style-name="ce77"/>
          <table:table-cell/>
          <table:table-cell table:formula="of:=[$'Distribuição de frequências'.B33]" office:value-type="float" office:value="350.182" calcext:value-type="float">
            <text:p>350,18</text:p>
          </table:table-cell>
          <table:table-cell table:formula="of:=([.D31]-[.$B$3])^3" office:value-type="float" office:value="-177803.600301674" calcext:value-type="float">
            <text:p>-177803,60</text:p>
          </table:table-cell>
          <table:table-cell/>
          <table:table-cell table:style-name="ce9"/>
          <table:table-cell table:number-columns-repeated="2"/>
          <table:table-cell table:formula="of:=[$'Distribuição de frequências'.C33]" office:value-type="float" office:value="355.68" calcext:value-type="float">
            <text:p>355,68</text:p>
          </table:table-cell>
          <table:table-cell table:formula="of:=([.J31]-[.$H$3])^3" office:value-type="float" office:value="-111346.657264494" calcext:value-type="float">
            <text:p>-111346,66</text:p>
          </table:table-cell>
        </table:table-row>
        <table:table-row table:style-name="ro2">
          <table:table-cell table:style-name="ce70"/>
          <table:table-cell table:style-name="ce77"/>
          <table:table-cell table:style-name="ce78"/>
          <table:table-cell table:formula="of:=[$'Distribuição de frequências'.B34]" office:value-type="float" office:value="349.927" calcext:value-type="float">
            <text:p>349,93</text:p>
          </table:table-cell>
          <table:table-cell table:formula="of:=([.D32]-[.$B$3])^3" office:value-type="float" office:value="-180233.507909604" calcext:value-type="float">
            <text:p>-180233,51</text:p>
          </table:table-cell>
          <table:table-cell/>
          <table:table-cell table:style-name="ce9"/>
          <table:table-cell table:number-columns-repeated="2"/>
          <table:table-cell table:formula="of:=[$'Distribuição de frequências'.C34]" office:value-type="float" office:value="354.067" calcext:value-type="float">
            <text:p>354,07</text:p>
          </table:table-cell>
          <table:table-cell table:formula="of:=([.J32]-[.$H$3])^3" office:value-type="float" office:value="-122926.076660254" calcext:value-type="float">
            <text:p>-122926,08</text:p>
          </table:table-cell>
        </table:table-row>
        <table:table-row table:style-name="ro2">
          <table:table-cell table:style-name="ce71"/>
          <table:table-cell table:style-name="ce78" table:number-columns-repeated="2"/>
          <table:table-cell table:style-name="ce80" office:value-type="string" calcext:value-type="string">
            <text:p>SOMA</text:p>
          </table:table-cell>
          <table:table-cell table:formula="of:=SUM([.E3:.E32])" office:value-type="float" office:value="35800171.9015198" calcext:value-type="float">
            <text:p>35800171,90</text:p>
          </table:table-cell>
          <table:table-cell/>
          <table:table-cell table:style-name="ce100"/>
          <table:table-cell table:style-name="ce21" table:number-columns-repeated="2"/>
          <table:table-cell table:style-name="ce103" office:value-type="string" calcext:value-type="string">
            <text:p>SOMA</text:p>
          </table:table-cell>
          <table:table-cell table:formula="of:=SUM([.K3:.K32])" office:value-type="float" office:value="13729983.2479896" calcext:value-type="float">
            <text:p>13729983,25</text:p>
          </table:table-cell>
        </table:table-row>
        <table:table-row table:style-name="ro1" table:number-rows-repeated="7">
          <table:table-cell table:style-name="Default" table:number-columns-repeated="3"/>
          <table:table-cell table:style-name="ce81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81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Correlação e regressão" table:style-name="ta1">
        <table:shapes>
          <draw:frame draw:z-index="0" draw:style-name="gr1" draw:text-style-name="P1" svg:width="34.134cm" svg:height="23.809cm" svg:x="34.582cm" svg:y="1.909cm">
            <draw:object draw:notify-on-update-of-ranges="'Correlação e regressão'.D8:'Correlação e regressão'.D37 'Correlação e regressão'.E8:'Correlação e regressão'.E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124"/>
        <table:table-column table:style-name="co15" table:default-cell-style-name="ce127"/>
        <table:table-column table:style-name="co16" table:default-cell-style-name="ce127"/>
        <table:table-column table:style-name="co17" table:default-cell-style-name="ce129"/>
        <table:table-column table:style-name="co18" table:default-cell-style-name="ce129"/>
        <table:table-column table:style-name="co19" table:number-columns-repeated="3" table:default-cell-style-name="ce131"/>
        <table:table-column table:style-name="co20" table:default-cell-style-name="ce131"/>
        <table:table-column table:style-name="co1" table:default-cell-style-name="ce29"/>
        <table:table-column table:style-name="co1" table:default-cell-style-name="ce121"/>
        <table:table-column table:style-name="co21" table:default-cell-style-name="ce24"/>
        <table:table-column table:style-name="co22" table:default-cell-style-name="ce39"/>
        <table:table-column table:style-name="co1" table:default-cell-style-name="ce24"/>
        <table:table-row table:style-name="ro2">
          <table:table-cell table:style-name="ce122" office:value-type="string" calcext:value-type="string">
            <text:p>Tamanho do Buffer</text:p>
          </table:table-cell>
          <table:table-cell table:style-name="ce122" office:value-type="string" calcext:value-type="string">
            <text:p>Tamanho do Arquivo</text:p>
          </table:table-cell>
          <table:table-cell table:style-name="ce122" office:value-type="string" calcext:value-type="string">
            <text:p>N</text:p>
          </table:table-cell>
          <table:table-cell table:style-name="ce77" table:number-columns-repeated="6"/>
          <table:table-cell table:style-name="Default" table:number-columns-repeated="5"/>
        </table:table-row>
        <table:table-row table:style-name="ro2">
          <table:table-cell table:style-name="ce122" table:formula="of:=1024*8" office:value-type="float" office:value="8192" calcext:value-type="float">
            <text:p>8192</text:p>
          </table:table-cell>
          <table:table-cell table:style-name="ce122" table:formula="of:=1024*1000" office:value-type="float" office:value="1024000" calcext:value-type="float">
            <text:p>1024000</text:p>
          </table:table-cell>
          <table:table-cell table:style-name="ce122" table:formula="of:=COUNT([.D8:.D37])" office:value-type="float" office:value="30" calcext:value-type="float">
            <text:p>30</text:p>
          </table:table-cell>
          <table:table-cell table:style-name="ce77" table:number-columns-repeated="6"/>
          <table:table-cell table:style-name="Default" table:number-columns-repeated="5"/>
        </table:table-row>
        <table:table-row table:style-name="ro2">
          <table:table-cell table:style-name="ce77" table:number-columns-repeated="9"/>
          <table:table-cell table:style-name="Default" table:number-columns-repeated="5"/>
        </table:table-row>
        <table:table-row table:style-name="ro2">
          <table:table-cell table:style-name="ce123" office:value-type="string" calcext:value-type="string" table:number-columns-spanned="10" table:number-rows-spanned="1">
            <text:p>fread/fwrite X read/write</text:p>
          </table:table-cell>
          <table:covered-table-cell table:number-columns-repeated="7" table:style-name="ce101"/>
          <table:covered-table-cell table:style-name="ce104"/>
          <table:covered-table-cell table:style-name="ce28"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7"/>
          <table:table-cell table:style-name="ce101"/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2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Y</text:p>
          </table:table-cell>
          <table:table-cell table:style-name="ce77" table:number-columns-repeated="3"/>
          <table:table-cell table:style-name="ce125"/>
          <table:table-cell/>
          <table:table-cell table:style-name="Default" table:number-columns-repeated="4"/>
        </table:table-row>
        <table:table-row table:style-name="ro3">
          <table:table-cell/>
          <table:table-cell table:style-name="ce126" office:value-type="string" calcext:value-type="string">
            <text:p>Buffer (KB)</text:p>
          </table:table-cell>
          <table:table-cell table:style-name="ce126" office:value-type="string" calcext:value-type="string">
            <text:p>Arquivo (KB)</text:p>
          </table:table-cell>
          <table:table-cell table:style-name="ce126" office:value-type="string" calcext:value-type="string">
            <text:p>fread/fwrite</text:p>
          </table:table-cell>
          <table:table-cell table:style-name="ce126" office:value-type="string" calcext:value-type="string">
            <text:p>read/write</text:p>
          </table:table-cell>
          <table:table-cell table:style-name="ce126" office:value-type="string" calcext:value-type="string">
            <text:p>X*Y</text:p>
          </table:table-cell>
          <table:table-cell table:style-name="ce126" office:value-type="string" calcext:value-type="string">
            <text:p>X²</text:p>
          </table:table-cell>
          <table:table-cell table:style-name="ce126" office:value-type="string" calcext:value-type="string">
            <text:p>Y²</text:p>
          </table:table-cell>
          <table:table-cell table:style-name="ce126" office:value-type="string" calcext:value-type="string">
            <text:p>Ŷ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5]" office:value-type="float" office:value="427.626" calcext:value-type="float">
            <text:p>427,63</text:p>
          </table:table-cell>
          <table:table-cell table:formula="of:=[$'Distribuição de frequências'.C5]" office:value-type="float" office:value="469.539" calcext:value-type="float">
            <text:p>469,54</text:p>
          </table:table-cell>
          <table:table-cell table:formula="of:=[.D8]*[.E8]" office:value-type="float" office:value="200787.084414" calcext:value-type="float">
            <text:p>200787,08</text:p>
          </table:table-cell>
          <table:table-cell table:formula="of:=[.D8]^2" office:value-type="float" office:value="182863.995876" calcext:value-type="float">
            <text:p>182864,00</text:p>
          </table:table-cell>
          <table:table-cell table:formula="of:=[.E8]^2" office:value-type="float" office:value="220466.872521" calcext:value-type="float">
            <text:p>220466,87</text:p>
          </table:table-cell>
          <table:table-cell table:formula="of:=[.$B$41]+([.$C$41]*[.D8])" office:value-type="float" office:value="414.643206719943" calcext:value-type="float">
            <text:p>414,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6]" office:value-type="float" office:value="463.197" calcext:value-type="float">
            <text:p>463,20</text:p>
          </table:table-cell>
          <table:table-cell table:formula="of:=[$'Distribuição de frequências'.C6]" office:value-type="float" office:value="469.063" calcext:value-type="float">
            <text:p>469,06</text:p>
          </table:table-cell>
          <table:table-cell table:formula="of:=[.D9]*[.E9]" office:value-type="float" office:value="217268.574411" calcext:value-type="float">
            <text:p>217268,57</text:p>
          </table:table-cell>
          <table:table-cell table:formula="of:=[.D9]^2" office:value-type="float" office:value="214551.460809" calcext:value-type="float">
            <text:p>214551,46</text:p>
          </table:table-cell>
          <table:table-cell table:formula="of:=[.E9]^2" office:value-type="float" office:value="220020.097969" calcext:value-type="float">
            <text:p>220020,10</text:p>
          </table:table-cell>
          <table:table-cell table:formula="of:=[.$B$41]+([.$C$41]*[.D9])" office:value-type="float" office:value="432.844671519757" calcext:value-type="float">
            <text:p>432,8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7]" office:value-type="float" office:value="481.013" calcext:value-type="float">
            <text:p>481,01</text:p>
          </table:table-cell>
          <table:table-cell table:formula="of:=[$'Distribuição de frequências'.C7]" office:value-type="float" office:value="493.14" calcext:value-type="float">
            <text:p>493,14</text:p>
          </table:table-cell>
          <table:table-cell table:formula="of:=[.D10]*[.E10]" office:value-type="float" office:value="237206.75082" calcext:value-type="float">
            <text:p>237206,75</text:p>
          </table:table-cell>
          <table:table-cell table:formula="of:=[.D10]^2" office:value-type="float" office:value="231373.506169" calcext:value-type="float">
            <text:p>231373,51</text:p>
          </table:table-cell>
          <table:table-cell table:formula="of:=[.E10]^2" office:value-type="float" office:value="243187.0596" calcext:value-type="float">
            <text:p>243187,06</text:p>
          </table:table-cell>
          <table:table-cell table:formula="of:=[.$B$41]+([.$C$41]*[.D10])" office:value-type="float" office:value="441.961010584542" calcext:value-type="float">
            <text:p>441,9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8]" office:value-type="float" office:value="727.043" calcext:value-type="float">
            <text:p>727,04</text:p>
          </table:table-cell>
          <table:table-cell table:formula="of:=[$'Distribuição de frequências'.C8]" office:value-type="float" office:value="461.354" calcext:value-type="float">
            <text:p>461,35</text:p>
          </table:table-cell>
          <table:table-cell table:formula="of:=[.D11]*[.E11]" office:value-type="float" office:value="335424.196222" calcext:value-type="float">
            <text:p>335424,20</text:p>
          </table:table-cell>
          <table:table-cell table:formula="of:=[.D11]^2" office:value-type="float" office:value="528591.523849" calcext:value-type="float">
            <text:p>528591,52</text:p>
          </table:table-cell>
          <table:table-cell table:formula="of:=[.E11]^2" office:value-type="float" office:value="212847.513316" calcext:value-type="float">
            <text:p>212847,51</text:p>
          </table:table-cell>
          <table:table-cell table:formula="of:=[.$B$41]+([.$C$41]*[.D11])" office:value-type="float" office:value="567.853068291615" calcext:value-type="float">
            <text:p>567,8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9]" office:value-type="float" office:value="517.853" calcext:value-type="float">
            <text:p>517,85</text:p>
          </table:table-cell>
          <table:table-cell table:formula="of:=[$'Distribuição de frequências'.C9]" office:value-type="float" office:value="499.829" calcext:value-type="float">
            <text:p>499,83</text:p>
          </table:table-cell>
          <table:table-cell table:formula="of:=[.D12]*[.E12]" office:value-type="float" office:value="258837.947137" calcext:value-type="float">
            <text:p>258837,95</text:p>
          </table:table-cell>
          <table:table-cell table:formula="of:=[.D12]^2" office:value-type="float" office:value="268171.729609" calcext:value-type="float">
            <text:p>268171,73</text:p>
          </table:table-cell>
          <table:table-cell table:formula="of:=[.E12]^2" office:value-type="float" office:value="249829.029241" calcext:value-type="float">
            <text:p>249829,03</text:p>
          </table:table-cell>
          <table:table-cell table:formula="of:=[.$B$41]+([.$C$41]*[.D12])" office:value-type="float" office:value="460.81181498209" calcext:value-type="float">
            <text:p>460,8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0]" office:value-type="float" office:value="499.933" calcext:value-type="float">
            <text:p>499,93</text:p>
          </table:table-cell>
          <table:table-cell table:formula="of:=[$'Distribuição de frequências'.C10]" office:value-type="float" office:value="508.222" calcext:value-type="float">
            <text:p>508,22</text:p>
          </table:table-cell>
          <table:table-cell table:formula="of:=[.D13]*[.E13]" office:value-type="float" office:value="254076.949126" calcext:value-type="float">
            <text:p>254076,95</text:p>
          </table:table-cell>
          <table:table-cell table:formula="of:=[.D13]^2" office:value-type="float" office:value="249933.004489" calcext:value-type="float">
            <text:p>249933,00</text:p>
          </table:table-cell>
          <table:table-cell table:formula="of:=[.E13]^2" office:value-type="float" office:value="258289.601284" calcext:value-type="float">
            <text:p>258289,60</text:p>
          </table:table-cell>
          <table:table-cell table:formula="of:=[.$B$41]+([.$C$41]*[.D13])" office:value-type="float" office:value="451.642259748538" calcext:value-type="float">
            <text:p>451,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1]" office:value-type="float" office:value="484.764" calcext:value-type="float">
            <text:p>484,76</text:p>
          </table:table-cell>
          <table:table-cell table:formula="of:=[$'Distribuição de frequências'.C11]" office:value-type="float" office:value="384.514" calcext:value-type="float">
            <text:p>384,51</text:p>
          </table:table-cell>
          <table:table-cell table:formula="of:=[.D14]*[.E14]" office:value-type="float" office:value="186398.544696" calcext:value-type="float">
            <text:p>186398,54</text:p>
          </table:table-cell>
          <table:table-cell table:formula="of:=[.D14]^2" office:value-type="float" office:value="234996.135696" calcext:value-type="float">
            <text:p>234996,14</text:p>
          </table:table-cell>
          <table:table-cell table:formula="of:=[.E14]^2" office:value-type="float" office:value="147851.016196" calcext:value-type="float">
            <text:p>147851,02</text:p>
          </table:table-cell>
          <table:table-cell table:formula="of:=[.$B$41]+([.$C$41]*[.D14])" office:value-type="float" office:value="443.880374517637" calcext:value-type="float">
            <text:p>443,8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2]" office:value-type="float" office:value="370.96" calcext:value-type="float">
            <text:p>370,96</text:p>
          </table:table-cell>
          <table:table-cell table:formula="of:=[$'Distribuição de frequências'.C12]" office:value-type="float" office:value="407.587" calcext:value-type="float">
            <text:p>407,59</text:p>
          </table:table-cell>
          <table:table-cell table:formula="of:=[.D15]*[.E15]" office:value-type="float" office:value="151198.47352" calcext:value-type="float">
            <text:p>151198,47</text:p>
          </table:table-cell>
          <table:table-cell table:formula="of:=[.D15]^2" office:value-type="float" office:value="137611.3216" calcext:value-type="float">
            <text:p>137611,32</text:p>
          </table:table-cell>
          <table:table-cell table:formula="of:=[.E15]^2" office:value-type="float" office:value="166127.162569" calcext:value-type="float">
            <text:p>166127,16</text:p>
          </table:table-cell>
          <table:table-cell table:formula="of:=[.$B$41]+([.$C$41]*[.D15])" office:value-type="float" office:value="385.647558457418" calcext:value-type="float">
            <text:p>385,6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3]" office:value-type="float" office:value="397.022" calcext:value-type="float">
            <text:p>397,02</text:p>
          </table:table-cell>
          <table:table-cell table:formula="of:=[$'Distribuição de frequências'.C13]" office:value-type="float" office:value="439.315" calcext:value-type="float">
            <text:p>439,32</text:p>
          </table:table-cell>
          <table:table-cell table:formula="of:=[.D16]*[.E16]" office:value-type="float" office:value="174417.71993" calcext:value-type="float">
            <text:p>174417,72</text:p>
          </table:table-cell>
          <table:table-cell table:formula="of:=[.D16]^2" office:value-type="float" office:value="157626.468484" calcext:value-type="float">
            <text:p>157626,47</text:p>
          </table:table-cell>
          <table:table-cell table:formula="of:=[.E16]^2" office:value-type="float" office:value="192997.669225" calcext:value-type="float">
            <text:p>192997,67</text:p>
          </table:table-cell>
          <table:table-cell table:formula="of:=[.$B$41]+([.$C$41]*[.D16])" office:value-type="float" office:value="398.983325672642" calcext:value-type="float">
            <text:p>398,9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4]" office:value-type="float" office:value="499.645" calcext:value-type="float">
            <text:p>499,65</text:p>
          </table:table-cell>
          <table:table-cell table:formula="of:=[$'Distribuição de frequências'.C14]" office:value-type="float" office:value="630.51" calcext:value-type="float">
            <text:p>630,51</text:p>
          </table:table-cell>
          <table:table-cell table:formula="of:=[.D17]*[.E17]" office:value-type="float" office:value="315031.16895" calcext:value-type="float">
            <text:p>315031,17</text:p>
          </table:table-cell>
          <table:table-cell table:formula="of:=[.D17]^2" office:value-type="float" office:value="249645.126025" calcext:value-type="float">
            <text:p>249645,13</text:p>
          </table:table-cell>
          <table:table-cell table:formula="of:=[.E17]^2" office:value-type="float" office:value="397542.8601" calcext:value-type="float">
            <text:p>397542,86</text:p>
          </table:table-cell>
          <table:table-cell table:formula="of:=[.$B$41]+([.$C$41]*[.D17])" office:value-type="float" office:value="451.49489189657" calcext:value-type="float">
            <text:p>451,4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5]" office:value-type="float" office:value="391.028" calcext:value-type="float">
            <text:p>391,03</text:p>
          </table:table-cell>
          <table:table-cell table:formula="of:=[$'Distribuição de frequências'.C15]" office:value-type="float" office:value="366.064" calcext:value-type="float">
            <text:p>366,06</text:p>
          </table:table-cell>
          <table:table-cell table:formula="of:=[.D18]*[.E18]" office:value-type="float" office:value="143141.273792" calcext:value-type="float">
            <text:p>143141,27</text:p>
          </table:table-cell>
          <table:table-cell table:formula="of:=[.D18]^2" office:value-type="float" office:value="152902.896784" calcext:value-type="float">
            <text:p>152902,90</text:p>
          </table:table-cell>
          <table:table-cell table:formula="of:=[.E18]^2" office:value-type="float" office:value="134002.852096" calcext:value-type="float">
            <text:p>134002,85</text:p>
          </table:table-cell>
          <table:table-cell table:formula="of:=[.$B$41]+([.$C$41]*[.D18])" office:value-type="float" office:value="395.916232253563" calcext:value-type="float">
            <text:p>395,92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6]" office:value-type="float" office:value="356.788" calcext:value-type="float">
            <text:p>356,79</text:p>
          </table:table-cell>
          <table:table-cell table:formula="of:=[$'Distribuição de frequências'.C16]" office:value-type="float" office:value="371.895" calcext:value-type="float">
            <text:p>371,90</text:p>
          </table:table-cell>
          <table:table-cell table:formula="of:=[.D19]*[.E19]" office:value-type="float" office:value="132687.67326" calcext:value-type="float">
            <text:p>132687,67</text:p>
          </table:table-cell>
          <table:table-cell table:formula="of:=[.D19]^2" office:value-type="float" office:value="127297.676944" calcext:value-type="float">
            <text:p>127297,68</text:p>
          </table:table-cell>
          <table:table-cell table:formula="of:=[.E19]^2" office:value-type="float" office:value="138305.891025" calcext:value-type="float">
            <text:p>138305,89</text:p>
          </table:table-cell>
          <table:table-cell table:formula="of:=[.$B$41]+([.$C$41]*[.D19])" office:value-type="float" office:value="378.395832075169" calcext:value-type="float">
            <text:p>378,4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7]" office:value-type="float" office:value="375.19" calcext:value-type="float">
            <text:p>375,19</text:p>
          </table:table-cell>
          <table:table-cell table:formula="of:=[$'Distribuição de frequências'.C17]" office:value-type="float" office:value="389.018" calcext:value-type="float">
            <text:p>389,02</text:p>
          </table:table-cell>
          <table:table-cell table:formula="of:=[.D20]*[.E20]" office:value-type="float" office:value="145955.66342" calcext:value-type="float">
            <text:p>145955,66</text:p>
          </table:table-cell>
          <table:table-cell table:formula="of:=[.D20]^2" office:value-type="float" office:value="140767.5361" calcext:value-type="float">
            <text:p>140767,54</text:p>
          </table:table-cell>
          <table:table-cell table:formula="of:=[.E20]^2" office:value-type="float" office:value="151335.004324" calcext:value-type="float">
            <text:p>151335,00</text:p>
          </table:table-cell>
          <table:table-cell table:formula="of:=[.$B$41]+([.$C$41]*[.D20])" office:value-type="float" office:value="387.812023783195" calcext:value-type="float">
            <text:p>387,8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8]" office:value-type="float" office:value="384.635" calcext:value-type="float">
            <text:p>384,64</text:p>
          </table:table-cell>
          <table:table-cell table:formula="of:=[$'Distribuição de frequências'.C18]" office:value-type="float" office:value="382.082" calcext:value-type="float">
            <text:p>382,08</text:p>
          </table:table-cell>
          <table:table-cell table:formula="of:=[.D21]*[.E21]" office:value-type="float" office:value="146962.11007" calcext:value-type="float">
            <text:p>146962,11</text:p>
          </table:table-cell>
          <table:table-cell table:formula="of:=[.D21]^2" office:value-type="float" office:value="147944.083225" calcext:value-type="float">
            <text:p>147944,08</text:p>
          </table:table-cell>
          <table:table-cell table:formula="of:=[.E21]^2" office:value-type="float" office:value="145986.654724" calcext:value-type="float">
            <text:p>145986,65</text:p>
          </table:table-cell>
          <table:table-cell table:formula="of:=[.$B$41]+([.$C$41]*[.D21])" office:value-type="float" office:value="392.644972956236" calcext:value-type="float">
            <text:p>392,6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19]" office:value-type="float" office:value="378.236" calcext:value-type="float">
            <text:p>378,24</text:p>
          </table:table-cell>
          <table:table-cell table:formula="of:=[$'Distribuição de frequências'.C19]" office:value-type="float" office:value="438.252" calcext:value-type="float">
            <text:p>438,25</text:p>
          </table:table-cell>
          <table:table-cell table:formula="of:=[.D22]*[.E22]" office:value-type="float" office:value="165762.683472" calcext:value-type="float">
            <text:p>165762,68</text:p>
          </table:table-cell>
          <table:table-cell table:formula="of:=[.D22]^2" office:value-type="float" office:value="143062.471696" calcext:value-type="float">
            <text:p>143062,47</text:p>
          </table:table-cell>
          <table:table-cell table:formula="of:=[.E22]^2" office:value-type="float" office:value="192064.815504" calcext:value-type="float">
            <text:p>192064,82</text:p>
          </table:table-cell>
          <table:table-cell table:formula="of:=[.$B$41]+([.$C$41]*[.D22])" office:value-type="float" office:value="389.370643495326" calcext:value-type="float">
            <text:p>389,3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0]" office:value-type="float" office:value="515.179" calcext:value-type="float">
            <text:p>515,18</text:p>
          </table:table-cell>
          <table:table-cell table:formula="of:=[$'Distribuição de frequências'.C20]" office:value-type="float" office:value="396.261" calcext:value-type="float">
            <text:p>396,26</text:p>
          </table:table-cell>
          <table:table-cell table:formula="of:=[.D23]*[.E23]" office:value-type="float" office:value="204145.345719" calcext:value-type="float">
            <text:p>204145,35</text:p>
          </table:table-cell>
          <table:table-cell table:formula="of:=[.D23]^2" office:value-type="float" office:value="265409.402041" calcext:value-type="float">
            <text:p>265409,40</text:p>
          </table:table-cell>
          <table:table-cell table:formula="of:=[.E23]^2" office:value-type="float" office:value="157022.780121" calcext:value-type="float">
            <text:p>157022,78</text:p>
          </table:table-cell>
          <table:table-cell table:formula="of:=[.$B$41]+([.$C$41]*[.D23])" office:value-type="float" office:value="459.443545412083" calcext:value-type="float">
            <text:p>459,4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1]" office:value-type="float" office:value="349.959" calcext:value-type="float">
            <text:p>349,96</text:p>
          </table:table-cell>
          <table:table-cell table:formula="of:=[$'Distribuição de frequências'.C21]" office:value-type="float" office:value="353.701" calcext:value-type="float">
            <text:p>353,70</text:p>
          </table:table-cell>
          <table:table-cell table:formula="of:=[.D24]*[.E24]" office:value-type="float" office:value="123780.848259" calcext:value-type="float">
            <text:p>123780,85</text:p>
          </table:table-cell>
          <table:table-cell table:formula="of:=[.D24]^2" office:value-type="float" office:value="122471.301681" calcext:value-type="float">
            <text:p>122471,30</text:p>
          </table:table-cell>
          <table:table-cell table:formula="of:=[.E24]^2" office:value-type="float" office:value="125104.397401" calcext:value-type="float">
            <text:p>125104,40</text:p>
          </table:table-cell>
          <table:table-cell table:formula="of:=[.$B$41]+([.$C$41]*[.D24])" office:value-type="float" office:value="374.901474224169" calcext:value-type="float">
            <text:p>374,9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2]" office:value-type="float" office:value="349.475" calcext:value-type="float">
            <text:p>349,48</text:p>
          </table:table-cell>
          <table:table-cell table:formula="of:=[$'Distribuição de frequências'.C22]" office:value-type="float" office:value="356.248" calcext:value-type="float">
            <text:p>356,25</text:p>
          </table:table-cell>
          <table:table-cell table:formula="of:=[.D25]*[.E25]" office:value-type="float" office:value="124499.7698" calcext:value-type="float">
            <text:p>124499,77</text:p>
          </table:table-cell>
          <table:table-cell table:formula="of:=[.D25]^2" office:value-type="float" office:value="122132.775625" calcext:value-type="float">
            <text:p>122132,78</text:p>
          </table:table-cell>
          <table:table-cell table:formula="of:=[.E25]^2" office:value-type="float" office:value="126912.637504" calcext:value-type="float">
            <text:p>126912,64</text:p>
          </table:table-cell>
          <table:table-cell table:formula="of:=[.$B$41]+([.$C$41]*[.D25])" office:value-type="float" office:value="374.653814361834" calcext:value-type="float">
            <text:p>374,65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3]" office:value-type="float" office:value="350.129" calcext:value-type="float">
            <text:p>350,13</text:p>
          </table:table-cell>
          <table:table-cell table:formula="of:=[$'Distribuição de frequências'.C23]" office:value-type="float" office:value="356.34" calcext:value-type="float">
            <text:p>356,34</text:p>
          </table:table-cell>
          <table:table-cell table:formula="of:=[.D26]*[.E26]" office:value-type="float" office:value="124764.96786" calcext:value-type="float">
            <text:p>124764,97</text:p>
          </table:table-cell>
          <table:table-cell table:formula="of:=[.D26]^2" office:value-type="float" office:value="122590.316641" calcext:value-type="float">
            <text:p>122590,32</text:p>
          </table:table-cell>
          <table:table-cell table:formula="of:=[.E26]^2" office:value-type="float" office:value="126978.1956" calcext:value-type="float">
            <text:p>126978,20</text:p>
          </table:table-cell>
          <table:table-cell table:formula="of:=[.$B$41]+([.$C$41]*[.D26])" office:value-type="float" office:value="374.988462192344" calcext:value-type="float">
            <text:p>374,9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4]" office:value-type="float" office:value="350.166" calcext:value-type="float">
            <text:p>350,17</text:p>
          </table:table-cell>
          <table:table-cell table:formula="of:=[$'Distribuição de frequências'.C24]" office:value-type="float" office:value="367.382" calcext:value-type="float">
            <text:p>367,38</text:p>
          </table:table-cell>
          <table:table-cell table:formula="of:=[.D27]*[.E27]" office:value-type="float" office:value="128644.685412" calcext:value-type="float">
            <text:p>128644,69</text:p>
          </table:table-cell>
          <table:table-cell table:formula="of:=[.D27]^2" office:value-type="float" office:value="122616.227556" calcext:value-type="float">
            <text:p>122616,23</text:p>
          </table:table-cell>
          <table:table-cell table:formula="of:=[.E27]^2" office:value-type="float" office:value="134969.533924" calcext:value-type="float">
            <text:p>134969,53</text:p>
          </table:table-cell>
          <table:table-cell table:formula="of:=[.$B$41]+([.$C$41]*[.D27])" office:value-type="float" office:value="375.007394867771" calcext:value-type="float">
            <text:p>375,01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5]" office:value-type="float" office:value="354.716" calcext:value-type="float">
            <text:p>354,72</text:p>
          </table:table-cell>
          <table:table-cell table:formula="of:=[$'Distribuição de frequências'.C25]" office:value-type="float" office:value="356.191" calcext:value-type="float">
            <text:p>356,19</text:p>
          </table:table-cell>
          <table:table-cell table:formula="of:=[.D28]*[.E28]" office:value-type="float" office:value="126346.646756" calcext:value-type="float">
            <text:p>126346,65</text:p>
          </table:table-cell>
          <table:table-cell table:formula="of:=[.D28]^2" office:value-type="float" office:value="125823.440656" calcext:value-type="float">
            <text:p>125823,44</text:p>
          </table:table-cell>
          <table:table-cell table:formula="of:=[.E28]^2" office:value-type="float" office:value="126872.028481" calcext:value-type="float">
            <text:p>126872,03</text:p>
          </table:table-cell>
          <table:table-cell table:formula="of:=[.$B$41]+([.$C$41]*[.D28])" office:value-type="float" office:value="377.33560225129" calcext:value-type="float">
            <text:p>377,34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6]" office:value-type="float" office:value="354.768" calcext:value-type="float">
            <text:p>354,77</text:p>
          </table:table-cell>
          <table:table-cell table:formula="of:=[$'Distribuição de frequências'.C26]" office:value-type="float" office:value="357.152" calcext:value-type="float">
            <text:p>357,15</text:p>
          </table:table-cell>
          <table:table-cell table:formula="of:=[.D29]*[.E29]" office:value-type="float" office:value="126706.100736" calcext:value-type="float">
            <text:p>126706,10</text:p>
          </table:table-cell>
          <table:table-cell table:formula="of:=[.D29]^2" office:value-type="float" office:value="125860.333824" calcext:value-type="float">
            <text:p>125860,33</text:p>
          </table:table-cell>
          <table:table-cell table:formula="of:=[.E29]^2" office:value-type="float" office:value="127557.551104" calcext:value-type="float">
            <text:p>127557,55</text:p>
          </table:table-cell>
          <table:table-cell table:formula="of:=[.$B$41]+([.$C$41]*[.D29])" office:value-type="float" office:value="377.362210335673" calcext:value-type="float">
            <text:p>377,3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7]" office:value-type="float" office:value="350.351" calcext:value-type="float">
            <text:p>350,35</text:p>
          </table:table-cell>
          <table:table-cell table:formula="of:=[$'Distribuição de frequências'.C27]" office:value-type="float" office:value="359.267" calcext:value-type="float">
            <text:p>359,27</text:p>
          </table:table-cell>
          <table:table-cell table:formula="of:=[.D30]*[.E30]" office:value-type="float" office:value="125869.552717" calcext:value-type="float">
            <text:p>125869,55</text:p>
          </table:table-cell>
          <table:table-cell table:formula="of:=[.D30]^2" office:value-type="float" office:value="122745.823201" calcext:value-type="float">
            <text:p>122745,82</text:p>
          </table:table-cell>
          <table:table-cell table:formula="of:=[.E30]^2" office:value-type="float" office:value="129072.777289" calcext:value-type="float">
            <text:p>129072,78</text:p>
          </table:table-cell>
          <table:table-cell table:formula="of:=[.$B$41]+([.$C$41]*[.D30])" office:value-type="float" office:value="375.102058244903" calcext:value-type="float">
            <text:p>375,10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8]" office:value-type="float" office:value="353.006" calcext:value-type="float">
            <text:p>353,01</text:p>
          </table:table-cell>
          <table:table-cell table:formula="of:=[$'Distribuição de frequências'.C28]" office:value-type="float" office:value="359.18" calcext:value-type="float">
            <text:p>359,18</text:p>
          </table:table-cell>
          <table:table-cell table:formula="of:=[.D31]*[.E31]" office:value-type="float" office:value="126792.69508" calcext:value-type="float">
            <text:p>126792,70</text:p>
          </table:table-cell>
          <table:table-cell table:formula="of:=[.D31]^2" office:value-type="float" office:value="124613.236036" calcext:value-type="float">
            <text:p>124613,24</text:p>
          </table:table-cell>
          <table:table-cell table:formula="of:=[.E31]^2" office:value-type="float" office:value="129010.2724" calcext:value-type="float">
            <text:p>129010,27</text:p>
          </table:table-cell>
          <table:table-cell table:formula="of:=[.$B$41]+([.$C$41]*[.D31])" office:value-type="float" office:value="376.460605630231" calcext:value-type="float">
            <text:p>376,46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29]" office:value-type="float" office:value="354.617" calcext:value-type="float">
            <text:p>354,62</text:p>
          </table:table-cell>
          <table:table-cell table:formula="of:=[$'Distribuição de frequências'.C29]" office:value-type="float" office:value="358.185" calcext:value-type="float">
            <text:p>358,19</text:p>
          </table:table-cell>
          <table:table-cell table:formula="of:=[.D32]*[.E32]" office:value-type="float" office:value="127018.490145" calcext:value-type="float">
            <text:p>127018,49</text:p>
          </table:table-cell>
          <table:table-cell table:formula="of:=[.D32]^2" office:value-type="float" office:value="125753.216689" calcext:value-type="float">
            <text:p>125753,22</text:p>
          </table:table-cell>
          <table:table-cell table:formula="of:=[.E32]^2" office:value-type="float" office:value="128296.494225" calcext:value-type="float">
            <text:p>128296,49</text:p>
          </table:table-cell>
          <table:table-cell table:formula="of:=[.$B$41]+([.$C$41]*[.D32])" office:value-type="float" office:value="377.284944552176" calcext:value-type="float">
            <text:p>377,28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0]" office:value-type="float" office:value="352.828" calcext:value-type="float">
            <text:p>352,83</text:p>
          </table:table-cell>
          <table:table-cell table:formula="of:=[$'Distribuição de frequências'.C30]" office:value-type="float" office:value="357.628" calcext:value-type="float">
            <text:p>357,63</text:p>
          </table:table-cell>
          <table:table-cell table:formula="of:=[.D33]*[.E33]" office:value-type="float" office:value="126181.171984" calcext:value-type="float">
            <text:p>126181,17</text:p>
          </table:table-cell>
          <table:table-cell table:formula="of:=[.D33]^2" office:value-type="float" office:value="124487.597584" calcext:value-type="float">
            <text:p>124487,60</text:p>
          </table:table-cell>
          <table:table-cell table:formula="of:=[.E33]^2" office:value-type="float" office:value="127897.786384" calcext:value-type="float">
            <text:p>127897,79</text:p>
          </table:table-cell>
          <table:table-cell table:formula="of:=[.$B$41]+([.$C$41]*[.D33])" office:value-type="float" office:value="376.369524110612" calcext:value-type="float">
            <text:p>376,3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1]" office:value-type="float" office:value="351.101" calcext:value-type="float">
            <text:p>351,10</text:p>
          </table:table-cell>
          <table:table-cell table:formula="of:=[$'Distribuição de frequências'.C31]" office:value-type="float" office:value="357.849" calcext:value-type="float">
            <text:p>357,85</text:p>
          </table:table-cell>
          <table:table-cell table:formula="of:=[.D34]*[.E34]" office:value-type="float" office:value="125641.141749" calcext:value-type="float">
            <text:p>125641,14</text:p>
          </table:table-cell>
          <table:table-cell table:formula="of:=[.D34]^2" office:value-type="float" office:value="123271.912201" calcext:value-type="float">
            <text:p>123271,91</text:p>
          </table:table-cell>
          <table:table-cell table:formula="of:=[.E34]^2" office:value-type="float" office:value="128055.906801" calcext:value-type="float">
            <text:p>128055,91</text:p>
          </table:table-cell>
          <table:table-cell table:formula="of:=[.$B$41]+([.$C$41]*[.D34])" office:value-type="float" office:value="375.485828692736" calcext:value-type="float">
            <text:p>375,49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2]" office:value-type="float" office:value="351.07" calcext:value-type="float">
            <text:p>351,07</text:p>
          </table:table-cell>
          <table:table-cell table:formula="of:=[$'Distribuição de frequências'.C32]" office:value-type="float" office:value="358.153" calcext:value-type="float">
            <text:p>358,15</text:p>
          </table:table-cell>
          <table:table-cell table:formula="of:=[.D35]*[.E35]" office:value-type="float" office:value="125736.77371" calcext:value-type="float">
            <text:p>125736,77</text:p>
          </table:table-cell>
          <table:table-cell table:formula="of:=[.D35]^2" office:value-type="float" office:value="123250.1449" calcext:value-type="float">
            <text:p>123250,14</text:p>
          </table:table-cell>
          <table:table-cell table:formula="of:=[.E35]^2" office:value-type="float" office:value="128273.571409" calcext:value-type="float">
            <text:p>128273,57</text:p>
          </table:table-cell>
          <table:table-cell table:formula="of:=[.$B$41]+([.$C$41]*[.D35])" office:value-type="float" office:value="375.469966180892" calcext:value-type="float">
            <text:p>375,47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3]" office:value-type="float" office:value="350.182" calcext:value-type="float">
            <text:p>350,18</text:p>
          </table:table-cell>
          <table:table-cell table:formula="of:=[$'Distribuição de frequências'.C33]" office:value-type="float" office:value="355.68" calcext:value-type="float">
            <text:p>355,68</text:p>
          </table:table-cell>
          <table:table-cell table:formula="of:=[.D36]*[.E36]" office:value-type="float" office:value="124552.73376" calcext:value-type="float">
            <text:p>124552,73</text:p>
          </table:table-cell>
          <table:table-cell table:formula="of:=[.D36]^2" office:value-type="float" office:value="122627.433124" calcext:value-type="float">
            <text:p>122627,43</text:p>
          </table:table-cell>
          <table:table-cell table:formula="of:=[.E36]^2" office:value-type="float" office:value="126508.2624" calcext:value-type="float">
            <text:p>126508,26</text:p>
          </table:table-cell>
          <table:table-cell table:formula="of:=[.$B$41]+([.$C$41]*[.D36])" office:value-type="float" office:value="375.015581970658" calcext:value-type="float">
            <text:p>375,02</text:p>
          </table:table-cell>
          <table:table-cell table:number-columns-repeated="5"/>
        </table:table-row>
        <table:table-row table:style-name="ro2">
          <table:table-cell/>
          <table:table-cell table:formula="of:=[.$A$2]/1024" office:value-type="float" office:value="8" calcext:value-type="float">
            <text:p>8</text:p>
          </table:table-cell>
          <table:table-cell table:formula="of:=[.$B$2]/1000" office:value-type="float" office:value="1024" calcext:value-type="float">
            <text:p>1024</text:p>
          </table:table-cell>
          <table:table-cell table:formula="of:=[$'Distribuição de frequências'.B34]" office:value-type="float" office:value="349.927" calcext:value-type="float">
            <text:p>349,93</text:p>
          </table:table-cell>
          <table:table-cell table:formula="of:=[$'Distribuição de frequências'.C34]" office:value-type="float" office:value="354.067" calcext:value-type="float">
            <text:p>354,07</text:p>
          </table:table-cell>
          <table:table-cell table:formula="of:=[.D37]*[.E37]" office:value-type="float" office:value="123897.603109" calcext:value-type="float">
            <text:p>123897,60</text:p>
          </table:table-cell>
          <table:table-cell table:formula="of:=[.D37]^2" office:value-type="float" office:value="122448.905329" calcext:value-type="float">
            <text:p>122448,91</text:p>
          </table:table-cell>
          <table:table-cell table:formula="of:=[.E37]^2" office:value-type="float" office:value="125363.440489" calcext:value-type="float">
            <text:p>125363,44</text:p>
          </table:table-cell>
          <table:table-cell table:formula="of:=[.$B$41]+([.$C$41]*[.D37])" office:value-type="float" office:value="374.885100018395" calcext:value-type="float">
            <text:p>374,89</text:p>
          </table:table-cell>
          <table:table-cell/>
          <table:table-cell table:style-name="ce24"/>
          <table:table-cell table:number-columns-repeated="3"/>
        </table:table-row>
        <table:table-row table:style-name="ro2">
          <table:table-cell/>
          <table:table-cell table:style-name="ce126" office:value-type="string" calcext:value-type="string">
            <text:p>SOMA</text:p>
          </table:table-cell>
          <table:table-cell table:style-name="ce126"/>
          <table:table-cell table:style-name="ce130" table:formula="of:=SUM([.D8:.D37])" office:value-type="float" office:value="12192.407" calcext:value-type="float">
            <text:p>12192,41</text:p>
          </table:table-cell>
          <table:table-cell table:style-name="ce130" table:formula="of:=SUM([.E8:.E37])" office:value-type="float" office:value="12113.668" calcext:value-type="float">
            <text:p>12113,67</text:p>
          </table:table-cell>
          <table:table-cell table:style-name="ce130" table:formula="of:=SUM([.F8:.F37])" office:value-type="float" office:value="5029735.340036" calcext:value-type="float">
            <text:p>5029735,34</text:p>
          </table:table-cell>
          <table:table-cell table:style-name="ce130" table:formula="of:=SUM([.G8:.G37])" office:value-type="float" office:value="5163441.004443" calcext:value-type="float">
            <text:p>5163441,00</text:p>
          </table:table-cell>
          <table:table-cell table:style-name="ce130" table:formula="of:=SUM([.H8:.H37])" office:value-type="float" office:value="5018749.735226" calcext:value-type="float">
            <text:p>5018749,74</text:p>
          </table:table-cell>
          <table:table-cell table:style-name="ce130"/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table:number-columns-repeated="7"/>
          <table:table-cell table:style-name="ce132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R</text:p>
          </table:table-cell>
          <table:table-cell table:style-name="ce77" table:number-columns-repeated="4"/>
          <table:table-cell table:style-name="ce125"/>
          <table:table-cell/>
          <table:table-cell table:style-name="Default" table:number-columns-repeated="4"/>
        </table:table-row>
        <table:table-row table:style-name="ro2">
          <table:table-cell table:style-name="ce125"/>
          <table:table-cell table:style-name="ce128" table:formula="of:=([.E38]-([.C41]*[.D38]))/([.C2])" office:value-type="float" office:value="195.829578020009" calcext:value-type="float">
            <text:p>195,82958</text:p>
          </table:table-cell>
          <table:table-cell table:style-name="ce128" table:formula="of:=([.C2]*[.F38]-[.D38]*[.E38])/([.C2]*[.G38]-([.D38]^2))" office:value-type="float" office:value="0.511693930443738" calcext:value-type="float">
            <text:p>0,51169</text:p>
          </table:table-cell>
          <table:table-cell table:style-name="ce128" table:formula="of:=CORREL([.D8:.D37];[.E8:.E37])" office:value-type="float" office:value="0.654300031675388" calcext:value-type="float">
            <text:p>0,65430</text:p>
          </table:table-cell>
          <table:table-cell table:style-name="ce125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100"/>
          <table:table-cell table:style-name="ce21" table:number-columns-repeated="8"/>
          <table:table-cell table:style-name="ce32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Distribuição de frequências'.A1:'Distribuição de frequências'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DejaVu Sans'" style:font-family-generic="swiss" style:font-pitch="variable" fo:font-size="10pt" style:font-family-asian="'Noto Sans CJK SC'" style:font-family-generic-asian="system" style:font-pitch-asian="variable" style:font-size-asian="10pt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15:18:54.560323849</dc:date>
    <meta:editing-duration>PT1H42M44S</meta:editing-duration>
    <meta:editing-cycles>10</meta:editing-cycles>
    <meta:generator>LibreOffice/24.8.7.2$Linux_X86_64 LibreOffice_project/480$Build-2</meta:generator>
    <meta:document-statistic meta:table-count="3" meta:cell-count="110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5cm" svg:height="14.822cm" xlink:href=".." xlink:type="simple" chart:class="chart:bar" chart:style-name="ch1">
        <chart:title svg:x="9.061cm" svg:y="0.432cm" chart:style-name="ch2">
          <text:p>Histograma Absoluto</text:p>
        </chart:title>
        <chart:subtitle svg:x="0cm" svg:y="0cm" chart:style-name="ch2"/>
        <chart:plot-area chart:style-name="ch3" table:cell-range-address="'Distribuição de frequências'.P12:'Distribuição de frequências'.Q25 'Distribuição de frequências'.Q10:'Distribuição de frequências'.Q10" chart:data-source-has-labels="both" svg:x="0.46cm" svg:y="1.533cm" svg:width="22.085cm" svg:height="12.9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59cm" svg:y="1.533cm" svg:width="20.975cm" svg:height="12.3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istribuição de frequências'.P12:'Distribuição de frequências'.P2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istribuição de frequências'.Q12:'Distribuição de frequências'.Q25" chart:label-cell-address="'Distribuição de frequências'.Q10:'Distribuição de frequências'.Q10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'Distribuição de frequências'.Q10:'Distribuição de frequências'.Q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'Distribuição de frequências'.P12:'Distribuição de frequências'.P25</svg:desc>
                </draw:g>
              </table:table-cell>
              <table:table-cell office:value-type="float" office:value="15">
                <text:p>15</text:p>
                <draw:g>
                  <svg:desc>'Distribuição de frequências'.Q12:'Distribuição de frequências'.Q25</svg:desc>
                </draw:g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number-style style:name="N12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3cm" svg:height="14.521cm" xlink:href=".." xlink:type="simple" chart:class="chart:scatter" chart:column-mapping="0" chart:style-name="ch1">
        <chart:title svg:x="7.167cm" svg:y="0.426cm" chart:style-name="ch2">
          <text:p>Polígono de Frequêcias Relativo</text:p>
        </chart:title>
        <chart:subtitle svg:x="0cm" svg:y="0cm" chart:style-name="ch2"/>
        <chart:plot-area chart:style-name="ch3" table:cell-range-address="'Distribuição de frequências'.P12:'Distribuição de frequências'.P25 'Distribuição de frequências'.R10:'Distribuição de frequências'.R10 'Distribuição de frequências'.R12:'Distribuição de frequências'.R25" chart:data-source-has-labels="both" svg:x="0.433cm" svg:y="1.521cm" svg:width="20.827cm" svg:height="12.71cm">
          <chart:coordinate-region svg:x="1.888cm" svg:y="1.721cm" svg:width="18.768cm" svg:height="11.863cm"/>
          <chart:axis chart:dimension="x" chart:name="primary-x" chart:style-name="ch4" chartooo:axis-type="auto">
            <chart:categories table:cell-range-address="'Distribuição de frequências'.P12:'Distribuição de frequências'.P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R12:'Distribuição de frequências'.R25" chart:label-cell-address="'Distribuição de frequências'.R10:'Distribuição de frequências'.R10" chart:class="chart:scatter">
            <chart:domain table:cell-range-address="'Distribuição de frequências'.P12:'Distribuição de frequências'.P2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i</text:p>
                <draw:g>
                  <svg:desc>'Distribuição de frequências'.R10:'Distribuição de frequências'.R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'Distribuição de frequências'.P12:'Distribuição de frequências'.P25</svg:desc>
                </draw:g>
              </table:table-cell>
              <table:table-cell office:value-type="float" office:value="349.475">
                <text:p>349.475</text:p>
                <draw:g>
                  <svg:desc>'Distribuição de frequências'.P12:'Distribuição de frequências'.P25</svg:desc>
                </draw:g>
              </table:table-cell>
              <table:table-cell office:value-type="float" office:value="0.5">
                <text:p>0.5</text:p>
                <draw:g>
                  <svg:desc>'Distribuição de frequências'.R12:'Distribuição de frequências'.R25</svg:desc>
                </draw:g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378.518692307692">
                <text:p>378.51869230769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407.562384615385">
                <text:p>407.56238461538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436.606076923077">
                <text:p>436.60607692307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465.649769230769">
                <text:p>465.64976923076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94.693461538462">
                <text:p>494.69346153846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523.737153846154">
                <text:p>523.73715384615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727.043">
                <text:p>727.043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43cm" svg:height="14.447cm" xlink:href=".." xlink:type="simple" chart:class="chart:scatter" chart:style-name="ch1">
        <chart:title svg:x="11.285cm" svg:y="0.424cm" chart:style-name="ch2">
          <text:p>Ogiva</text:p>
        </chart:title>
        <chart:subtitle svg:x="0cm" svg:y="0cm" chart:style-name="ch2"/>
        <chart:plot-area chart:style-name="ch3" table:cell-range-address="'Distribuição de frequências'.O11:'Distribuição de frequências'.O25 'Distribuição de frequências'.S11:'Distribuição de frequências'.S25" svg:x="0.48cm" svg:y="1.517cm" svg:width="23.083cm" svg:height="12.642cm">
          <chart:coordinate-region svg:x="1.17cm" svg:y="1.716cm" svg:width="21.79cm" svg:height="11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S11:'Distribuição de frequências'.S25" chart:class="chart:scatter">
            <chart:domain table:cell-range-address="'Distribuição de frequências'.O11:'Distribuição de frequências'.O2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Distribuição de frequências'.O11:'Distribuição de frequências'.O25</svg:desc>
                </draw:g>
              </table:table-cell>
              <table:table-cell office:value-type="float" office:value="0">
                <text:p>0</text:p>
                <draw:g>
                  <svg:desc>'Distribuição de frequências'.S11:'Distribuição de frequências'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996846153846">
                <text:p>363.996846153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.040538461539">
                <text:p>393.0405384615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2.084230769231">
                <text:p>422.0842307692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.127923076923">
                <text:p>451.1279230769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.171615384615">
                <text:p>480.171615384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.215307692308">
                <text:p>509.215307692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.259">
                <text:p>538.2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.302692307692">
                <text:p>567.3026923076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6.346384615385">
                <text:p>596.346384615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.390076923077">
                <text:p>625.3900769230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.433769230769">
                <text:p>654.4337692307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3.477461538461">
                <text:p>683.477461538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2.521153846154">
                <text:p>712.521153846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.564846153846">
                <text:p>741.56484615384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2.822cm" svg:height="14.887cm" xlink:href=".." xlink:type="simple" chart:class="chart:bar" chart:style-name="ch1">
        <chart:title svg:x="8.97cm" svg:y="0.433cm" chart:style-name="ch2">
          <text:p><text:span text:style-name="T1">Histograma Absoluto</text:span></text:p>
        </chart:title>
        <chart:subtitle svg:x="0cm" svg:y="0cm" chart:style-name="ch2"/>
        <chart:plot-area chart:style-name="ch3" table:cell-range-address="'Distribuição de frequências'.P48:'Distribuição de frequências'.Q61 'Distribuição de frequências'.Q28:'Distribuição de frequências'.Q28" chart:data-source-has-labels="both" svg:x="0.456cm" svg:y="1.535cm" svg:width="21.91cm" svg:height="13.0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24cm" svg:y="1.535cm" svg:width="21.063cm" svg:height="12.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istribuição de frequências'.P48:'Distribuição de frequências'.P6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istribuição de frequências'.Q48:'Distribuição de frequências'.Q61" chart:label-cell-address="'Distribuição de frequências'.Q28:'Distribuição de frequências'.Q28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istribuição de frequências'.Q28:'Distribuição de frequências'.Q28</svg:desc>
                </draw:g>
              </table:table-cell>
            </table:table-row>
          </table:table-header-rows>
          <table:table-rows>
            <table:table-row>
              <table:table-cell office:value-type="float" office:value="353.701">
                <text:p>353.701</text:p>
                <draw:g>
                  <svg:desc>'Distribuição de frequências'.P48:'Distribuição de frequências'.P61</svg:desc>
                </draw:g>
              </table:table-cell>
              <table:table-cell office:value-type="float" office:value="13">
                <text:p>13</text:p>
                <draw:g>
                  <svg:desc>'Distribuição de frequências'.Q48:'Distribuição de frequências'.Q61</svg:desc>
                </draw:g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45cm" svg:height="14.64cm" xlink:href=".." xlink:type="simple" chart:class="chart:scatter" chart:column-mapping="0" chart:style-name="ch1">
        <chart:title svg:x="9.656cm" svg:y="0.428cm" chart:style-name="ch2">
          <text:p>main-title</text:p>
        </chart:title>
        <chart:subtitle svg:x="0cm" svg:y="0cm" chart:style-name="ch2"/>
        <chart:plot-area chart:style-name="ch3" table:cell-range-address="'Distribuição de frequências'.P48:'Distribuição de frequências'.P61 'Distribuição de frequências'.R48:'Distribuição de frequências'.R61" chart:data-source-has-labels="column" svg:x="0.432cm" svg:y="1.525cm" svg:width="20.781cm" svg:height="12.823cm">
          <chart:coordinate-region svg:x="1.887cm" svg:y="1.724cm" svg:width="18.722cm" svg:height="11.977cm"/>
          <chart:axis chart:dimension="x" chart:name="primary-x" chart:style-name="ch4" chartooo:axis-type="auto">
            <chart:categories table:cell-range-address="'Distribuição de frequências'.P48:'Distribuição de frequências'.P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R48:'Distribuição de frequências'.R61" chart:class="chart:scatter">
            <chart:domain table:cell-range-address="'Distribuição de frequências'.P48:'Distribuição de frequências'.P61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353.701">
                <text:p>353.701</text:p>
                <draw:g>
                  <svg:desc>'Distribuição de frequências'.P48:'Distribuição de frequências'.P61</svg:desc>
                </draw:g>
              </table:table-cell>
              <table:table-cell office:value-type="float" office:value="353.701">
                <text:p>353.701</text:p>
                <draw:g>
                  <svg:desc>'Distribuição de frequências'.P48:'Distribuição de frequências'.P61</svg:desc>
                </draw:g>
              </table:table-cell>
              <table:table-cell office:value-type="float" office:value="0.433333333333333">
                <text:p>0.433333333333333</text:p>
                <draw:g>
                  <svg:desc>'Distribuição de frequências'.R48:'Distribuição de frequências'.R61</svg:desc>
                </draw:g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374.994">
                <text:p>374.99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396.287">
                <text:p>396.28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417.58">
                <text:p>417.5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438.873">
                <text:p>438.87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460.166">
                <text:p>460.1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502.752">
                <text:p>502.7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630.51">
                <text:p>630.51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94cm" svg:height="14.668cm" xlink:href=".." xlink:type="simple" chart:class="chart:scatter" chart:column-mapping="0" chart:style-name="ch1">
        <chart:title svg:x="11.361cm" svg:y="0.429cm" chart:style-name="ch2">
          <text:p>Ogiva</text:p>
        </chart:title>
        <chart:subtitle svg:x="0cm" svg:y="0cm" chart:style-name="ch2"/>
        <chart:plot-area chart:style-name="ch3" table:cell-range-address="'Distribuição de frequências'.O47:'Distribuição de frequências'.O61 'Distribuição de frequências'.S47:'Distribuição de frequências'.S61" chart:data-source-has-labels="column" svg:x="0.483cm" svg:y="1.527cm" svg:width="23.228cm" svg:height="12.848cm">
          <chart:coordinate-region svg:x="1.173cm" svg:y="1.726cm" svg:width="21.934cm" svg:height="12.002cm"/>
          <chart:axis chart:dimension="x" chart:name="primary-x" chart:style-name="ch4" chartooo:axis-type="auto">
            <chart:categories table:cell-range-address="'Distribuição de frequências'.O47:'Distribuição de frequências'.O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ição de frequências'.S47:'Distribuição de frequências'.S61" chart:class="chart:scatter">
            <chart:domain table:cell-range-address="'Distribuição de frequências'.O47:'Distribuição de frequências'.O6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'Distribuição de frequências'.O47:'Distribuição de frequências'.O61</svg:desc>
                </draw:g>
              </table:table-cell>
              <table:table-cell office:value-type="float" office:value="300">
                <text:p>300</text:p>
                <draw:g>
                  <svg:desc>'Distribuição de frequências'.O47:'Distribuição de frequências'.O61</svg:desc>
                </draw:g>
              </table:table-cell>
              <table:table-cell office:value-type="float" office:value="0">
                <text:p>0</text:p>
                <draw:g>
                  <svg:desc>'Distribuição de frequências'.S47:'Distribuição de frequências'.S61</svg:desc>
                </draw:g>
              </table:table-cell>
            </table:table-row>
            <table:table-row>
              <table:table-cell office:value-type="float" office:value="364.3475">
                <text:p>364.3475</text:p>
              </table:table-cell>
              <table:table-cell office:value-type="float" office:value="364.3475">
                <text:p>364.34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.6405">
                <text:p>385.6405</text:p>
              </table:table-cell>
              <table:table-cell office:value-type="float" office:value="385.6405">
                <text:p>385.6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6.9335">
                <text:p>406.9335</text:p>
              </table:table-cell>
              <table:table-cell office:value-type="float" office:value="406.9335">
                <text:p>406.93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.2265">
                <text:p>428.2265</text:p>
              </table:table-cell>
              <table:table-cell office:value-type="float" office:value="428.2265">
                <text:p>428.2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.5195">
                <text:p>449.5195</text:p>
              </table:table-cell>
              <table:table-cell office:value-type="float" office:value="449.5195">
                <text:p>449.5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0.8125">
                <text:p>470.8125</text:p>
              </table:table-cell>
              <table:table-cell office:value-type="float" office:value="470.8125">
                <text:p>470.8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2.1055">
                <text:p>492.1055</text:p>
              </table:table-cell>
              <table:table-cell office:value-type="float" office:value="492.1055">
                <text:p>492.10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3.3985">
                <text:p>513.3985</text:p>
              </table:table-cell>
              <table:table-cell office:value-type="float" office:value="513.3985">
                <text:p>513.39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34.6915">
                <text:p>534.6915</text:p>
              </table:table-cell>
              <table:table-cell office:value-type="float" office:value="534.6915">
                <text:p>534.6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55.9845">
                <text:p>555.9845</text:p>
              </table:table-cell>
              <table:table-cell office:value-type="float" office:value="555.9845">
                <text:p>555.98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77.2775">
                <text:p>577.2775</text:p>
              </table:table-cell>
              <table:table-cell office:value-type="float" office:value="577.2775">
                <text:p>577.27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8.5705">
                <text:p>598.5705</text:p>
              </table:table-cell>
              <table:table-cell office:value-type="float" office:value="598.5705">
                <text:p>598.57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9.8635">
                <text:p>619.8635</text:p>
              </table:table-cell>
              <table:table-cell office:value-type="float" office:value="619.8635">
                <text:p>619.8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41.1565">
                <text:p>641.1565</text:p>
              </table:table-cell>
              <table:table-cell office:value-type="float" office:value="641.1565">
                <text:p>641.156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7b59"/>
    </style:style>
    <style:style style:name="ch10" style:family="chart">
      <style:text-properties fo:font-size="14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4pt" style:font-size-asian="9pt" style:font-size-complex="9pt"/>
    </style:style>
  </office:automatic-styles>
  <office:body>
    <office:chart>
      <chart:chart svg:width="34.135cm" svg:height="23.81cm" xlink:href=".." xlink:type="simple" chart:class="chart:scatter" chart:style-name="ch1">
        <chart:plot-area chart:style-name="ch2" table:cell-range-address="'Correlação e regressão'.D8:'Correlação e regressão'.E37" svg:x="2.011cm" svg:y="0.476cm" svg:width="31.442cm" svg:height="21.559cm">
          <chart:coordinate-region svg:x="3.466cm" svg:y="0.675cm" svg:width="29.383cm" svg:height="20.713cm"/>
          <chart:axis chart:dimension="x" chart:name="primary-x" chart:style-name="ch3">
            <chart:title svg:x="16.927cm" svg:y="22.511cm" chart:style-name="ch4">
              <text:p><text:span text:style-name="T1">Fread</text:span></text:p>
            </chart:title>
          </chart:axis>
          <chart:axis chart:dimension="y" chart:name="primary-y" chart:style-name="ch5">
            <chart:title svg:x="0.451cm" svg:y="11.987cm" chart:style-name="ch6">
              <text:p><text:span text:style-name="T1">Read</text:span></text:p>
            </chart:title>
            <chart:grid chart:style-name="ch7" chart:class="major"/>
          </chart:axis>
          <chart:series chart:style-name="ch8" chart:values-cell-range-address="'Correlação e regressão'.E8:'Correlação e regressão'.E37" chart:class="chart:scatter">
            <chart:domain table:cell-range-address="'Correlação e regressão'.D8:'Correlação e regressão'.D37"/>
            <chart:regression-curve chart:style-name="ch9">
              <chart:equation chart:display-equation="true" chart:display-r-square="true" svg:x="4.157cm" svg:y="16.933cm" chart:style-name="ch10"/>
            </chart:regression-curve>
            <chart:data-point chart:repeated="10"/>
            <chart:data-point chart:style-name="ch11"/>
            <chart:data-point chart:repeated="2"/>
            <chart:data-point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.626">
                <text:p>427.626</text:p>
                <draw:g>
                  <svg:desc>'Correlação e regressão'.D8:'Correlação e regressão'.D37</svg:desc>
                </draw:g>
              </table:table-cell>
              <table:table-cell office:value-type="float" office:value="469.539">
                <text:p>469.539</text:p>
                <draw:g>
                  <svg:desc>'Correlação e regressão'.E8:'Correlação e regressão'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197">
                <text:p>463.197</text:p>
              </table:table-cell>
              <table:table-cell office:value-type="float" office:value="469.063">
                <text:p>469.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1.013">
                <text:p>481.013</text:p>
              </table:table-cell>
              <table:table-cell office:value-type="float" office:value="493.14">
                <text:p>49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.043">
                <text:p>727.043</text:p>
              </table:table-cell>
              <table:table-cell office:value-type="float" office:value="461.354">
                <text:p>461.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7.853">
                <text:p>517.853</text:p>
              </table:table-cell>
              <table:table-cell office:value-type="float" office:value="499.829">
                <text:p>499.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.933">
                <text:p>499.933</text:p>
              </table:table-cell>
              <table:table-cell office:value-type="float" office:value="508.222">
                <text:p>508.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4.764">
                <text:p>484.764</text:p>
              </table:table-cell>
              <table:table-cell office:value-type="float" office:value="384.514">
                <text:p>384.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96">
                <text:p>370.96</text:p>
              </table:table-cell>
              <table:table-cell office:value-type="float" office:value="407.587">
                <text:p>407.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.022">
                <text:p>397.022</text:p>
              </table:table-cell>
              <table:table-cell office:value-type="float" office:value="439.315">
                <text:p>439.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.645">
                <text:p>499.645</text:p>
              </table:table-cell>
              <table:table-cell office:value-type="float" office:value="630.51">
                <text:p>63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028">
                <text:p>391.028</text:p>
              </table:table-cell>
              <table:table-cell office:value-type="float" office:value="366.064">
                <text:p>366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6.788">
                <text:p>356.788</text:p>
              </table:table-cell>
              <table:table-cell office:value-type="float" office:value="371.895">
                <text:p>371.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.19">
                <text:p>375.19</text:p>
              </table:table-cell>
              <table:table-cell office:value-type="float" office:value="389.018">
                <text:p>389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.635">
                <text:p>384.635</text:p>
              </table:table-cell>
              <table:table-cell office:value-type="float" office:value="382.082">
                <text:p>382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.236">
                <text:p>378.236</text:p>
              </table:table-cell>
              <table:table-cell office:value-type="float" office:value="438.252">
                <text:p>438.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.179">
                <text:p>515.179</text:p>
              </table:table-cell>
              <table:table-cell office:value-type="float" office:value="396.261">
                <text:p>396.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959">
                <text:p>349.959</text:p>
              </table:table-cell>
              <table:table-cell office:value-type="float" office:value="353.701">
                <text:p>353.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475">
                <text:p>349.475</text:p>
              </table:table-cell>
              <table:table-cell office:value-type="float" office:value="356.248">
                <text:p>356.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.129">
                <text:p>350.129</text:p>
              </table:table-cell>
              <table:table-cell office:value-type="float" office:value="356.34">
                <text:p>356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.166">
                <text:p>350.166</text:p>
              </table:table-cell>
              <table:table-cell office:value-type="float" office:value="367.382">
                <text:p>367.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716">
                <text:p>354.716</text:p>
              </table:table-cell>
              <table:table-cell office:value-type="float" office:value="356.191">
                <text:p>356.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.768">
                <text:p>354.768</text:p>
              </table:table-cell>
              <table:table-cell office:value-type="float" office:value="357.152">
                <text:p>357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.351">
                <text:p>350.351</text:p>
              </table:table-cell>
              <table:table-cell office:value-type="float" office:value="359.267">
                <text:p>359.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.006">
                <text:p>353.006</text:p>
              </table:table-cell>
              <table:table-cell office:value-type="float" office:value="359.18">
                <text:p>359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617">
                <text:p>354.617</text:p>
              </table:table-cell>
              <table:table-cell office:value-type="float" office:value="358.185">
                <text:p>358.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.828">
                <text:p>352.828</text:p>
              </table:table-cell>
              <table:table-cell office:value-type="float" office:value="357.628">
                <text:p>357.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1.101">
                <text:p>351.101</text:p>
              </table:table-cell>
              <table:table-cell office:value-type="float" office:value="357.849">
                <text:p>357.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1.07">
                <text:p>351.07</text:p>
              </table:table-cell>
              <table:table-cell office:value-type="float" office:value="358.153">
                <text:p>358.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.182">
                <text:p>350.182</text:p>
              </table:table-cell>
              <table:table-cell office:value-type="float" office:value="355.68">
                <text:p>355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927">
                <text:p>349.927</text:p>
              </table:table-cell>
              <table:table-cell office:value-type="float" office:value="354.067">
                <text:p>354.0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